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81cm"/>
    </style:style>
    <style:style style:name="co2" style:family="table-column">
      <style:table-column-properties fo:break-before="auto" style:column-width="4.408cm"/>
    </style:style>
    <style:style style:name="co3" style:family="table-column">
      <style:table-column-properties fo:break-before="auto" style:column-width="4.544cm"/>
    </style:style>
    <style:style style:name="co4" style:family="table-column">
      <style:table-column-properties fo:break-before="auto" style:column-width="5.537cm"/>
    </style:style>
    <style:style style:name="co5" style:family="table-column">
      <style:table-column-properties fo:break-before="auto" style:column-width="2.715cm"/>
    </style:style>
    <style:style style:name="ro1" style:family="table-row">
      <style:table-row-properties style:row-height="1.482cm" fo:break-before="auto" style:use-optimal-row-height="false"/>
    </style:style>
    <style:style style:name="ro2" style:family="table-row">
      <style:table-row-properties style:row-height="13.183cm" fo:break-before="auto" style:use-optimal-row-height="false"/>
    </style:style>
    <style:style style:name="ro3" style:family="table-row">
      <style:table-row-properties style:row-height="16.746cm" fo:break-before="auto" style:use-optimal-row-height="false"/>
    </style:style>
    <style:style style:name="ro4" style:family="table-row">
      <style:table-row-properties style:row-height="11.4cm" fo:break-before="auto" style:use-optimal-row-height="false"/>
    </style:style>
    <style:style style:name="ro5" style:family="table-row">
      <style:table-row-properties style:row-height="14.074cm" fo:break-before="auto" style:use-optimal-row-height="false"/>
    </style:style>
    <style:style style:name="ro6" style:family="table-row">
      <style:table-row-properties style:row-height="9.618cm" fo:break-before="auto" style:use-optimal-row-height="false"/>
    </style:style>
    <style:style style:name="ro7" style:family="table-row">
      <style:table-row-properties style:row-height="10.956cm" fo:break-before="auto" style:use-optimal-row-height="false"/>
    </style:style>
    <style:style style:name="ro8" style:family="table-row">
      <style:table-row-properties style:row-height="7.837cm" fo:break-before="auto" style:use-optimal-row-height="false"/>
    </style:style>
    <style:style style:name="ro9" style:family="table-row">
      <style:table-row-properties style:row-height="6.944cm" fo:break-before="auto" style:use-optimal-row-height="false"/>
    </style:style>
    <style:style style:name="ro10" style:family="table-row">
      <style:table-row-properties style:row-height="15.856cm" fo:break-before="auto" style:use-optimal-row-height="false"/>
    </style:style>
    <style:style style:name="ro11" style:family="table-row">
      <style:table-row-properties style:row-height="22.539cm" fo:break-before="auto" style:use-optimal-row-height="false"/>
    </style:style>
    <style:style style:name="ro12" style:family="table-row">
      <style:table-row-properties style:row-height="12.291cm" fo:break-before="auto" style:use-optimal-row-height="false"/>
    </style:style>
    <style:style style:name="ro13" style:family="table-row">
      <style:table-row-properties style:row-height="6.054cm" fo:break-before="auto" style:use-optimal-row-height="false"/>
    </style:style>
    <style:style style:name="ro14" style:family="table-row">
      <style:table-row-properties style:row-height="11.846cm" fo:break-before="auto" style:use-optimal-row-height="false"/>
    </style:style>
    <style:style style:name="ro15" style:family="table-row">
      <style:table-row-properties style:row-height="4.718cm" fo:break-before="auto" style:use-optimal-row-height="false"/>
    </style:style>
    <style:style style:name="ro16" style:family="table-row">
      <style:table-row-properties style:row-height="5.609cm" fo:break-before="auto" style:use-optimal-row-height="false"/>
    </style:style>
    <style:style style:name="ro17" style:family="table-row">
      <style:table-row-properties style:row-height="17.193cm" fo:break-before="auto" style:use-optimal-row-height="false"/>
    </style:style>
    <style:style style:name="ro18" style:family="table-row">
      <style:table-row-properties style:row-height="7.391cm" fo:break-before="auto" style:use-optimal-row-height="false"/>
    </style:style>
    <style:style style:name="ro19" style:family="table-row">
      <style:table-row-properties style:row-height="8.281cm" fo:break-before="auto" style:use-optimal-row-height="false"/>
    </style:style>
    <style:style style:name="ro20" style:family="table-row">
      <style:table-row-properties style:row-height="8.728cm" fo:break-before="auto" style:use-optimal-row-height="false"/>
    </style:style>
    <style:style style:name="ro21" style:family="table-row">
      <style:table-row-properties style:row-height="22.093cm" fo:break-before="auto" style:use-optimal-row-height="false"/>
    </style:style>
    <style:style style:name="ro22" style:family="table-row">
      <style:table-row-properties style:row-height="10.065cm" fo:break-before="auto" style:use-optimal-row-height="false"/>
    </style:style>
    <style:style style:name="ro23" style:family="table-row">
      <style:table-row-properties style:row-height="18.974cm" fo:break-before="auto" style:use-optimal-row-height="false"/>
    </style:style>
    <style:style style:name="ro24" style:family="table-row">
      <style:table-row-properties style:row-height="6.5cm" fo:break-before="auto" style:use-optimal-row-height="false"/>
    </style:style>
    <style:style style:name="ro25" style:family="table-row">
      <style:table-row-properties style:row-height="9.172cm" fo:break-before="auto" style:use-optimal-row-height="false"/>
    </style:style>
    <style:style style:name="ro26" style:family="table-row">
      <style:table-row-properties style:row-height="25.211cm" fo:break-before="auto" style:use-optimal-row-height="false"/>
    </style:style>
    <style:style style:name="ro27" style:family="table-row">
      <style:table-row-properties style:row-height="18.53cm" fo:break-before="auto" style:use-optimal-row-height="false"/>
    </style:style>
    <style:style style:name="ro28" style:family="table-row">
      <style:table-row-properties style:row-height="12.737cm" fo:break-before="auto" style:use-optimal-row-height="false"/>
    </style:style>
    <style:style style:name="ro29" style:family="table-row">
      <style:table-row-properties style:row-height="14.519cm" fo:break-before="auto" style:use-optimal-row-height="false"/>
    </style:style>
    <style:style style:name="ro30" style:family="table-row">
      <style:table-row-properties style:row-height="23.43cm" fo:break-before="auto" style:use-optimal-row-height="false"/>
    </style:style>
    <style:style style:name="ro31" style:family="table-row">
      <style:table-row-properties style:row-height="18.083cm" fo:break-before="auto" style:use-optimal-row-height="false"/>
    </style:style>
    <style:style style:name="ro32" style:family="table-row">
      <style:table-row-properties style:row-height="0.529cm"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ackground-color="#f4cccc" style:diagonal-bl-tr="none" style:diagonal-tl-br="none" style:text-align-source="fix" style:repeat-content="false" fo:wrap-option="no-wrap" fo:border="2.49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2" style:family="table-cell" style:parent-style-name="Default">
      <style:table-cell-properties fo:background-color="#385623" style:diagonal-bl-tr="none" style:diagonal-tl-br="none" style:text-align-source="fix" style:repeat-content="false" fo:wrap-option="wrap" fo:border="2.49pt solid #000000" style:direction="ltr" style:rotation-angle="90" style:rotation-align="bottom"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43" style:family="table-cell" style:parent-style-name="Default">
      <style:table-cell-properties fo:border-bottom="none" style:diagonal-bl-tr="none" style:diagonal-tl-br="none" fo:wrap-option="wrap" fo:border-left="2.49pt solid #000000" fo:border-right="2.49pt solid #000000" style:rotation-align="none" fo:border-top="none" style:vertical-align="top"/>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order-bottom="2.49pt solid #000000" style:diagonal-bl-tr="none" style:diagonal-tl-br="none" fo:wrap-option="wrap" fo:border-left="2.49pt solid #000000" fo:border-right="2.49pt solid #000000" style:rotation-align="none" fo:border-top="none" style:vertical-align="top"/>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660033" style:diagonal-bl-tr="none" style:diagonal-tl-br="none" style:text-align-source="fix" style:repeat-content="false" fo:wrap-option="wrap" fo:border="2.49pt solid #000000" style:direction="ltr" style:rotation-angle="90" style:rotation-align="bottom"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46" style:family="table-cell" style:parent-style-name="Default">
      <style:table-cell-properties fo:background-color="#800000" style:diagonal-bl-tr="none" style:diagonal-tl-br="none" style:text-align-source="fix" style:repeat-content="false" fo:wrap-option="wrap" fo:border="2.49pt solid #000000" style:direction="ltr" style:rotation-angle="90" style:rotation-align="bottom"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47" style:family="table-cell" style:parent-style-name="Default">
      <style:table-cell-properties fo:background-color="#2f5496" style:diagonal-bl-tr="none" style:diagonal-tl-br="none" style:text-align-source="fix" style:repeat-content="false" fo:wrap-option="wrap" fo:border="2.49pt solid #000000" style:direction="ltr" style:rotation-angle="90" style:rotation-align="bottom"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48" style:family="table-cell" style:parent-style-name="Default">
      <style:table-cell-properties fo:background-color="#f4b083" style:diagonal-bl-tr="none" style:diagonal-tl-br="none" style:text-align-source="fix" style:repeat-content="false" fo:wrap-option="wrap" fo:border="2.49pt solid #000000" style:direction="ltr" style:rotation-angle="90" style:rotation-align="bottom" style:shrink-to-fit="false" style:vertical-align="top" loext:vertical-justify="auto"/>
      <style:paragraph-properties fo:text-align="center" css3t:text-justify="auto" fo:margin-left="0cm"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9" style:family="table-cell" style:parent-style-name="Default">
      <style:table-cell-properties fo:border-bottom="2.49pt solid #3c78d8" fo:background-color="#cfe2f3" style:diagonal-bl-tr="none" style:diagonal-tl-br="none" style:text-align-source="fix" style:repeat-content="false" fo:wrap-option="wrap" fo:border-left="none" style:direction="ltr" fo:border-right="2.49pt solid #4a86e8" style:rotation-angle="0" style:rotation-align="none" style:shrink-to-fit="false" fo:border-top="2.49pt solid #3c78d8"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0" style:family="table-cell" style:parent-style-name="Default">
      <style:table-cell-properties fo:border-bottom="2.49pt solid #3c78d8" fo:background-color="#cfe2f3" style:diagonal-bl-tr="none" style:diagonal-tl-br="none" style:text-align-source="fix" style:repeat-content="false" fo:wrap-option="wrap" fo:border-left="none" style:direction="ltr" fo:border-right="2.49pt solid #4a86e8" style:rotation-angle="0" style:rotation-align="none" style:shrink-to-fit="false" fo:border-top="2.49pt solid #3c78d8"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table-cell-properties fo:border-bottom="none" style:diagonal-bl-tr="none" style:diagonal-tl-br="none" fo:wrap-option="wrap" fo:border-left="none" fo:border-right="2.49pt solid #4a86e8" style:rotation-align="none" fo:border-top="none" style:vertical-align="top"/>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2.49pt solid #3c78d8" style:diagonal-bl-tr="none" style:diagonal-tl-br="none" fo:wrap-option="wrap" fo:border-left="none" fo:border-right="2.49pt solid #4a86e8" style:rotation-align="none" fo:border-top="none" style:vertical-align="top"/>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2.49pt solid #4a86e8" fo:background-color="#cfe2f3" style:diagonal-bl-tr="none" style:diagonal-tl-br="none" style:text-align-source="fix" style:repeat-content="false" fo:wrap-option="wrap" fo:border-left="none" style:direction="ltr" fo:border-right="2.49pt solid #4a86e8" style:rotation-angle="0" style:rotation-align="none" style:shrink-to-fit="false" fo:border-top="2.49pt solid #3c78d8"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4" style:family="table-cell" style:parent-style-name="Default">
      <style:table-cell-properties fo:border-bottom="2.49pt solid #4a86e8" style:diagonal-bl-tr="none" style:diagonal-tl-br="none" fo:wrap-option="wrap" fo:border-left="none" fo:border-right="2.49pt solid #4a86e8" style:rotation-align="none" fo:border-top="none" style:vertical-align="top"/>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2.49pt solid #6aa84f" fo:background-color="#d9ead3" style:diagonal-bl-tr="none" style:diagonal-tl-br="none" style:text-align-source="fix" style:repeat-content="false" fo:wrap-option="wrap" fo:border-left="none" style:direction="ltr" fo:border-right="2.49pt solid #6aa84f" style:rotation-angle="0" style:rotation-align="none" style:shrink-to-fit="false" fo:border-top="2.49pt solid #6aa84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6" style:family="table-cell" style:parent-style-name="Default">
      <style:table-cell-properties fo:border-bottom="2.49pt solid #6aa84f" fo:background-color="#d9ead3" style:diagonal-bl-tr="none" style:diagonal-tl-br="none" style:text-align-source="fix" style:repeat-content="false" fo:wrap-option="wrap" fo:border-left="none" style:direction="ltr" fo:border-right="2.49pt solid #6aa84f" style:rotation-angle="0" style:rotation-align="none" style:shrink-to-fit="false" fo:border-top="2.49pt solid #6aa84f"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order-bottom="2.49pt solid #e69138" fo:background-color="#fff2cc" style:diagonal-bl-tr="none" style:diagonal-tl-br="none" style:text-align-source="fix" style:repeat-content="false" fo:wrap-option="wrap" fo:border-left="none" style:direction="ltr" fo:border-right="2.49pt solid #e69138" style:rotation-angle="0" style:rotation-align="none" style:shrink-to-fit="false" fo:border-top="1.76pt solid #f9cb9c"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 style:family="table-cell" style:parent-style-name="Default">
      <style:table-cell-properties fo:border-bottom="2.49pt solid #e69138" fo:background-color="#fff2cc" style:diagonal-bl-tr="none" style:diagonal-tl-br="none" style:text-align-source="fix" style:repeat-content="false" fo:wrap-option="wrap" fo:border-left="none" style:direction="ltr" fo:border-right="2.49pt solid #e69138" style:rotation-angle="0" style:rotation-align="none" style:shrink-to-fit="false" fo:border-top="2.49pt solid #e69138"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2.49pt solid #e69138" fo:background-color="#fff2cc" style:diagonal-bl-tr="none" style:diagonal-tl-br="none" style:text-align-source="value-type" style:repeat-content="false" fo:wrap-option="wrap" fo:border-left="none" style:direction="ltr" fo:border-right="2.49pt solid #e69138" style:rotation-angle="0" style:rotation-align="none" style:shrink-to-fit="false" fo:border-top="2.49pt solid #e69138"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0.74pt solid #000000" fo:background-color="#fff2cc" style:diagonal-bl-tr="none" style:diagonal-tl-br="none" style:text-align-source="value-type" style:repeat-content="false" fo:wrap-option="wrap" fo:border-left="none" style:direction="ltr" fo:border-right="2.49pt solid #e69138" style:rotation-angle="0" style:rotation-align="none" style:shrink-to-fit="false" fo:border-top="2.49pt solid #e69138"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2.49pt solid #b45f06" fo:background-color="#f6b26b" style:diagonal-bl-tr="none" style:diagonal-tl-br="none" style:text-align-source="fix" style:repeat-content="false" fo:wrap-option="wrap" fo:border-left="2.49pt solid #e69138" style:direction="ltr" fo:border-right="2.49pt solid #b45f06" style:rotation-angle="0" style:rotation-align="none" style:shrink-to-fit="false" fo:border-top="2.49pt solid #b45f06"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5" style:family="table-cell" style:parent-style-name="Default">
      <style:table-cell-properties fo:border-bottom="2.49pt solid #b45f06" fo:background-color="#f6b26b" style:diagonal-bl-tr="none" style:diagonal-tl-br="none" style:text-align-source="fix" style:repeat-content="false" fo:wrap-option="wrap" fo:border-left="2.49pt solid #e69138" style:direction="ltr" fo:border-right="2.49pt solid #b45f06" style:rotation-angle="0" style:rotation-align="none" style:shrink-to-fit="false" fo:border-top="2.49pt solid #b45f06"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2.49pt solid #b45f06" fo:background-color="#f6b26b" style:diagonal-bl-tr="none" style:diagonal-tl-br="none" style:text-align-source="value-type" style:repeat-content="false" fo:wrap-option="wrap" fo:border-left="2.49pt solid #e69138" style:direction="ltr" fo:border-right="2.49pt solid #b45f06" style:rotation-angle="0" style:rotation-align="none" style:shrink-to-fit="false" fo:border-top="2.49pt solid #b45f06"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ackground-color="#fce5cd" style:diagonal-bl-tr="none" style:diagonal-tl-br="none" style:text-align-source="fix" style:repeat-content="false" fo:wrap-option="wrap" fo:border="2.49pt solid #b45f06"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9" style:family="table-cell" style:parent-style-name="Default">
      <style:table-cell-properties fo:background-color="#fce5cd" style:diagonal-bl-tr="none" style:diagonal-tl-br="none" style:text-align-source="fix" style:repeat-content="false" fo:wrap-option="wrap" fo:border="2.49pt solid #b45f06"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fce5cd" style:diagonal-bl-tr="none" style:diagonal-tl-br="none" style:text-align-source="value-type" style:repeat-content="false" fo:wrap-option="wrap" fo:border="2.49pt solid #b45f06"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2.49pt solid #0000ff" fo:background-color="#c9daf8" style:diagonal-bl-tr="none" style:diagonal-tl-br="none" style:text-align-source="fix" style:repeat-content="false" fo:wrap-option="wrap" fo:border-left="none" style:direction="ltr" fo:border-right="2.49pt solid #0000ff" style:rotation-angle="0" style:rotation-align="none" style:shrink-to-fit="false" fo:border-top="2.49pt solid #0000ff"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8" style:family="table-cell" style:parent-style-name="Default">
      <style:table-cell-properties fo:border-bottom="2.49pt solid #0000ff" fo:background-color="#c9daf8" style:diagonal-bl-tr="none" style:diagonal-tl-br="none" style:text-align-source="fix" style:repeat-content="false" fo:wrap-option="wrap" fo:border-left="none" style:direction="ltr" fo:border-right="2.49pt solid #0000ff" style:rotation-angle="0" style:rotation-align="none" style:shrink-to-fit="false" fo:border-top="2.49pt solid #0000ff"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2.49pt solid #0000ff" fo:background-color="#c9daf8" style:diagonal-bl-tr="none" style:diagonal-tl-br="none" style:text-align-source="value-type" style:repeat-content="false" fo:wrap-option="wrap" fo:border-left="none" style:direction="ltr" fo:border-right="2.49pt solid #0000ff" style:rotation-angle="0" style:rotation-align="none" style:shrink-to-fit="false" fo:border-top="2.49pt solid #0000ff"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cfe2f3" style:diagonal-bl-tr="none" style:diagonal-tl-br="none" style:text-align-source="fix" style:repeat-content="false" fo:wrap-option="wrap" fo:border="2.49pt solid #0000ff"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1" style:family="table-cell" style:parent-style-name="Default">
      <style:table-cell-properties fo:background-color="#cfe2f3" style:diagonal-bl-tr="none" style:diagonal-tl-br="none" style:text-align-source="fix" style:repeat-content="false" fo:wrap-option="wrap" fo:border="2.49pt solid #0000ff"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cfe2f3" style:diagonal-bl-tr="none" style:diagonal-tl-br="none" style:text-align-source="value-type" style:repeat-content="false" fo:wrap-option="wrap" fo:border="2.49pt solid #0000ff"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2.49pt solid #a64d79" fo:background-color="#b4a7d6" style:diagonal-bl-tr="none" style:diagonal-tl-br="none" style:text-align-source="fix" style:repeat-content="false" fo:wrap-option="wrap" fo:border-left="none" style:direction="ltr" fo:border-right="2.49pt solid #a64d79" style:rotation-angle="0" style:rotation-align="none" style:shrink-to-fit="false" fo:border-top="2.49pt solid #a64d7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4" style:family="table-cell" style:parent-style-name="Default">
      <style:table-cell-properties fo:border-bottom="2.49pt solid #a64d79" fo:background-color="#b4a7d6" style:diagonal-bl-tr="none" style:diagonal-tl-br="none" style:text-align-source="fix" style:repeat-content="false" fo:wrap-option="wrap" fo:border-left="none" style:direction="ltr" fo:border-right="2.49pt solid #a64d79" style:rotation-angle="0" style:rotation-align="none" style:shrink-to-fit="false" fo:border-top="2.49pt solid #a64d79"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2.49pt solid #a64d79" fo:background-color="#b4a7d6" style:diagonal-bl-tr="none" style:diagonal-tl-br="none" style:text-align-source="value-type" style:repeat-content="false" fo:wrap-option="wrap" fo:border-left="none" style:direction="ltr" fo:border-right="2.49pt solid #a64d79" style:rotation-angle="0" style:rotation-align="none" style:shrink-to-fit="false" fo:border-top="2.49pt solid #a64d79"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d9d2e9" style:diagonal-bl-tr="none" style:diagonal-tl-br="none" style:text-align-source="fix" style:repeat-content="false" fo:wrap-option="wrap" fo:border="2.49pt solid #a64d79"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7" style:family="table-cell" style:parent-style-name="Default">
      <style:table-cell-properties fo:background-color="#d9d2e9" style:diagonal-bl-tr="none" style:diagonal-tl-br="none" style:text-align-source="fix" style:repeat-content="false" fo:wrap-option="wrap" fo:border="2.49pt solid #a64d79"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d9d2e9" style:diagonal-bl-tr="none" style:diagonal-tl-br="none" style:text-align-source="value-type" style:repeat-content="false" fo:wrap-option="wrap" fo:border="2.49pt solid #a64d79"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fo:wrap-option="wrap" style:vertical-align="top"/>
    </style:style>
    <style:style style:name="T1" style:family="text">
      <style:text-properties fo:color="#ffffff" style:font-name="Calibri" fo:font-size="24pt" fo:font-weight="bold" style:text-underline-style="none" style:text-underline-color="font-color" style:text-line-through-type="none" fo:font-style="normal" style:text-outline="false" fo:text-shadow="none" style:text-position="0% 100%" style:font-size-asian="24pt" style:font-size-complex="24pt" style:font-weight-asian="bold" style:font-weight-complex="bold"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7" table:default-cell-style-name="Default"/>
        <table:table-column table:style-name="co5" table:number-columns-repeated="1014" table:default-cell-style-name="Default"/>
        <table:table-row table:style-name="ro1">
          <table:table-cell table:style-name="ce1" office:value-type="string" calcext:value-type="string">
            <text:p>ÁREAS</text:p>
          </table:table-cell>
          <table:table-cell table:style-name="ce9" office:value-type="string" calcext:value-type="string">
            <text:p>DIMENSIONES</text:p>
          </table:table-cell>
          <table:table-cell table:style-name="ce15" office:value-type="string" calcext:value-type="string">
            <text:p><text:s/>DESCRIPTORES</text:p>
          </table:table-cell>
          <table:table-cell table:style-name="ce17" office:value-type="string" calcext:value-type="string">
            <text:p>PRE-A1</text:p>
          </table:table-cell>
          <table:table-cell table:style-name="ce22" office:value-type="string" calcext:value-type="string">
            <text:p>A1 ACCESO</text:p>
          </table:table-cell>
          <table:table-cell table:style-name="ce26" office:value-type="string" calcext:value-type="string">
            <text:p>A2 PLATAFORMA</text:p>
          </table:table-cell>
          <table:table-cell table:style-name="ce30" office:value-type="string" calcext:value-type="string">
            <text:p>B1 UMBRAL</text:p>
          </table:table-cell>
          <table:table-cell table:style-name="ce33" office:value-type="string" calcext:value-type="string">
            <text:p>B2 AVANZADO</text:p>
          </table:table-cell>
          <table:table-cell table:style-name="ce36" office:value-type="string" calcext:value-type="string">
            <text:p>C1 DOMINIO OPERATIVO EFICAZ</text:p>
          </table:table-cell>
          <table:table-cell table:style-name="ce39" office:value-type="string" calcext:value-type="string">
            <text:p>C2 MAESTRÍA</text:p>
          </table:table-cell>
          <table:table-cell table:number-columns-repeated="1014"/>
        </table:table-row>
        <table:table-row table:style-name="ro2">
          <table:table-cell table:style-name="ce42" office:value-type="string" calcext:value-type="string" table:number-columns-spanned="1" table:number-rows-spanned="6">
            <text:p>1. COMPRENSIÓN ORAL </text:p>
          </table:table-cell>
          <table:table-cell table:style-name="ce50" office:value-type="string" calcext:value-type="string">
            <text:p>1.1 General </text:p>
          </table:table-cell>
          <table:table-cell table:style-name="ce56" office:value-type="string" calcext:value-type="string">
            <text:p>1.1.1 Comprensión oral en general</text:p>
          </table:table-cell>
          <table:table-cell table:style-name="ce20" office:value-type="string" calcext:value-type="string">
            <text:p>Identifica números, precios, fechas y días de la semana, siempre que sean expresados despacio y con claridad en un contexto bien definido, conocido y cotidiano; Reconoce palabras/signos cotidianas/os que le resultan conocidas/os, siempre que sean expresadas/os despacio y con claridad en un contexto bien definido, conocido y cotidiano; Comprende preguntas y afirmaciones cortas y muy sencillas, siempre que sean expresadas despacio y con claridad, estén acompañadas de soporte visual o gestos y se repitan si es necesario.</text:p>
          </table:table-cell>
          <table:table-cell table:style-name="ce25" office:value-type="string" calcext:value-type="string">
            <text:p>Reconoce información concreta (por ejemplo, lugares y horarios) relativa a temas conocidos y cotidianos, siempre que sea expresada con claridad y despacio; Comprende discursos muy lentos, articulados con cuidado y con las suficientes pausas para asimilar el significado</text:p>
          </table:table-cell>
          <table:table-cell table:style-name="ce29" office:value-type="string" calcext:value-type="string">
            <text:p>Comprende frases y expresiones relacionadas con áreas de prioridad inmediata (por ejemplo, información personal y familar muy básica, compras, geografía local, empleo), siempre que las personas articulen despacio y con claridad. // Comprende lo suficiente como para poder satisfacer necesidades concretas, siempre que las personas articulen despacio y con claridad.</text:p>
          </table:table-cell>
          <table:table-cell table:style-name="ce68" office:value-type="string" calcext:value-type="string">
            <text:p>Comprende la información principal, en lengua estándar clara o en una variedad lingüística conocida, sobre asuntos conocidos y habituales relativos al trabajo, la escuela, el tiempo de ocio, etc., incluidas narraciones breves. // Comprende información sencilla de carácter fáctico relativa a temas cotidions o al trabajo e identifica tanto el mensaje general como los detalles específicos, siempre que las personas articulen con claridad y empleen una variedad lingüística bastante conocida.</text:p>
          </table:table-cell>
          <table:table-cell table:style-name="ce71" office:value-type="string" calcext:value-type="string">
            <text:p>Comprende discursos extensos y líneas argumentativs complejas siempre que el tema sea relativamente conocido y el desarrollo de la argumentación se facilite con marcadores explícitos; Comprende las ideas principales de un discurso lingüísticamente complejo tanto sobre temas concretos como abstractos en lengua estándar o una variedad lingüística conocida, incluidas discusiones técnicas dentro de su especialidad. // Comprende lengua estándar o una variedad lingüística conocida, tanto cara a cara como en discursos retransmitidos, sobre temas, conocidos o no, de la vida personal, social, académica o profesional. Solo inciden en su capacidad de comprensión un ruido de fondo [auditivo/visual] excesivo, una estructuración inadecuada del discurso o un uso idiomático de la lengua. </text:p>
          </table:table-cell>
          <table:table-cell table:style-name="ce74" office:value-type="string" calcext:value-type="string">
            <text:p>Sigue un discurso extenso incluso cuando no está estructurado con claridad, y las relaciones entre las ideas son solo implícitas y no están señaladas explícitamente; Reconoce una amplia variedad de expresiones idiomáticas y coloquiales, y aprecia cambios de registro; Comprende lo suficiente como para seguir un discruso extenso sobre temas abstractos y complejos que sobrepasan su especialidad, aunque puede que tenga que confirmar algún que otro detalle, sobre todo si no está aconstumbrado/a la variedad lingüística.</text:p>
          </table:table-cell>
          <table:table-cell table:style-name="ce77" office:value-type="string" calcext:value-type="string">
            <text:p>Comprende con facilidad prácticamente cualquier tipo de discurso, tanto cara a cara como retransmitido, que se desarrolla a una velocidad rápida neutral.</text:p>
          </table:table-cell>
          <table:table-cell table:style-name="ce79" table:number-columns-repeated="1014"/>
        </table:table-row>
        <table:table-row table:style-name="ro3">
          <table:covered-table-cell table:style-name="ce43"/>
          <table:table-cell table:style-name="ce50" office:value-type="string" calcext:value-type="string" table:number-columns-spanned="1" table:number-rows-spanned="3">
            <text:p>1.2 Como oyente de monólogo</text:p>
          </table:table-cell>
          <table:table-cell table:style-name="ce56" office:value-type="string" calcext:value-type="string">
            <text:p>1.2.1 Comprender conferencias y presentaciones <text:s text:c="6"/></text:p>
          </table:table-cell>
          <table:table-cell table:style-name="ce20" office:value-type="string" calcext:value-type="string">
            <text:p>Comprende palabras sencillas en una conferencia o presentación de un tema del que tiene conocimiento previo, siempre que se desarrolle despacio y con claridad y tenga algún tipo de soporte visual. </text:p>
          </table:table-cell>
          <table:table-cell table:style-name="ce25" office:value-type="string" calcext:value-type="string">
            <text:p>Comprende en líneas generales la explicación de información muy sencilla en una situación predecible como una visita guiada, siempre que se desarrolle despacio y con claridad y que se hagan pausas largas de vez en cuando.</text:p>
          </table:table-cell>
          <table:table-cell table:style-name="ce29" office:value-type="string" calcext:value-type="string">
            <text:p>Comprende las líneas generales de información sencilla dada en una situación predecible, como en una visita guiada (por ejemplo, Esta es la residencia del/la Presidente/a); Sigue una presentación o demostración muy sencilla y bien estructurada, siempre que se ilustre con diapositivas, ejemplos concretos o diagramas, se lleve a cabo despacio, con claridad y con repeticiones, y verse sobre un tema conocido. // Comprende en líneas generales una demostración o presentación sobre un tema predecible y conocido, cuando el mensaje se expresa despacio y con claridad en un lenguaje sencillo y con soporte visual (por ejemplo, diapositivas, folletos).</text:p>
          </table:table-cell>
          <table:table-cell table:style-name="ce68" office:value-type="string" calcext:value-type="string">
            <text:p>Comprende la información principal expuesta en un monólogo sencillo (por ejemplo, durante una visita guiada), siempre que se desarrolle con claridad y relativamente despacio; Sigue una presentación en una conferencia o una demostración sencillas con soporte visual (por ejemplo, diapositivas, folletos) sobre un tema o un producto dentro de su especialidad, y comprende las explicaciones aportadas; Comprende, en líneas generales, charlas sencillas y breves sobre temas conocidos siempre que se desarrollen en lengua estándar articulada con claridad o en una variedad lingüística conocida. // Distingue las ideas principales de la información complementaria durante conferencias que versen sobre temas conocidos, siempre que se desarrollen en lengua estándar articulada con claridad o en una variedad lingüística conocida; Comprende una conferencia o una charla que verse sobre su especialidad, siempre que el tema le resulte conocido y la presentación sea sencilla y esté estructurada con claridad.</text:p>
          </table:table-cell>
          <table:table-cell table:style-name="ce71" office:value-type="string" calcext:value-type="string">
            <text:p>Identifica el punto de vista expresado y lo distingue de los hechos de los que se informa; Distingue las ideas principales de las digresiones, siempre que la conferencia o la charla se desarrollen en lengua estándar o en una variedad lingüística conocida; Sigue líneas argumentativas complejas de una conferencia articulada con claridad, siempre que el tema sea relativamente conocido. // Comprende el punto de vista expresado sobre temas de actualidad o relacionados con su área de especialidad, siempre que la charla se desarrolle en lengua estándar o en una variedad lingüística conocida; Comprende las ideas principales de conferencias, charlas e informes, y otras formas de presentación académica y profesional lingüísticamente complejas.</text:p>
          </table:table-cell>
          <table:table-cell table:style-name="ce74" office:value-type="string" calcext:value-type="string">
            <text:p>Comprende con relativa facilidad la mayoría de las conferencias, discusiones y debates.</text:p>
          </table:table-cell>
          <table:table-cell table:style-name="ce77" office:value-type="string" calcext:value-type="string">
            <text:p>Comprende los chistes y las alusiones que se hacen durante una presentación; Realiza inferencias de manera adecuada cuando las referencias o implicaciones no son explícitas; Comprende conferencias y presentaciones especializadas que contienen coloquialismos, regionalismos o terminología poco conocida.</text:p>
          </table:table-cell>
          <table:table-cell table:style-name="ce79" table:number-columns-repeated="1014"/>
        </table:table-row>
        <table:table-row table:style-name="ro4">
          <table:covered-table-cell table:style-name="ce43"/>
          <table:covered-table-cell table:style-name="ce51"/>
          <table:table-cell table:style-name="ce56" office:value-type="string" calcext:value-type="string">
            <text:p>1.2.2 Comprender anuncios e instrucciones <text:s text:c="9"/></text:p>
          </table:table-cell>
          <table:table-cell table:style-name="ce20" office:value-type="string" calcext:value-type="string">
            <text:p>Comprende instrucciones sencillas y breves para realizar acciones del tipo Para un momento, Cierra la puerta, etc., siempre que se expresen despacio y cara a cara, vayan acompañadas de imágenes o gestos manuales y se repitan si es necesario.</text:p>
          </table:table-cell>
          <table:table-cell table:style-name="ce25" office:value-type="string" calcext:value-type="string">
            <text:p>Comprende números, precios y horarios en un anuncio por megafonía emitido despacio y con claridad, por ejemplo, en una estación de tren o en una tienda; Comprende cuando alguien le explica despacio y con claridad dónde encontrar un objeto, siempre que este esté en el entorno inmediato; Comprende las instrucciones que se le explican despacio y con cuidado, y sigue indicaciones si son sencillas y breves.</text:p>
          </table:table-cell>
          <table:table-cell table:style-name="ce29" office:value-type="string" calcext:value-type="string">
            <text:p>Comprende instrucciones básicas sobre la hora, fechas, números, etc., y sobre tareas y encargos rutinarios que hay que realizar; Comprende indicaciones sencillas sobre cómo ir de un lugar a otro, tanto a pie como en transporte público; Capta la idea principal de mensajes y declaraciones breves, claros y sencillos. // Comprende anuncios sencillos (por ejemplo, sobre una programación cinematográfica o un acontecimiento deportivo, la llegada con retraso de un tren), siempre que se expresen despacio y con claridad; Comprende y sigue series de instrucciones para realizar actividades cotidianas conocidas como practicar deporte, cocinar, etc., siempre que se expresen despacio y con claridad.</text:p>
          </table:table-cell>
          <table:table-cell table:style-name="ce68" office:value-type="string" calcext:value-type="string">
            <text:p>Comprende los anuncios públicos en aeropuertos, estaciones y en aviones, autobuses y trenes, siempre que se articulen con claridad y sin apenas interferencias debidas a ruido de fondo [auditivo/visual]; Sigue indicaciones detalladas; Comprende información técnica sencilla, como, por ejemplo, instrucciones de funcionamiento de aparatos de uso frecuente.</text:p>
          </table:table-cell>
          <table:table-cell table:style-name="ce71" office:value-type="string" calcext:value-type="string">
            <text:p>Comprende instrucciones detalladas lo suficiente como para seguirlas con éxito; Comprende anuncios y mensajes sobre temas concretos y abstractos expresados en lengua estándar o en una variedad lingüística conocida a una velocidad normal.</text:p>
          </table:table-cell>
          <table:table-cell table:style-name="ce74" office:value-type="string" calcext:value-type="string">
            <text:p>Comprende información técnica compleja, como, por ejemplo, instrucciones de funcionamiento o especificaciones de productos y servicios con los que está familiarizado/a; Extrae información específica de anuncios públicos que tienen poca calidad y con distorsiones [de naturaleza sonora y/o visual], por ejemplo, en una estación o en un estadio, o de una grabación antigua.</text:p>
          </table:table-cell>
          <table:table-cell table:style-name="ce77" office:value-type="string" calcext:value-type="string">
            <text:p>No hay descriptor disponible; véase C1.</text:p>
          </table:table-cell>
          <table:table-cell table:style-name="ce79" table:number-columns-repeated="1014"/>
        </table:table-row>
        <table:table-row table:style-name="ro5">
          <table:covered-table-cell table:style-name="ce43"/>
          <table:covered-table-cell table:style-name="ce52"/>
          <table:table-cell table:style-name="ce56" office:value-type="string" calcext:value-type="string">
            <text:p>1.2.3 Comprender documentos orales (o signados) y grabaciones</text:p>
          </table:table-cell>
          <table:table-cell table:style-name="ce20" office:value-type="string" calcext:value-type="string">
            <text:p>Reconoce palabras/signos, nombres y números que ya conoce en grabaciones breves y sencillas, siempre que se expresen muy despacio y con mucha claridad.</text:p>
          </table:table-cell>
          <table:table-cell table:style-name="ce25" office:value-type="string" calcext:value-type="string">
            <text:p>Capta información concreta (por ejemplo, lugares y horarios) en grabaciones cortas sobre temas cotidianos conocidos, siempre que se expresen muy despacio y con mucha claridad.</text:p>
          </table:table-cell>
          <table:table-cell table:style-name="ce29" office:value-type="string" calcext:value-type="string">
            <text:p>Comprende los aspectos fundamentales de una historia y sigue el argumento, siempre que se narre despacio y con claridad; Extrae la información importante de retransmisiones breves (por ejemplo, el pronóstico meteorológico, anuncios de conciertos o resultados deportivos), siempre que la gente hable con claridad; Comprende y extrae información esencial de pasajes cortos de grabaciones que versan sobre asuntos cotidianos y predecibles y que están expresados despacio y con claridad. // Comprende los comentarios que hacen los participantes en una entrevista sobre sus aficiones y las actividades de ocio que les gustan y las que no, siempre que hablen despacio y con claridad; Comprende la información más importante que aparece en anuncios breves relativos a bienes o servicios de interés (por ejemplo, CD, videojuegos, viajes).</text:p>
          </table:table-cell>
          <table:table-cell table:style-name="ce68" office:value-type="string" calcext:value-type="string">
            <text:p>Comprende la información principal y los detalles importantes de relatos y otro tipo de narraciones (por ejemplo, la descripción de unas vacaciones), siempre que sean expresados despacio y con claridad; Comprende la información principal de boletines de noticias y otro material grabado sencillo sobre temas conocidos y articulados con relativa lentitud y claridad. // Comprende el contenido de la información de la mayoría del material grabado o retransmitido en lengua estándar clara relativo a temas de interés personal.</text:p>
          </table:table-cell>
          <table:table-cell table:style-name="ce71" office:value-type="string" calcext:value-type="string">
            <text:p>Comprende la mayoría de los documentales y otro material grabado o retransmitido en lengua estándar, y es capaz de identificar el estado de ánimo, la actitud, etc. // Comprende grabaciones en lengua estándar con las que puede encontrarse en la vida social, profesional o académica, e identifica puntos de vista y actitudes, así como el contenido de la información.</text:p>
          </table:table-cell>
          <table:table-cell table:style-name="ce74" office:value-type="string" calcext:value-type="string">
            <text:p>Comprende una amplia variedad de material grabado y retransmitido, incluidos algunos usos fuera de la lengua estándar, e identifica pormenores y sutilezas como actitudes y relaciones implícitas entre las personas.</text:p>
          </table:table-cell>
          <table:table-cell table:style-name="ce77" office:value-type="string" calcext:value-type="string">
            <text:p>No hay descriptor disponible; véase C1.</text:p>
          </table:table-cell>
          <table:table-cell table:style-name="ce79" table:number-columns-repeated="1014"/>
        </table:table-row>
        <table:table-row table:style-name="ro6">
          <table:covered-table-cell table:style-name="ce43"/>
          <table:table-cell table:style-name="ce50" office:value-type="string" calcext:value-type="string">
            <text:p>1.3 Como oyente de diálogo</text:p>
          </table:table-cell>
          <table:table-cell table:style-name="ce56" office:value-type="string" calcext:value-type="string">
            <text:p>1.3.1 Comprender conversaciones entre otras personas</text:p>
          </table:table-cell>
          <table:table-cell table:style-name="ce20" office:value-type="string" calcext:value-type="string">
            <text:p>Comprende palabras sencillas en una conversación predecible (un saludo entre amigos/as, preguntar la hora, etc.) siempre que las personas se comuniquen muy despacio, con mucha claridad y utilicen gestos de comunicación no verbal.</text:p>
          </table:table-cell>
          <table:table-cell table:style-name="ce25" office:value-type="string" calcext:value-type="string">
            <text:p>Comprende palabras/signos y frases breves en una conversación sencilla (por ejemplo, entre un/a cliente/a y el/la dependiente/a de una tienda), siempre que las personas se comuniquen muy despacio y con mucha claridad; Comprende algunas expresiones sobre la familia, la escuela, las aficiones o el entorno, siempre que las personas se expresen despacio y con claridad.</text:p>
          </table:table-cell>
          <table:table-cell table:style-name="ce29" office:value-type="string" calcext:value-type="string">
            <text:p>Sigue en líneas generales intercambios sociales breves cuando se llevan a cabo muy despacio y con mucha claridad. // Reconoce si las personas están o no de acuerdo cuando coversan despacio y con claridad; Identifica generalmente el tema que se está tratando cuando la discusión se lleva a cabo despacio y con claridad. </text:p>
          </table:table-cell>
          <table:table-cell table:style-name="ce68" office:value-type="string" calcext:value-type="string">
            <text:p>Sigue por lo general la información principal de una discusión larga que ocurre a su alrededor, siempre que el discurso esté articulado con claridad en lengua estándar o en una variedad lingüística conocida. // Sigue la mayor parte de conversaciones y discusiones cotidianas, siempre que estén articuladas con claridad en lengua estándar o en una variedad lingüística conocida.</text:p>
          </table:table-cell>
          <table:table-cell table:style-name="ce71" office:value-type="string" calcext:value-type="string">
            <text:p>Sigue la secuencia cronológica de un discurso informal extenso, como en una historia o una anécdota; Identifica las razones principales a favor o en contra de un argumento o idea en una discusión en lengua estándar clara o en una variedad lingüística conocida; Capta con algún esfuerzo gran parte de lo que se dice a su alrededor, pero puede resultarle difícil participar con eficacia en una discusión con varios usuarios de la lengua meta si no modifican su lengua de algún modo. // Sigue conversaciones animadas entre usuarios competentes de la lengua meta.</text:p>
          </table:table-cell>
          <table:table-cell table:style-name="ce74" office:value-type="string" calcext:value-type="string">
            <text:p>Identifica la actitud de cada participante en una discusión animada en la que se solapan los turnos de palabra, hay digresiones y se usan coloquialismos, a una velocidad natural y en variedades lingüísticas conocidas; Sigue con facilidad interacciones complejas entre terceras personas en discusiones y debates en grupo, incluso sobre temas abstractos, complejos y desconocidos.</text:p>
            <text:p/>
          </table:table-cell>
          <table:table-cell table:style-name="ce77" office:value-type="string" calcext:value-type="string">
            <text:p>Identifica las implicaciones socioculturales de la mayoría de la lengua empleada en discusiones coloquiales que transcurren a una velocidad natural.</text:p>
          </table:table-cell>
          <table:table-cell table:style-name="ce79" table:number-columns-repeated="1014"/>
        </table:table-row>
        <table:table-row table:style-name="ro7">
          <table:covered-table-cell table:style-name="ce44"/>
          <table:table-cell table:style-name="ce50" office:value-type="string" calcext:value-type="string">
            <text:p>1.4 Comprensión audiovisual </text:p>
          </table:table-cell>
          <table:table-cell table:style-name="ce56" office:value-type="string" calcext:value-type="string">
            <text:p>1.4.1 Ver televisión, cine y vídeos</text:p>
          </table:table-cell>
          <table:table-cell table:style-name="ce19" office:value-type="string" calcext:value-type="string">
            <text:p>Puede identificar el tema de un documento de video sobre la base de información visual y conocimientos previos.</text:p>
          </table:table-cell>
          <table:table-cell table:style-name="ce24" office:value-type="string" calcext:value-type="string">
            <text:p>Puede reconocer palabras y frases familiares e identificar los temas en los resúmenes de los titulares de noticias y muchos de los productos en los anuncios, aprovechando la información visual y el conocimiento general.</text:p>
          </table:table-cell>
          <table:table-cell table:style-name="ce28" office:value-type="string" calcext:value-type="string">
            <text:p>Puede identificar el punto principal de las noticias de televisión que informan de eventos, accidentes, etc., donde lo visual apoya el comentario. Puede seguir un comercial de televisión o un tráiler o escena de una película, entendiendo de qué están hablando los actores, siempre que las imágenes sean de gran ayuda para la comprensión y la entrega sea clara y relativamente lenta. Puede seguir los cambios de tema de las noticias de televisión y formarse una idea del contenido principal. Es capaz de saber cuándo han cambiado de tema en las noticias de televisión y de formarse una idea del contenido principal.</text:p>
          </table:table-cell>
          <table:table-cell table:style-name="ce32" office:value-type="string" calcext:value-type="string">
            <text:p>Puede comprender gran parte de muchos programas de televisión sobre temas de interés personal, como entrevistas, conferencias breves y reportajes de noticias cuando la entrega es relativamente lenta y clara. Puede seguir muchas películas en las que las imágenes y la acción transmiten gran parte de la trama, y que se presentan con claridad en un lenguaje sencillo. Puede captar los puntos principales en programas de televisión sobre temas familiares cuando la entrega es relativamente lenta y clara. Capta las ideas principales de programas de televisión que tratan temas cotidianos cuando se articulan con relativa lentitud y claridad.</text:p>
          </table:table-cell>
          <table:table-cell table:style-name="ce35" office:value-type="string" calcext:value-type="string">
            <text:p>Puede extraer los puntos principales de los argumentos y discusiones en programas de noticias y actualidad. Puede comprender la mayoría de los programas de actualidad y noticias de televisión. Puede comprender documentales, entrevistas en vivo, programas de entrevistas, obras de teatro y la mayoría de películas en la forma estándar del idioma.</text:p>
          </table:table-cell>
          <table:table-cell table:style-name="ce38" office:value-type="string" calcext:value-type="string">
            <text:p>Puede seguir películas que emplean un grado considerable de jerga y uso idiomático. Puede comprender en detalle los argumentos presentados en transmisiones televisivas exigentes como programas de actualidad, entrevistas, programas de discusión y programas de chat. Puede comprender los matices y el significado implícito en la mayoría de las películas, obras de teatro y programas de televisión, siempre que se presenten en el idioma estándar.</text:p>
          </table:table-cell>
          <table:table-cell table:style-name="ce41" office:value-type="string" calcext:value-type="string">
            <text:p>Puede seguir películas que emplean un grado considerable de jerga y uso idiomático. Puede comprender en detalle los argumentos presentados en transmisiones televisivas exigentes como programas de actualidad, entrevistas, programas de discusión y programas de chat. Puede comprender los matices y el significado implícito en la mayoría de las películas, obras de teatro y programas de televisión, siempre que se presenten en el idioma estándar.</text:p>
          </table:table-cell>
          <table:table-cell table:style-name="ce79" table:number-columns-repeated="1014"/>
        </table:table-row>
        <table:table-row table:style-name="ro8">
          <table:table-cell table:style-name="ce45" office:value-type="string" calcext:value-type="string" table:number-columns-spanned="1" table:number-rows-spanned="6">
            <text:p>2. COMPRENSIÓN ESCRITA</text:p>
          </table:table-cell>
          <table:table-cell table:style-name="ce50" office:value-type="string" calcext:value-type="string">
            <text:p>2.1 General</text:p>
          </table:table-cell>
          <table:table-cell table:style-name="ce56" office:value-type="string" calcext:value-type="string">
            <text:p>2.1.1 Comprensión de lectura en general</text:p>
          </table:table-cell>
          <table:table-cell table:style-name="ce19" office:value-type="string" calcext:value-type="string">
            <text:p>Puede reconocer palabras familiares cuando vayan acompañadas de ilustraciones o pictogramas.Por ejemplo ,en el menú de MacDonald cuando va acompañado de fotos o un libro con ilustraciones usando un vocabulario familiar.</text:p>
          </table:table-cell>
          <table:table-cell table:style-name="ce24" office:value-type="string" calcext:value-type="string">
            <text:p>Es capaz de comprender textos muy breves y sencillos, leyendo frase por frase, captando nombres, palabras y frases básicas y corrientes, y volviendo a leer cuando lo necesita.</text:p>
          </table:table-cell>
          <table:table-cell table:style-name="ce28" office:value-type="string" calcext:value-type="string">
            <text:p>Comprende textos breves y sencillos sobre asuntos cotidianos si contienen vocabulario muy frecuente y cotidiano, o relacionado con el trabajo. <text:s/>Comprende textos breves y sencillos que contienen vocabulario muy frecuente, incluyendo una buena parte de términos de vocabulario compartidos a nivel internacional.</text:p>
          </table:table-cell>
          <table:table-cell table:style-name="ce32" office:value-type="string" calcext:value-type="string">
            <text:p>Lee textos sencillos sobre hechos concretos que tratan sobre temas relacionados con su especialidad con un nivel de comprensión satisfactorio.</text:p>
          </table:table-cell>
          <table:table-cell table:style-name="ce35" office:value-type="string" calcext:value-type="string">
            <text:p>Lee con un alto grado de independencia, adaptando el estilo y la velocidad de lectura a distintos textos y finalidades y utilizando fuentes de referencia apropiadas de forma selectiva. Tiene un amplio vocabulario activo de lectura, pero puede tener alguna dificultad con modismos poco frecuentes.</text:p>
          </table:table-cell>
          <table:table-cell table:style-name="ce38" office:value-type="string" calcext:value-type="string">
            <text:p><text:s/>Comprende con todo detalle textos extensos y complejos, tanto si se relacionan con su especialidad como si no, siempre que pueda volver a leer las secciones difíciles.Puede entender una gran cantidad de textos <text:s/>incluidas obras literarias, periódicos o revistas especializadas así como publicaciones profesionales <text:s/>siempre que les den oportunidades para releer y a eso al diccionario.</text:p>
          </table:table-cell>
          <table:table-cell table:style-name="ce41" office:value-type="string" calcext:value-type="string">
            <text:p>Comprende e interpreta de forma crítica prácticamente cualquier forma de lengua escrita, incluidos textos abstractos y de estructura compleja o textos literarios y no literarios con muchos coloquialismos. Comprende una amplia gama de textos largos y complejos, y aprecia distinciones sutiles de estilo y significado, tanto implícito como explícito.</text:p>
          </table:table-cell>
          <table:table-cell table:style-name="ce79" table:number-columns-repeated="1014"/>
        </table:table-row>
        <table:table-row table:style-name="ro9">
          <table:covered-table-cell table:style-name="ce43"/>
          <table:table-cell table:style-name="ce50" office:value-type="string" calcext:value-type="string" table:number-columns-spanned="1" table:number-rows-spanned="4">
            <text:p>2.2 Leer para entender o comunicarse</text:p>
          </table:table-cell>
          <table:table-cell table:style-name="ce56" office:value-type="string" calcext:value-type="string">
            <text:p>2.2.1 Leer correspondencia <text:s text:c="7"/></text:p>
          </table:table-cell>
          <table:table-cell table:style-name="ce19" office:value-type="string" calcext:value-type="string">
            <text:p>Puede comprender a partir de una carta, tarjeta o correo electrónico el evento al que están invitados y la información proporcionada sobre el día, la hora y el lugar. Puede reconocer horas y lugares en notas muy simples y mensajes de texto de amigos o colegas (por ejemplo, "De vuelta a las 4 en punto" o "En la sala de reuniones"), siempre que no haya abreviaturas.</text:p>
          </table:table-cell>
          <table:table-cell table:style-name="ce24" office:value-type="string" calcext:value-type="string">
            <text:p>Comprende mensajes breves y sencillos en tarjetas postales.Puede entender mensajes breves a traves <text:s/>de redes sociales o correos electrónicos.</text:p>
          </table:table-cell>
          <table:table-cell table:style-name="ce28" office:value-type="string" calcext:value-type="string">
            <text:p>Puede entender una sencilla carta, informal <text:s/>correo o post en el que el emisor habla sobre temas habituales y familiares.Puede entender correos electrónicos y cartas <text:s/>formales. Puede entender cartas cortas informales .Puede entender mensajes cortos enviados a través de redes sociales o correo electrónico sobre dónde y cómo quedar por ejemplo.</text:p>
          </table:table-cell>
          <table:table-cell table:style-name="ce32" office:value-type="string" calcext:value-type="string">
            <text:p>Comprende correspondencia formal en temas familiares y poco familiares.Puede entender la descripcion de hechos , sentimientos y deseos con un pen pal.Puede entnder sin problemas carts personales,correos y post sobre experiencias personales.Puede entender <text:s/>caretas formales standard <text:s/>y correos formales de su área de interés.</text:p>
          </table:table-cell>
          <table:table-cell table:style-name="ce35" office:value-type="string" calcext:value-type="string">
            <text:p>Puede leer cartas, correos electrónicos o posts relacionadas con su centro de interes a pesar de que el lenguaje no sea coloquial.</text:p>
            <text:p/>
          </table:table-cell>
          <table:table-cell table:style-name="ce38" office:value-type="string" calcext:value-type="string">
            <text:p>Comprende cualquier correspondencia haciendo un uso esporádico del diccionario.Puede entender actitudes explicitas e implicitas emociones y opinoiones expresadas en correos y redes sociales .Puede entender cartas con expresiones ideomáticas,lenguaje coloquial y bromas en correspondencia privada.</text:p>
          </table:table-cell>
          <table:table-cell table:style-name="ce41" office:value-type="string" calcext:value-type="string">
            <text:p>Comprende correspondencia formal y específica acerca de temas complejos.</text:p>
          </table:table-cell>
          <table:table-cell table:style-name="ce79" table:number-columns-repeated="1014"/>
        </table:table-row>
        <table:table-row table:style-name="ro10">
          <table:covered-table-cell table:style-name="ce43"/>
          <table:covered-table-cell table:style-name="ce51"/>
          <table:table-cell table:style-name="ce56" office:value-type="string" calcext:value-type="string">
            <text:p>2.2.2 Leer para orientarse <text:s text:c="5"/></text:p>
          </table:table-cell>
          <table:table-cell table:style-name="ce19" office:value-type="string" calcext:value-type="string">
            <text:p>Encuentra información sobre lugares, horarios y precios en pósteres, folletos, avisos, letreros y carteles; Comprende señales sencillas y cotidianas como «Aparcamiento», «Estación», «Comedor», «Prohibido fumar», etc.</text:p>
          </table:table-cell>
          <table:table-cell table:style-name="ce24" office:value-type="string" calcext:value-type="string">
            <text:p>Encuentra y comprende información sencilla e importante en anuncios publicitarios, en programas de eventos especiales, en folletos (por ejemplo, la oferta de actividades y servicios, precios, lugares y fechas, horarios de salida etc.); Comprende la información básica sobre un hotel (por ejemplo, el horario de comidas); Comprende textos con información relativa a donde se encuentra cada departamento o comercio en un gran almacén o centro comercial, así como las indicaciones (por ejemplo, dónde se ubican los ascensores); Reconoce nombres, palabras/signos conocidas/os y frases muy básicas que aparecen en avisos, letreros y carteles sencillos en las situaciones más corrientes.</text:p>
          </table:table-cell>
          <table:table-cell table:style-name="ce28" office:value-type="string" calcext:value-type="string">
            <text:p>Comprende señales, avisos, letreros y carteles que se encuentran en lugares públicos, como calles, restaurantes, estaciones de ferrocarril, en lugares de trabajo, y versan sobre cuestiones cotidianas, por ejemplo, indicaciones para ir a un lugar, instrucciones, avisos de peligro; Localiza información específica en listados y aísla la información requerida (por ejemplo, utiliza las páginas amarillas para buscar un servicio o a un/a profesional); Encuentra información específica y predecible en material sencillo y cotidiano, como anuncios publicitarios, prospectos, cartas de restaurantes, listados y horarios. // Comprende la información principal en descripciones breves y sencillas de artículos en folletos y en páginas y sitios web (por ejemplo, dispositivos digitales portátiles, cámaras); Encuentra información específica en textos concretos y predecibles de carácter práctico (por ejemplo, guías de viaje, recetas), siempre que el lenguaje sea sencillo.</text:p>
          </table:table-cell>
          <table:table-cell table:style-name="ce32" office:value-type="string" calcext:value-type="string">
            <text:p>Comprende la información importante en anuncios publicitarios sencillos y redactados de forma clara de periódicos o revistas, siempre que no haya demasiadas abreviaturas; Determina si un artículo, un informe o una reseña versan sobre un tema en cuestión; Capta información importante sobre la preparación y el uso de productos alimenticios y medicamentos en las etiquetas y prospectos; Encuentra y comprende información relevante en material escrito de uso cotidiano, como pueden ser cartas, folletos y documentos oficiales breves. // Busca en textos sencillos de carácter fáctico que aparecen en revistas, folletos o en la web, identifica el tema y decide si hay información que puede ser de utilidad; Consulta textos extensos con el fin de encontrar la información deseada, y recoge información procedente de las distintas partes de un texto o de distintos textos con el fin de realizar una tarea específica.</text:p>
          </table:table-cell>
          <table:table-cell table:style-name="ce35" office:value-type="string" calcext:value-type="string">
            <text:p>Identifica con rapidez el contenido y la importancia de noticias, artículos e informes sobre una amplia variedad de temas profesionales y decide si es oportuno un análisis más profundo; Busca con rapidez en textos extensos y complejos para localizar detalles relevantes. // Busca con rapidez y al mismo tiempo en diferentes fuentes (artículos, informes, páginas o sitios web, libros, etc.) de su área de especialidad o de áreas afines y determina la relevancia y la utilidad de ciertas secciones según la finalidad de la tarea.</text:p>
          </table:table-cell>
          <table:table-cell table:style-name="ce38" office:value-type="string" calcext:value-type="string">
            <text:p>No hay descriptor disponible; véase B2.</text:p>
          </table:table-cell>
          <table:table-cell table:style-name="ce41" office:value-type="string" calcext:value-type="string">
            <text:p>No hay descriptor disponible; véase B2.</text:p>
          </table:table-cell>
          <table:table-cell table:style-name="ce79" table:number-columns-repeated="1014"/>
        </table:table-row>
        <table:table-row table:style-name="ro11">
          <table:covered-table-cell table:style-name="ce43"/>
          <table:covered-table-cell table:style-name="ce51"/>
          <table:table-cell table:style-name="ce56" office:value-type="string" calcext:value-type="string">
            <text:p>2.2.3 Leer en busca de información y argumentos <text:s/></text:p>
          </table:table-cell>
          <table:table-cell table:style-name="ce19" office:value-type="string" calcext:value-type="string">
            <text:p>Puede comprender el material informativo más simple, como el menú de un restaurante de comida rápida ilustrado con fotos o una historia ilustrada formulada con palabras / signos cotidianos muy simples..</text:p>
          </table:table-cell>
          <table:table-cell table:style-name="ce24" office:value-type="string" calcext:value-type="string">
            <text:p>Es capaz de captar el sentido en material escrito informativo sencillo y en descripciones breves y sencillas, sobre todo, si hay apoyo visual.Puede entender textos cortos <text:s/>relacionados con sus centros de interés (anuncios, tráileres, vídeos musicales , vídeos de YouTube,vídeos de viaje.... cuando están realizados en un lenguaje sencillo y apoyado con dibujos e imágenes.</text:p>
          </table:table-cell>
          <table:table-cell table:style-name="ce28" office:value-type="string" calcext:value-type="string">
            <text:p>Puede identificar información específica en el material escrito más simple que encuentre, como cartas, folletos y artículos breves de periódicos que describen eventos. Puede seguir el esquema general de un informe de noticias sobre un tipo de evento conocido, siempre que los contenidos sean familiares y predecibles. Puede seleccionar la información principal en informes breves de periódicos o artículos sencillos en los que las figuras, los nombres, las ilustraciones y los títulos desempeñan un papel destacado y respaldan el significado del texto. Puede comprender los puntos principales de textos breves que tratan temas cotidianos (por ejemplo, estilo de vida, pasatiempos, deportes, clima). Puede comprender textos que describen personas, lugares, la vida cotidiana y la cultura, etc., siempre que estén escritos en un lenguaje sencillo. Puede comprender la información proporcionada en folletos y mapas ilustrados, p. Ej. los principales atractivos de una ciudad o zona. Puede comprender los puntos principales de noticias breves sobre temas de interés personal (por ejemplo, deportes, celebridades). Puede comprender una breve descripción fáctica o un informe dentro de su propio campo, siempre que esté escrito en un lenguaje sencillo y no contenga detalles impredecibles. Puede comprender la mayor parte de lo que las personas dicen sobre sí mismas en un anuncio o publicación personal y lo que dicen que les gusta de otras personas.</text:p>
          </table:table-cell>
          <table:table-cell table:style-name="ce32" office:value-type="string" calcext:value-type="string">
            <text:p>Puede comprender textos sencillos y fácticos sobre temas relacionados con sus intereses o estudios. Puede comprender textos breves sobre temas que son familiares o de interés actual, en los que las personas dan sus puntos de vista (por ejemplo, contribuciones críticas a un foro de discusión en línea o cartas de los lectores al editor). Puede identificar las principales conclusiones en textos argumentativos claramente señalados. Puede reconocer la línea argumental en el tratamiento del tema presentado, aunque no necesariamente en detalle. Puede reconocer puntos importantes en artículos de periódicos sencillos sobre temas familiares. Puede comprender la mayor parte de la información fáctica que probablemente encontrará sobre temas de interés conocidos, siempre que tenga tiempo suficiente para volver a leer. Puede comprender los puntos principales en notas descriptivas, como las de las exhibiciones de los museos y los paneles explicativos de las exhibiciones.</text:p>
          </table:table-cell>
          <table:table-cell table:style-name="ce35" office:value-type="string" calcext:value-type="string">
            <text:p>Puede obtener información, ideas y opiniones de fuentes altamente especializadas dentro de su campo. Puede comprender artículos especializados fuera de su campo, siempre que pueda utilizar un diccionario de vez en cuando para confirmar su interpretación de la terminología. Puede comprender artículos e informes relacionados con problemas contemporáneos en los que los escritores adoptan posturas o puntos de vista particulares. Puede reconocer cuando un texto proporciona información objetiva y cuando busca convencer a los lectores de algo. Puede reconocer diferentes estructuras en un texto discursivo: argumentos contrastantes, presentación problema-solución y relaciones causa-efecto.</text:p>
          </table:table-cell>
          <table:table-cell table:style-name="ce38" office:value-type="string" calcext:value-type="string">
            <text:p>Puede comprender en detalle una amplia gama de textos largos y complejos que probablemente se encuentren en la vida social, profesional o académica, identificando detalles más finos, incluidas actitudes y opiniones implícitas y expresadas. Puede comprender en detalle textos largos y complejos, se relacionen o no con su propia área de especialidad, siempre que pueda volver a leer las secciones difíciles.</text:p>
          </table:table-cell>
          <table:table-cell table:style-name="ce41" office:value-type="string" calcext:value-type="string">
            <text:p>Puede comprender los puntos más finos y las implicaciones de un informe o artículo complejo, incluso fuera de su área de especialización.</text:p>
          </table:table-cell>
          <table:table-cell table:style-name="ce79" table:number-columns-repeated="1014"/>
        </table:table-row>
        <table:table-row table:style-name="ro12">
          <table:covered-table-cell table:style-name="ce43"/>
          <table:covered-table-cell table:style-name="ce52"/>
          <table:table-cell table:style-name="ce56" office:value-type="string" calcext:value-type="string">
            <text:p>2.2.4 Leer instrucciones</text:p>
          </table:table-cell>
          <table:table-cell table:style-name="ce20" office:value-type="string" calcext:value-type="string">
            <text:p>Puede realizar una actividad si <text:s/>las instrucciones van acompañada de pictogramas .</text:p>
          </table:table-cell>
          <table:table-cell table:style-name="ce25" office:value-type="string" calcext:value-type="string">
            <text:p>Comprende indicaciones escritas si son breves y sencillas (por ejemplo, cómo ir de un lugar a otro)</text:p>
          </table:table-cell>
          <table:table-cell table:style-name="ce29" office:value-type="string" calcext:value-type="string">
            <text:p>Puede comprender las normas, por ejemplo, de seguridad, cuando se expresan en un lenguaje sencillo. Puede comprender breves instrucciones escritas ilustradas paso a paso (por ejemplo, para instalar nueva tecnología). Puede comprender instrucciones sencillas sobre equipos que se encuentran en la vida cotidiana, como un teléfono público. Puede comprender instrucciones sencillas y breves siempre que estén ilustradas y no escritas en texto continuo. Puede comprender las instrucciones en las etiquetas de los medicamentos expresadas como un comando simple, p. Ej. "Tomar antes de las comidas" o "No tomar si se conduce. Puede seguir una receta sencilla, especialmente si hay imágenes para ilustrar la información. </text:p>
          </table:table-cell>
          <table:table-cell table:style-name="ce32" office:value-type="string" calcext:value-type="string">
            <text:p>Puede comprender instrucciones y procedimientos en forma de texto continuo, por ejemplo en un manual, siempre que esté familiarizado con el tipo de proceso o producto en cuestión. Puede comprender instrucciones sencillas y claramente escritas para un equipo. Puede seguir instrucciones simples dadas en el empaque, p. Ej. Instrucciones de cocina. Puede comprender la mayoría de las instrucciones de seguridad breves (por ejemplo, en transporte público)</text:p>
          </table:table-cell>
          <table:table-cell table:style-name="ce35" office:value-type="string" calcext:value-type="string">
            <text:p>Comprende instrucciones extensas y complejas que estén dentro de su especialidad, incluyendo detalles sobre condiciones y advertencias siempre que pueda volver a leer las secciones difíciles.</text:p>
          </table:table-cell>
          <table:table-cell table:style-name="ce38" office:value-type="string" calcext:value-type="string">
            <text:p>Comprende con todo detalle instrucciones extensas y complejas sobre máquinas o procedimientos nuevos, tanto si las instrucciones se relacionan con su especialidad como si no, siempre que pueda volver a leer las secciones difíciles.</text:p>
          </table:table-cell>
          <table:table-cell table:style-name="ce41" office:value-type="string" calcext:value-type="string">
            <text:p>Comprende con todo detalle instrucciones extensas y complejas sobre máquinas o procedimientos nuevos, tanto si las instrucciones se relacionan con su especialidad como si no, siempre que pueda volver a leer las secciones difíciles.</text:p>
          </table:table-cell>
          <table:table-cell table:style-name="ce79" table:number-columns-repeated="1014"/>
        </table:table-row>
        <table:table-row table:style-name="ro12">
          <table:covered-table-cell table:style-name="ce44"/>
          <table:table-cell table:style-name="ce50" office:value-type="string" calcext:value-type="string">
            <text:p>2.3 Leer por placer</text:p>
          </table:table-cell>
          <table:table-cell table:style-name="ce56" office:value-type="string" calcext:value-type="string">
            <text:p>2.3.1 Leer textos de géneros literarios y <text:s/>extensión variables</text:p>
          </table:table-cell>
          <table:table-cell table:style-name="ce19" office:value-type="string" calcext:value-type="string">
            <text:p>Puede identificar personajes y palabras que hagan alusión al tema de la narración apoyándose en imágenes.</text:p>
          </table:table-cell>
          <table:table-cell table:style-name="ce24" office:value-type="string" calcext:value-type="string">
            <text:p>Puede identificar y describir con palabras y frases sencillas algunos temas y personajes claves en narraciones cortas y simples que traten de temas relacionados con su entorno.</text:p>
          </table:table-cell>
          <table:table-cell table:style-name="ce28" office:value-type="string" calcext:value-type="string">
            <text:p>Puede identificar y describir brevemente, en un lenguaje de fórmulas básico, los temas y personajes clave en narraciones cortas y simples que involucran situaciones familiares que están escritas en un lenguaje cotidiano de alta frecuencia.</text:p>
          </table:table-cell>
          <table:table-cell table:style-name="ce32" office:value-type="string" calcext:value-type="string">
            <text:p>Puede señalar los episodios y eventos más importantes en una narrativa claramente estructurada en el lenguaje cotidiano y explicar el significado de los eventos y la conexión entre ellos. Puede describir los temas y personajes clave en narraciones breves que involucran situaciones familiares escritas en un lenguaje cotidiano de alta frecuencia.</text:p>
          </table:table-cell>
          <table:table-cell table:style-name="ce35" office:value-type="string" calcext:value-type="string">
            <text:p>Puede comparar dos obras, considerando temas, personajes y escenas, explorando similitudes y contrastes y explicando la relevancia de las conexiones entre ellos. Saber dar una opinión razonada sobre una obra, mostrando conciencia de las características temáticas, estructurales y formales y haciendo referencia a las opiniones y argumentos de los demás. Puede evaluar la forma en que el trabajo fomenta la identificación con los personajes, dando ejemplos. Puede describir la forma en que diferentes obras difieren en su tratamiento del mismo tema.</text:p>
          </table:table-cell>
          <table:table-cell table:style-name="ce38" office:value-type="string" calcext:value-type="string">
            <text:p>Puede evaluar críticamente una amplia variedad de textos, incluidas obras literarias de diferentes períodos y géneros. Puede evaluar hasta qué punto una obra cumple con las convenciones de su género. Puede describir y comentar las formas en que el trabajo atrae a la audiencia (por ejemplo, construyendo y subvirtiendo expectativas).</text:p>
          </table:table-cell>
          <table:table-cell table:style-name="ce41" office:value-type="string" calcext:value-type="string">
            <text:p>Puede dar una valoración crítica de obras de diferentes períodos y géneros (novelas, poemas y obras de teatro), apreciando sutiles distinciones de estilo y significado implícito y explícito. Puede reconocer las sutilezas más finas del lenguaje matizado, el efecto retórico y el uso estilístico del lenguaje (por ejemplo, metáforas, sintaxis anormal, ambigüedad), interpretando y "desempaquetando" significados y connotaciones. Puede evaluar críticamente la forma en que la estructura, el lenguaje y los recursos retóricos se explotan en una obra para un propósito particular y dar un argumento razonado sobre su idoneidad y efectividad. Puede dar una apreciación crítica de la violación deliberada de las convenciones lingüísticas en un escrito.</text:p>
          </table:table-cell>
          <table:table-cell table:style-name="ce79" table:number-columns-repeated="1014"/>
        </table:table-row>
        <table:table-row table:style-name="ro13">
          <table:table-cell table:style-name="ce46" office:value-type="string" calcext:value-type="string" table:number-columns-spanned="1" table:number-rows-spanned="21">
            <text:p><text:span text:style-name="T1">3. EXPRESIÓN ORAL </text:span></text:p>
          </table:table-cell>
          <table:table-cell table:style-name="ce50" office:value-type="string" calcext:value-type="string">
            <text:p>3.1 General </text:p>
          </table:table-cell>
          <table:table-cell table:style-name="ce56" office:value-type="string" calcext:value-type="string">
            <text:p>3.1.1 Expresión oral en general</text:p>
          </table:table-cell>
          <table:table-cell table:style-name="ce19" office:value-type="string" calcext:value-type="string">
            <text:p>Puede producir frases cortas sobre ellos mismos , dando información básica (nombre , nacionalidad ,dirección, familia,nacionalidad)</text:p>
          </table:table-cell>
          <table:table-cell table:style-name="ce24" office:value-type="string" calcext:value-type="string">
            <text:p>Produce frases <text:s/>simples y aisladas acerca de personas y lugares.</text:p>
          </table:table-cell>
          <table:table-cell table:style-name="ce28" office:value-type="string" calcext:value-type="string">
            <text:p>Hace una simple descripción o presentacion de personas <text:s/>seres vos o condiciones de trabajo, rutinas diarias, gustos o preferencias ,así como una serie de oraciones in una lista.</text:p>
          </table:table-cell>
          <table:table-cell table:style-name="ce32" office:value-type="string" calcext:value-type="string">
            <text:p>Mantiene una descripción fluida acerca de una variedad se temas relacionados con su campo de interés , presentado como una secuencia lineal de hechos.</text:p>
          </table:table-cell>
          <table:table-cell table:style-name="ce35" office:value-type="string" calcext:value-type="string">
            <text:p>Puede dar descripciones claras y sistematicasseñalando los hechos más significativos y dando detalles relevantes.Puede dar <text:s/>descripciones claras y detalladas en un amplio rango de temas dentro de su campo de interés expandiendo y apoyando sus ideas <text:s/>con puntos de vista relevantes.</text:p>
          </table:table-cell>
          <table:table-cell table:style-name="ce38" office:value-type="string" calcext:value-type="string">
            <text:p>Puede dar descripciones y presentaciones claras acerca de temas complejos, integrando subtemas, desarrollando puntos de <text:s/>insta particulares y acabándolo en una conclusión adecuada.</text:p>
          </table:table-cell>
          <table:table-cell table:style-name="ce41" office:value-type="string" calcext:value-type="string">
            <text:p>Puede discursos claros, fluidos y bien estructurados con una estructura lógica.</text:p>
          </table:table-cell>
          <table:table-cell table:style-name="ce79" table:number-columns-repeated="1014"/>
        </table:table-row>
        <table:table-row table:style-name="ro14">
          <table:covered-table-cell table:style-name="ce43"/>
          <table:table-cell table:style-name="ce50" office:value-type="string" calcext:value-type="string" table:number-columns-spanned="1" table:number-rows-spanned="4">
            <text:p>3.2 Como productor de monólogo</text:p>
          </table:table-cell>
          <table:table-cell table:style-name="ce56" office:value-type="string" calcext:value-type="string">
            <text:p>3.2.1 Describir experiencias <text:s text:c="4"/></text:p>
          </table:table-cell>
          <table:table-cell table:style-name="ce19" office:value-type="string" calcext:value-type="string">
            <text:p>Es capaz de describirse a sí mismo edad,nombre, familia),usando palabras simples o signos así como fórmulas previstas para que se preparen con antelación.</text:p>
          </table:table-cell>
          <table:table-cell table:style-name="ce24" office:value-type="string" calcext:value-type="string">
            <text:p>Es capaz de describirse así mismo y donde vive.Puede describir aspectos simples de la vida diaria en una serie de frases simples ,usando palabras,signos y frases básicas dadas para ser trabajadas con antelación.</text:p>
          </table:table-cell>
          <table:table-cell table:style-name="ce28" office:value-type="string" calcext:value-type="string">
            <text:p>Es capaz de contar una historia o describir algo a través de una lista de puntos.Puede describir aspectos relacionados con la vida diaria.Puede dar descripciones breves de eventos y actividades.Puede describir planes y citas, hábitos y rutinas , hechos pasados y experiencias personales.Puede usar textos descriptivos <text:s/>y hacer breves frases para comparar objetos y posesiones.Puede explicar lo que le gusta o no.Puede describir a la familia, su casa, si U colegio.Puede describir personas, lugares y posesiones en términos simples.Puede expresar en que son buenos y en que no(deportesPueden describir <text:s/>brevemente que planes tienen para el fin de semana o las vacaciones.</text:p>
          </table:table-cell>
          <table:table-cell table:style-name="ce32" office:value-type="string" calcext:value-type="string">
            <text:p>Puede expresar sus sentimientos sobre experiencias y dar razones para explicar sus sentimientos.Puede dar descripciones dando su pipunto de vista.Puede hacer una narración o descripción usando una secuencia de puntos.Puede dar detalles sobre experiencias, describir sentimientos y reacciones.Puede dar detalles <text:s/>de hechos impredecibles.Puede relatar el argumento de un libro o una pelicula y <text:s/>describir sus sentimientosPueedesrbi sueños, esperanzas y ambiciones.Puede describir eventos reales o imaginarios.Puede narrar una historia.</text:p>
          </table:table-cell>
          <table:table-cell table:style-name="ce35" office:value-type="string" calcext:value-type="string">
            <text:p>Puede dar descripciones claras y detalladas de una variedad de temas o hechos relacionados con sus intereses.Puede describir hechos significantes de eventos y experiencias en detalle.</text:p>
          </table:table-cell>
          <table:table-cell table:style-name="ce38" office:value-type="string" calcext:value-type="string">
            <text:p>Puede dar descripciones claras y detalladas de hechos complejos. Puede elaborar descripciones y narraciones integrando su temas , desarrollando hechos particulares con una conclusión apropiada.</text:p>
          </table:table-cell>
          <table:table-cell table:style-name="ce41" office:value-type="string" calcext:value-type="string">
            <text:p>Puede dar descripciones claras, fluidas, elaboradas y a menudo memorable.</text:p>
          </table:table-cell>
          <table:table-cell table:style-name="ce79" table:number-columns-repeated="1014"/>
        </table:table-row>
        <table:table-row table:style-name="ro15">
          <table:covered-table-cell table:style-name="ce43"/>
          <table:covered-table-cell table:style-name="ce51"/>
          <table:table-cell table:style-name="ce56" office:value-type="string" calcext:value-type="string">
            <text:p>3.2.2 Dar y pedir información <text:s text:c="6"/></text:p>
          </table:table-cell>
          <table:table-cell table:style-name="ce19" office:value-type="string" calcext:value-type="string">
            <text:p>Puede transmitir información muy básica (por ejemplo, números y precios) de forma abreviada,</text:p>
            <text:p>textos sencillos e ilustrados.</text:p>
          </table:table-cell>
          <table:table-cell table:style-name="ce24" office:value-type="string" calcext:value-type="string">
            <text:p>Puede nombrar un objeto e indicar su forma y su color mientras se lo muestra a otro usando palabrasy signos básicos así como <text:s/>frases y expresiones de formula siempre que puedan prepararse con antelación.</text:p>
          </table:table-cell>
          <table:table-cell table:style-name="ce28" office:value-type="string" calcext:value-type="string">
            <text:p>Puede dar direcciones simple indicando como ir de un punto x a otro Y usando expresiones básicas como gira a la derecha <text:s/>sigue recto, así como conectores secuencia,es como first , then, next.</text:p>
          </table:table-cell>
          <table:table-cell table:style-name="ce32" office:value-type="string" calcext:value-type="string">
            <text:p>Puede explicar los puntos principales de una idea con una expresión razonable.Puede describir algo dando instrucciones detalladas.Puede dar información básica y sencilla sobre un tema familiar.</text:p>
          </table:table-cell>
          <table:table-cell table:style-name="ce35" office:value-type="string" calcext:value-type="string">
            <text:p>Puede transmitir información detallada de manera confiable. </text:p>
          </table:table-cell>
          <table:table-cell table:style-name="ce38" office:value-type="string" calcext:value-type="string">
            <text:p>Puede ampliar información <text:s/>confiable de forma expontánea sobre temas de su contexto próximo.</text:p>
          </table:table-cell>
          <table:table-cell table:style-name="ce41" office:value-type="string" calcext:value-type="string">
            <text:p>Puede ampliar información <text:s/>confiable de forma expontánea sobre una gran variedad de temas.</text:p>
          </table:table-cell>
          <table:table-cell table:style-name="ce79" table:number-columns-repeated="1014"/>
        </table:table-row>
        <table:table-row table:style-name="ro16">
          <table:covered-table-cell table:style-name="ce43"/>
          <table:covered-table-cell table:style-name="ce51"/>
          <table:table-cell table:style-name="ce56" office:value-type="string" calcext:value-type="string">
            <text:p>3.2.3 Hacer anuncios públicos <text:s text:c="4"/></text:p>
          </table:table-cell>
          <table:table-cell table:style-name="ce19" office:value-type="string" calcext:value-type="string">
            <text:p>Puede utilizar palabras sencillas para trasmitir anuncios de temas cotidianos.</text:p>
          </table:table-cell>
          <table:table-cell table:style-name="ce24" office:value-type="string" calcext:value-type="string">
            <text:p>Puede utilizar palabas y frases muy breves para trasmitir anuncios de temas conocidos.</text:p>
          </table:table-cell>
          <table:table-cell table:style-name="ce28" office:value-type="string" calcext:value-type="string">
            <text:p>Puede ofrecer anuncios muy breves y ensayados de contenido aprendido y predecible que sean inteligibles para los destinatarios que estén preparados para concentrarse.</text:p>
          </table:table-cell>
          <table:table-cell table:style-name="ce32" office:value-type="string" calcext:value-type="string">
            <text:p>Puede realizar anuncios breves y ensayados sobre un tema pertinente a los sucesos cotidianos en su campo que, a pesar de posibles problemas con el acento y la entonación (= no manuales en un lenguaje de señas), son claramente inteligibles.</text:p>
          </table:table-cell>
          <table:table-cell table:style-name="ce35" office:value-type="string" calcext:value-type="string">
            <text:p>Puede realizar anuncios sobre la mayoría de los temas generales con un grado de claridad, fluidez y espontaneidad que no cause tensión ni molestias al destinatario.</text:p>
          </table:table-cell>
          <table:table-cell table:style-name="ce38" office:value-type="string" calcext:value-type="string">
            <text:p>Puede realizar anuncios con fluidez, casi sin esfuerzo, utilizando el acento y la entonación para transmitir matices más finos de significado con precisión.</text:p>
          </table:table-cell>
          <table:table-cell table:style-name="ce41" office:value-type="string" calcext:value-type="string">
            <text:p>Puede realizar anuncios con fluidez, sin esfuerzo, utilizando el acento y la entonación para transmitir matices más finos de significado con precisión.</text:p>
          </table:table-cell>
          <table:table-cell table:style-name="ce79" table:number-columns-repeated="1014"/>
        </table:table-row>
        <table:table-row table:style-name="ro5">
          <table:covered-table-cell table:style-name="ce43"/>
          <table:covered-table-cell table:style-name="ce52"/>
          <table:table-cell table:style-name="ce56" office:value-type="string" calcext:value-type="string">
            <text:p>3.2.4 Hablar en público (para exponer, argumentar o presentar)</text:p>
          </table:table-cell>
          <table:table-cell table:style-name="ce19" office:value-type="string" calcext:value-type="string">
            <text:p>Es capaz de utilizar algunas frases para trasmitir un comunicado en entornos conocidos y sobre temas cotidianos.</text:p>
          </table:table-cell>
          <table:table-cell table:style-name="ce24" office:value-type="string" calcext:value-type="string">
            <text:p><text:s/>Es capaz de leer un comunicado breve y previamente ensayado; por ejemplo, presentar a un hablante o proponer un brindis.</text:p>
          </table:table-cell>
          <table:table-cell table:style-name="ce28" office:value-type="string" calcext:value-type="string">
            <text:p>Realiza presentaciones breves y ensayadas sobre temas que son de importancia en vida cotidiana y ofrece brevemente motivos y explicaciones para expresar ciertas opiniones, planes y acciones.</text:p>
            <text:p>Es capaz de hacer frente a un número limitado de preguntas con respuestas inmediatas y sencillas.</text:p>
            <text:p/>
          </table:table-cell>
          <table:table-cell table:style-name="ce32" office:value-type="string" calcext:value-type="string">
            <text:p>Es capaz de hacer una presentación breve y preparada sobre un tema dentro de su especialidad con la suficiente</text:p>
            <text:p>claridad como para que se pueda seguir sin dificultad la mayor parte del tiempo y cuyas ideas principales están</text:p>
            <text:p>explicadas con una razonable precisión.</text:p>
            <text:p>Es capaz de responder a preguntas complementarias, pero puede que tenga que pedir que se las repitan si se habla con</text:p>
            <text:p>rapidez.</text:p>
          </table:table-cell>
          <table:table-cell table:style-name="ce35" office:value-type="string" calcext:value-type="string">
            <text:p>Realiza presentaciones claras y desarrolladas sistemáticamente, poniendo énfasis en los aspectos significativos y</text:p>
            <text:p>ofreciendo detalles relevantes que sirvan de apoyo.</text:p>
            <text:p>Es capaz de alejarse espontáneamente de un texto preparado y de seguir las ideas interesantes sugeridas por miembros</text:p>
            <text:p>del público, mostrando a menudo una fluidez notable y cierta facilidad de expresión.</text:p>
            <text:p>Realiza con claridad presentaciones preparadas previamente, razonando a favor o en contra de un punto de vista</text:p>
            <text:p>concreto, y mostrando las ventajas y desventajas de varias opciones.</text:p>
            <text:p>Responde a una serie de preguntas complementarias con un grado de fluidez y espontaneidad que no supone ninguna</text:p>
            <text:p>tensión para sí mismo ni para el público.</text:p>
          </table:table-cell>
          <table:table-cell table:style-name="ce38" office:value-type="string" calcext:value-type="string">
            <text:p>Realiza presentaciones claras y bien estructuradas sobre un tema complejo, ampliando con cierta extensión y</text:p>
            <text:p>defendiendo sus puntos de vista con ideas complementarias, motivos y ejemplos adecuados.</text:p>
            <text:p>Hace un buen uso de las interjecciones, respondiendo espontáneamente y sin apenas esfuerzo.</text:p>
          </table:table-cell>
          <table:table-cell table:style-name="ce41" office:value-type="string" calcext:value-type="string">
            <text:p>Presenta temas complejos con seguridad y de modo elocuente a un público que no conoce el tema, estructurando y</text:p>
            <text:p>adaptando su discurso con flexibilidad para satisfacer las necesidades del público.</text:p>
            <text:p>Se enfrenta con éxito a preguntas difíciles e incluso hostiles.</text:p>
          </table:table-cell>
          <table:table-cell table:style-name="ce79" table:number-columns-repeated="1014"/>
        </table:table-row>
        <table:table-row table:style-name="ro5">
          <table:covered-table-cell table:style-name="ce43"/>
          <table:table-cell table:style-name="ce50" office:value-type="string" calcext:value-type="string" table:number-columns-spanned="1" table:number-rows-spanned="8">
            <text:p>3.3 Interacción oral</text:p>
          </table:table-cell>
          <table:table-cell table:style-name="ce56" office:value-type="string" calcext:value-type="string">
            <text:p>3.3.1 Interacción oral en general <text:s text:c="8"/></text:p>
          </table:table-cell>
          <table:table-cell table:style-name="ce19" office:value-type="string" calcext:value-type="string">
            <text:p/>
            <text:p>Puede hacer y responder preguntas sobre sí mismo y las rutinas diarias, utilizando expresiones breves y formuladas y confiando en gestos para reforzar la información.</text:p>
          </table:table-cell>
          <table:table-cell table:style-name="ce24" office:value-type="string" calcext:value-type="string">
            <text:p>Participa en conversaciones de forma sencilla, pero la comunicación depende totalmente de que haya repeticiones a ritmo más lento, reformulaciones y rectificaciones. Sabe plantear y contestar preguntas sencillas, realizar afirmaciones sencillas y responder a las afirmaciones que se le hacen en áreas de necesidad inmediata o sobre temas muy cotidianos.</text:p>
          </table:table-cell>
          <table:table-cell table:style-name="ce28" office:value-type="string" calcext:value-type="string">
            <text:p>Participa en conversaciones con razonable comodidad en situaciones estructuradas y en conversaciones breves siempre que la otra persona le ayude si es necesario. Se desenvuelve en intercambios sencillos y habituales sin mucho esfuerzo; plantea y contesta preguntas, e intercambia ideas e información sobre temas cotidianos en situaciones predecibles de la vida diaria. <text:s/>Se comunica en tareas sencillas y habituales que requieren un intercambio sencillo y directo de información y que traten asuntos cotidianos relativos al trabajo y al tiempo libre. Se desenvuelve en intercambios sociales muy breves, pero casi nunca comprende lo suficiente como para mantener una conversación por su cuenta.</text:p>
          </table:table-cell>
          <table:table-cell table:style-name="ce32" office:value-type="string" calcext:value-type="string">
            <text:p>Es capaz de sacarle bastante partido a un repertorio lingüístico sencillo para enfrentarse a la mayoría de las situaciones que pueden surgir cuando se viaja. Participa sin preparación previa en conversaciones que traten temas cotidianos, expresa opiniones personales e intercambia información sobre temas habituales de interés personal o pertinentes en la vida diaria (por ejemplo, familia, aficiones, trabajo, viajes y hechos de actualidad). Se comunica con cierta seguridad, tanto en asuntos que son habituales como en los poco habituales, relacionados con sus intereses personales y su especialidad. Intercambia, comprueba y confirma información, se enfrenta a situaciones menos corrientes y explica el motivo de un problema. Es capaz de expresarse sobre temas más abstractos y culturales, como pueden ser películas, libros, música, etc.</text:p>
          </table:table-cell>
          <table:table-cell table:style-name="ce35" office:value-type="string" calcext:value-type="string">
            <text:p>Habla con fluidez, precisión y eficacia sobre una amplia serie de temas generales, académicos, profesionales o de ocio, marcando con claridad la relación entre las ideas. Se comunica espontáneamente y posee un buen control gramatical sin dar muchas muestras de tener que restringir lo que dice y adoptando un nivel de formalidad adecuado a las circunstancias. <text:s/>Participa en conversaciones con un grado de fluidez y espontaneidad que posibilita la interacción habitual con hablantes nativos sin suponer tensión para ninguna de las partes. Resalta la importancia personal de ciertos hechos y experiencias, expresa y defiende puntos de vista con claridad, proporcionando explicaciones y argumentos adecuados.</text:p>
          </table:table-cell>
          <table:table-cell table:style-name="ce38" office:value-type="string" calcext:value-type="string">
            <text:p>Se expresa con fluidez y espontaneidad, casi sin esfuerzo. Domina un amplio repertorio léxico que le permite suplir sus deficiencias fácilmente con circunloquios. Apenas hay una búsqueda evidente de expresiones o estrategias de evitación; sólo un tema conceptualmente difícil puede obstaculizar un discurso fluido y natural.</text:p>
          </table:table-cell>
          <table:table-cell table:style-name="ce41" office:value-type="string" calcext:value-type="string">
            <text:p>Se expresa con fluidez y espontaneidad, casi sin esfuerzo. Domina un amplio repertorio léxico que le permite suplir sus deficiencias fácilmente con circunloquios. Apenas hay una búsqueda evidente de expresiones o estrategias de evitación; sólo un tema conceptualmente difícil puede obstaculizar un discurso fluido y natural.</text:p>
          </table:table-cell>
          <table:table-cell table:style-name="ce79" table:number-columns-repeated="1014"/>
        </table:table-row>
        <table:table-row table:style-name="ro17">
          <table:covered-table-cell table:style-name="ce43"/>
          <table:covered-table-cell table:style-name="ce51"/>
          <table:table-cell table:style-name="ce56" office:value-type="string" calcext:value-type="string">
            <text:p>3.3.2 Interactuar en conversaciones informales</text:p>
          </table:table-cell>
          <table:table-cell table:style-name="ce19" office:value-type="string" calcext:value-type="string">
            <text:p>Puede intercambiar información sobre lo que quiere y no quiere. </text:p>
          </table:table-cell>
          <table:table-cell table:style-name="ce24" office:value-type="string" calcext:value-type="string">
            <text:p>Intercambia ideas sobre su entorno. Puede hacer y responder preguntas sobre lo que quiere o no quiere. </text:p>
          </table:table-cell>
          <table:table-cell table:style-name="ce28" office:value-type="string" calcext:value-type="string">
            <text:p>Por lo general, puede identificar el tema de discusión a su alrededor cuando se lleva a cabo de manera lenta y clara.</text:p>
            <text:p>Puede discutir qué hacer por la noche, el fin de semana.</text:p>
            <text:p>Puede hacer y responder a sugerencias.</text:p>
            <text:p>Puede estar de acuerdo y en desacuerdo con los demás.</text:p>
            <text:p>Puede discutir problemas prácticos cotidianos de una manera sencilla cuando se abordan de manera clara, lenta y directa.</text:p>
            <text:p>Puede discutir qué hacer, adónde ir y hacer arreglos para reunirse.</text:p>
          </table:table-cell>
          <table:table-cell table:style-name="ce32" office:value-type="string" calcext:value-type="string">
            <text:p>Puede seguir mucho de lo que se dice a su alrededor sobre temas generales siempre que los interlocutores eviten</text:p>
            <text:p>uso idiomático y articular con claridad.</text:p>
            <text:p>Puede expresar sus pensamientos sobre temas abstractos o culturales como música, películas. Puede explicar por qué</text:p>
            <text:p>algo es un problema.</text:p>
            <text:p>Puede dar breves comentarios sobre las opiniones de otros.</text:p>
            <text:p>Puede comparar y contrastar alternativas, debatir qué hacer, adónde ir, a quién o cuál elegir, etc.</text:p>
            <text:p>Por lo general, puede seguir los puntos principales en una discusión informal con amigos, siempre que el habla sea clara y articulado en lengua estándar.</text:p>
            <text:p>Puede dar o buscar puntos de vista y opiniones personales al discutir temas de interés.</text:p>
            <text:p>Puede hacer entender sus opiniones y reacciones en cuanto a soluciones a problemas o prácticas.</text:p>
            <text:p>preguntas sobre dónde ir, qué hacer, cómo organizar un evento (por ejemplo, una salida).</text:p>
            <text:p>Puede expresar su creencia, opinión, acuerdo y desacuerdo de manera cortés.</text:p>
          </table:table-cell>
          <table:table-cell table:style-name="ce35" office:value-type="string" calcext:value-type="string">
            <text:p>Puede mantenerse al día con una animada discusión entre hablantes nativos.</text:p>
            <text:p>Puede expresar sus ideas y opiniones con precisión, y presentar y responder a líneas complejas de</text:p>
            <text:p>argumento de manera convincente.</text:p>
            <text:p>Puede tomar parte activa en discusiones informales en contextos familiares, comentando, exponiendo puntos de vista con claridad, evaluando propuestas alternativas y haciendo y respondiendo hipótesis.</text:p>
            <text:p>Puede captar con algo de esfuerzo gran parte de lo que se dice a su alrededor en la discusión, pero puede resultarle difícil</text:p>
            <text:p>participar de manera efectiva en la discusión con varios hablantes nativos que no modifican su idioma.</text:p>
            <text:p>Puede dar cuenta y sostener sus opiniones en la discusión proporcionando explicaciones relevantes,</text:p>
            <text:p>argumentos y comentarios.</text:p>
          </table:table-cell>
          <table:table-cell table:style-name="ce38" office:value-type="string" calcext:value-type="string">
            <text:p>Puede seguir fácilmente y contribuir a interacciones complejas entre terceros en discusiones grupales incluso</text:p>
            <text:p>sobre temas abstractos, complejos y desconocidos.</text:p>
          </table:table-cell>
          <table:table-cell table:style-name="ce41" office:value-type="string" calcext:value-type="string">
            <text:p>Puede seguir fácilmente y contribuir a interacciones complejas entre terceros en discusiones grupales incluso</text:p>
            <text:p>sobre temas abstractos, complejos y desconocidos.</text:p>
          </table:table-cell>
          <table:table-cell table:style-name="ce79" table:number-columns-repeated="1014"/>
        </table:table-row>
        <table:table-row table:style-name="ro14">
          <table:covered-table-cell table:style-name="ce43"/>
          <table:covered-table-cell table:style-name="ce51"/>
          <table:table-cell table:style-name="ce56" office:value-type="string" calcext:value-type="string">
            <text:p>3.3.3 Interacturar en conversaciones formales </text:p>
          </table:table-cell>
          <table:table-cell table:style-name="ce19" office:value-type="string" calcext:value-type="string">
            <text:p>Puede utilizar y comprender palabras sencillas para intercambiar información. </text:p>
          </table:table-cell>
          <table:table-cell table:style-name="ce24" office:value-type="string" calcext:value-type="string">
            <text:p>Puede utilizar y entender expresiones sencillas en situaciones de conversación cotidianas. </text:p>
          </table:table-cell>
          <table:table-cell table:style-name="ce28" office:value-type="string" calcext:value-type="string">
            <text:p>Por lo general, puede seguir los cambios de tema en una discusión formal relacionada con su campo que se lleva a cabo </text:p>
            <text:p>lenta y claramente.</text:p>
            <text:p>Puede intercambiar información relevante y dar su opinión sobre problemas prácticos cuando se le pregunta directamente.</text:p>
            <text:p>siempre que reciba ayuda con la formulación y pueda solicitar la repetición de los puntos clave si es necesario.</text:p>
            <text:p>Puede decir lo que piensa sobre las cosas cuando se le habla directamente en una reunión formal, siempre que</text:p>
            <text:p>puede solicitar la repetición de puntos clave si es necesario.</text:p>
          </table:table-cell>
          <table:table-cell table:style-name="ce32" office:value-type="string" calcext:value-type="string">
            <text:p>Puede seguir mucho de lo que se dice relacionado con su campo, siempre que los interlocutores eviten</text:p>
            <text:p>uso idiomático y articular con claridad.</text:p>
            <text:p>Puede exponer un punto de vista con claridad, pero tiene dificultades para entablar un debate. B1 Puede participar en discusiones formales de rutina sobre temas familiares que se llevan a cabo de manera claramente articulada.</text:p>
            <text:p>habla en el dialecto estándar y que implica el intercambio de información fáctica, recibiendo</text:p>
            <text:p>instrucciones o la discusión de soluciones a problemas prácticos.</text:p>
          </table:table-cell>
          <table:table-cell table:style-name="ce35" office:value-type="string" calcext:value-type="string">
            <text:p>Puede mantenerse al día con una discusión animada, identificando con precisión los argumentos que apoyan y se oponen</text:p>
            <text:p>puntos de vista.</text:p>
            <text:p>Puede expresar sus ideas y opiniones con precisión, presentar y responder a líneas argumentales complejas.</text:p>
            <text:p>convincentemente.</text:p>
            <text:p>Puede participar activamente en discusiones formales rutinarias y no rutinarias.</text:p>
            <text:p>Puede seguir la discusión sobre asuntos relacionados con su campo, comprender en detalle los puntos dados</text:p>
            <text:p>prominencia por parte del ponente.</text:p>
            <text:p>Puede contribuir, dar cuenta y sostener su opinión, evaluar propuestas alternativas y hacer y</text:p>
            <text:p>responder a hipótesis.</text:p>
          </table:table-cell>
          <table:table-cell table:style-name="ce38" office:value-type="string" calcext:value-type="string">
            <text:p>Puede mantenerse al día fácilmente con el debate, incluso en temas abstractos, complejos y desconocidos.</text:p>
            <text:p>Puede argumentar una posición formal de manera convincente, respondiendo preguntas y comentarios y respondiendo</text:p>
            <text:p>líneas complejas de contraargumentos con fluidez, espontánea y apropiadamente.</text:p>
          </table:table-cell>
          <table:table-cell table:style-name="ce41" office:value-type="string" calcext:value-type="string">
            <text:p>Puede defenderse en discusiones formales de temas complejos, poniendo un discurso articulado y persuasivo.</text:p>
            <text:p>argumento, sin desventaja para los hablantes nativos.</text:p>
          </table:table-cell>
          <table:table-cell table:style-name="ce79" table:number-columns-repeated="1014"/>
        </table:table-row>
        <table:table-row table:style-name="ro14">
          <table:covered-table-cell table:style-name="ce43"/>
          <table:covered-table-cell table:style-name="ce51"/>
          <table:table-cell table:style-name="ce56" office:value-type="string" calcext:value-type="string">
            <text:p>3.3.4 Colaborar para alcanzar un objetivo <text:s text:c="2"/></text:p>
          </table:table-cell>
          <table:table-cell table:style-name="ce19" office:value-type="string" calcext:value-type="string">
            <text:p>Comprende y responde a preguntas sencillas que tengan como fin conseguir un fin relacionado con la vida cotidiana. </text:p>
          </table:table-cell>
          <table:table-cell table:style-name="ce24" office:value-type="string" calcext:value-type="string">
            <text:p><text:s/>Comprende preguntas e instrucciones si se le habla pronunciando lenta y cuidadosamente, y comprende indicaciones breves y sencillas sobre cómo ir a un lugar. Es capaz de pedirle a alguien alguna cosa y dar cosas a la gente.</text:p>
          </table:table-cell>
          <table:table-cell table:style-name="ce28" office:value-type="string" calcext:value-type="string">
            <text:p>Comprende lo suficiente como para desenvolverse en tareas sencillas y habituales sin mucho esfuerzo, y pide que le repitan lo dicho cuando no lo comprende. Discute los pasos que hay que seguir, planteando sugerencias y respondiendo a las sugerencias de los demás, pidiendo y dando indicaciones. <text:s/>Sabe indicar que sigue el hilo de la conversación, y es capaz de hacerse entender si el interlocutor tiene paciencia. Es capaz de comunicarse en tareas cotidianas utilizando frases sencillas para pedir y ofrecer cosas, para conseguir información sencilla y para discutir los pasos que hay que seguir. </text:p>
          </table:table-cell>
          <table:table-cell table:style-name="ce32" office:value-type="string" calcext:value-type="string">
            <text:p>Comprende lo que se dice, aunque esporádicamente tiene que pedir que le repitan o le aclaren lo dicho si el discurso de las demás personas es rápido o extenso. Explica los motivos de un problema, discute sobre los pasos que se deben seguir, compara y contrasta alternativas. Realiza breves comentarios sobre los puntos de vista de otras personas. <text:s/>Suele comprender lo que se dice y, cuando es necesario, repite parte de lo que alguien ha dicho para confirmar la comprensión mutua. Hace comprensibles sus opiniones y reacciones respecto a soluciones posibles o a los pasos que se han de seguir, y ofrece razonamientos y explicaciones breves. Invita a otros a expresar sus puntos de vista sobre la forma de proceder.</text:p>
          </table:table-cell>
          <table:table-cell table:style-name="ce35" office:value-type="string" calcext:value-type="string">
            <text:p>Comprende, con total certeza, instrucciones detalladas. Contribuye al progreso del trabajo invitando a otros a participar, dice lo que piensa, etc. Esboza un asunto o un problema con claridad, especulando sobre las causas o consecuencias y comparando las ventajas y desventajas de diferentes enfoques.</text:p>
          </table:table-cell>
          <table:table-cell table:style-name="ce38" office:value-type="string" calcext:value-type="string">
            <text:p>Comprende, con total certeza, instrucciones detalladas. Contribuye al progreso del trabajo invitando a otros a participar, dice lo que piensa, etc. Esboza un asunto o un problema con claridad, especulando sobre las causas o consecuencias y comparando las ventajas y desventajas de diferentes enfoques.</text:p>
          </table:table-cell>
          <table:table-cell table:style-name="ce41" office:value-type="string" calcext:value-type="string">
            <text:p>Comprende, con total certeza, instrucciones detalladas. Contribuye al progreso del trabajo invitando a otros a participar, dice lo que piensa, etc. Esboza un asunto o un problema con claridad, especulando sobre las causas o consecuencias y comparando las ventajas y desventajas de diferentes enfoques.</text:p>
          </table:table-cell>
          <table:table-cell table:style-name="ce79" table:number-columns-repeated="1014"/>
        </table:table-row>
        <table:table-row table:style-name="ro7">
          <table:covered-table-cell table:style-name="ce43"/>
          <table:covered-table-cell table:style-name="ce51"/>
          <table:table-cell table:style-name="ce56" office:value-type="string" calcext:value-type="string">
            <text:p>3.3.5 Interactuar para obtener bienes y servicios <text:s text:c="8"/></text:p>
          </table:table-cell>
          <table:table-cell table:style-name="ce19" office:value-type="string" calcext:value-type="string">
            <text:p>Puede hacer compras sencillas y / o pedir comida o bebida cuando señala</text:p>
            <text:p>u otro gesto puede apoyar la referencia verbal.</text:p>
          </table:table-cell>
          <table:table-cell table:style-name="ce24" office:value-type="string" calcext:value-type="string">
            <text:p><text:s/>Es capaz de pedirle a alguien alguna cosa, y viceversa. Se desenvuelve bien con números, cantidades, precios y horarios.</text:p>
          </table:table-cell>
          <table:table-cell table:style-name="ce28" office:value-type="string" calcext:value-type="string">
            <text:p>Pide y ofrece bienes y servicios cotidianos. Consigue información sencilla sobre viajes; utiliza el transporte público: autobuses, trenes y taxis; pide y da indicaciones para ir a un lugar y compra billetes. Pregunta sobre cosas y realiza transacciones sencillas en tiendas, oficinas de correo o bancos. Ofrece y recibe información relativa a cantidades, números, precios, etc. Realiza compras sencillas diciendo lo que quiere y preguntando el precio. Sabe cómo pedir comida en un restaurante.</text:p>
          </table:table-cell>
          <table:table-cell table:style-name="ce32" office:value-type="string" calcext:value-type="string">
            <text:p>Se desenvuelve bien en la mayoría de las transacciones que pueden surgir mientras viaja, organiza el viaje o el alojamiento, o trata con las autoridades competentes durante un viaje al extranjero. Se desenvuelve en situaciones menos habituales en tiendas, oficinas de correo, bancos; por ejemplo, devuelve una compra con la que no queda satisfecho. Sabe plantear una queja o hacer una reclamación. Se desenvuelve en la mayoría de las situaciones que suelen surgir cuando se organiza un viaje a través de una agencia, o cuando se está viajando; por ejemplo: preguntarle a un pasajero dónde debe bajarse cuando el destino es desconocido.</text:p>
          </table:table-cell>
          <table:table-cell table:style-name="ce35" office:value-type="string" calcext:value-type="string">
            <text:p>Tiene capacidad lingüística para negociar la solución de conflictos, como pueden ser reclamar una multa de tráfico injusta, pedir responsabilidad económica por daños causados en un piso o por culpabilidad en un accidente. Puede desarrollar su argumentación en caso de daños y perjuicios, utilizando un lenguaje persuasivo para reclamar una indemnización, y establece con claridad los límites de cualquier concesión que esté dispuesto a realizar. <text:s/>Explica un problema que ha surgido y deja claro que el proveedor del servicio o el cliente debe hacer concesiones.</text:p>
          </table:table-cell>
          <table:table-cell table:style-name="ce38" office:value-type="string" calcext:value-type="string">
            <text:p>Tiene capacidad lingüística para negociar la solución de conflictos, como pueden ser reclamar una multa de tráfico injusta, pedir responsabilidad económica por daños causados en un piso o por culpabilidad en un accidente. Puede desarrollar su argumentación en caso de daños y perjuicios, utilizando un lenguaje persuasivo para reclamar una indemnización, y establece con claridad los límites de cualquier concesión que esté dispuesto a realizar. <text:s/>Explica un problema que ha surgido y deja claro que el proveedor del servicio o el cliente debe hacer concesiones.</text:p>
          </table:table-cell>
          <table:table-cell table:style-name="ce41" office:value-type="string" calcext:value-type="string">
            <text:p>Tiene capacidad lingüística para negociar la solución de conflictos, como pueden ser reclamar una multa de tráfico injusta, pedir responsabilidad económica por daños causados en un piso o por culpabilidad en un accidente. Puede desarrollar su argumentación en caso de daños y perjuicios, utilizando un lenguaje persuasivo para reclamar una indemnización, y establece con claridad los límites de cualquier concesión que esté dispuesto a realizar. <text:s/>Explica un problema que ha surgido y deja claro que el proveedor del servicio o el cliente debe hacer concesiones.</text:p>
          </table:table-cell>
          <table:table-cell table:style-name="ce79" table:number-columns-repeated="1014"/>
        </table:table-row>
        <table:table-row table:style-name="ro18">
          <table:covered-table-cell table:style-name="ce43"/>
          <table:covered-table-cell table:style-name="ce51"/>
          <table:table-cell table:style-name="ce56" office:value-type="string" calcext:value-type="string">
            <text:p>3.3.6 Entrevistar y ser entrevistado/a <text:s text:c="2"/></text:p>
          </table:table-cell>
          <table:table-cell table:style-name="ce19" office:value-type="string" calcext:value-type="string">
            <text:p>Puede responder en una entrevista a preguntas directas simples habladas muy lentamente</text:p>
            <text:p>y claramente en un discurso directo no idiomático sobre detalles personales.</text:p>
          </table:table-cell>
          <table:table-cell table:style-name="ce24" office:value-type="string" calcext:value-type="string">
            <text:p>Responde en una entrevista a preguntas sencillas y directas sobre datos personales o sobre temas de su interés (animales, juegos, comida...), si se habla muy despacio y con claridad sin modismos ni frases hechas.</text:p>
          </table:table-cell>
          <table:table-cell table:style-name="ce28" office:value-type="string" calcext:value-type="string">
            <text:p>Se hace comprender en una entrevista y cuando comunica ideas e información sobre temas cotidianos, siempre que pueda pedir de vez en cuando que le aclaren lo dicho y que le ayuden a expresar lo que quiere decir. <text:s/>Responde a preguntas y afirmaciones sencillas durante una entrevista.</text:p>
          </table:table-cell>
          <table:table-cell table:style-name="ce32" office:value-type="string" calcext:value-type="string">
            <text:p>Proporciona la información concreta que se requiere en una entrevista o en una consulta (por ejemplo, describe síntomas a un médico), pero lo hace con una precisión limitada. Realiza entrevistas preparadas, comprobando y confirmando la información, aunque puede que esporádicamente tenga que pedir que le repitan lo dicho si la respuesta de la otra persona es rápida o extensa.</text:p>
          </table:table-cell>
          <table:table-cell table:style-name="ce35" office:value-type="string" calcext:value-type="string">
            <text:p>Realiza entrevistas eficaces y fluidas, incluso alejándose espontáneamente de las preguntas preparadas, siguiendo el hilo y dando repuestas interesantes. <text:s/>Puede tomar la iniciativa en una entrevista, y amplía y desarrolla sus ideas, bien con poca ayuda, bien obteniéndola si la necesita del entrevistador.</text:p>
          </table:table-cell>
          <table:table-cell table:style-name="ce38" office:value-type="string" calcext:value-type="string">
            <text:p>Participa totalmente en una entrevista como entrevistador o como entrevistado, ampliando y desarrollando las ideas discutidas con fluidez y sin apoyo y haciendo un buen uso de las interjecciones.</text:p>
          </table:table-cell>
          <table:table-cell table:style-name="ce41" office:value-type="string" calcext:value-type="string">
            <text:p>Representa muy bien su parte del diálogo, estructurando lo que dice y desenvolviéndose con autoridad y con total fluidez como entrevistador o entrevistado, sin estar en desventaja respecto a un hablante nativo.</text:p>
          </table:table-cell>
          <table:table-cell table:style-name="ce79" table:number-columns-repeated="1014"/>
        </table:table-row>
        <table:table-row table:style-name="ro19">
          <table:covered-table-cell table:style-name="ce43"/>
          <table:covered-table-cell table:style-name="ce51"/>
          <table:table-cell table:style-name="ce56" office:value-type="string" calcext:value-type="string">
            <text:p>3.3.7 Usar las telecomunicaciones <text:s/></text:p>
          </table:table-cell>
          <table:table-cell table:style-name="ce19" office:value-type="string" calcext:value-type="string">
            <text:p>Pude enteneder de fácil comprensión y que formen parte del contexto del alumnado. </text:p>
          </table:table-cell>
          <table:table-cell table:style-name="ce24" office:value-type="string" calcext:value-type="string">
            <text:p>Puede entener palabras <text:s/>y responder a cuestiones básicas del entorno favorece a estos centros, pero no al resto. </text:p>
          </table:table-cell>
          <table:table-cell table:style-name="ce28" office:value-type="string" calcext:value-type="string">
            <text:p>Puede, con repetición y aclaraciones, participar en una conversación telefónica breve y sencilla con una persona conocida en un</text:p>
            <text:p>tema predecible, por ejemplo, tiempos de llegada, arreglos para reunirse.</text:p>
            <text:p>Puede entender un mensaje telefónico simple (por ejemplo, "Mi vuelo está retrasado. Llegaré a las diez en punto"), confirme los detalles del mensaje.</text:p>
            <text:p>y transmitirlo por teléfono a otras personas interesadas.</text:p>
          </table:table-cell>
          <table:table-cell table:style-name="ce32" office:value-type="string" calcext:value-type="string">
            <text:p>Puede dar detalles importantes por teléfono sobre un incidente inesperado (por ejemplo, un problema en un hotel, con un viaje</text:p>
            <text:p>arreglos, con un coche de alquiler).</text:p>
            <text:p>Puede utilizar las telecomunicaciones para tener conversaciones relativamente sencillas pero prolongadas con personas que conoce personalmente.</text:p>
          </table:table-cell>
          <table:table-cell table:style-name="ce35" office:value-type="string" calcext:value-type="string">
            <text:p>Puede usar las telecomunicaciones para una variedad de propósitos personales y profesionales, siempre que pueda pedir una aclaración si</text:p>
            <text:p>el acento o la terminología son desconocidos.</text:p>
            <text:p>Puede participar en una conversación informal prolongada por teléfono con una persona conocida sobre una variedad de temas.</text:p>
          </table:table-cell>
          <table:table-cell table:style-name="ce38" office:value-type="string" calcext:value-type="string">
            <text:p>Puede utilizar las telecomunicaciones de forma eficaz para la mayoría de los fines profesionales o personales.</text:p>
          </table:table-cell>
          <table:table-cell table:style-name="ce41" office:value-type="string" calcext:value-type="string">
            <text:p>Puede utilizar las telecomunicaciones con seguridad y eficacia tanto para fines personales como profesionales, incluso si existe alguna</text:p>
            <text:p>interferencia o la persona que llama tiene un acento menos familiar.</text:p>
          </table:table-cell>
          <table:table-cell table:style-name="ce79" table:number-columns-repeated="1014"/>
        </table:table-row>
        <table:table-row table:style-name="ro20">
          <table:covered-table-cell table:style-name="ce43"/>
          <table:covered-table-cell table:style-name="ce52"/>
          <table:table-cell table:style-name="ce56" office:value-type="string" calcext:value-type="string">
            <text:p>3.3.8 Interactuar para argumentar (partcipar en un debate)</text:p>
          </table:table-cell>
          <table:table-cell table:style-name="ce19" office:value-type="string" calcext:value-type="string">
            <text:p>Pueden utilizar palabras sencillas para decir lo que le gusta o no le gusta o por qué prefiere una cosa u otra.</text:p>
          </table:table-cell>
          <table:table-cell table:style-name="ce24" office:value-type="string" calcext:value-type="string">
            <text:p>Puede explicar qué les gusta o no les gusta de algo, por qué prefieren una cosa a otra. Puede presentar su opinión con palabras y frases muy sencillas, siempre que los interlocutores sean pacientes.</text:p>
          </table:table-cell>
          <table:table-cell table:style-name="ce28" office:value-type="string" calcext:value-type="string">
            <text:p>Puede explicar qué les gusta o no les gusta de algo, por qué prefieren una cosa a otra, haciendo comparaciones sencillas y directas. Puede presentar su opinión en términos sencillos, siempre que los interlocutores sean pacientes.</text:p>
          </table:table-cell>
          <table:table-cell table:style-name="ce32" office:value-type="string" calcext:value-type="string">
            <text:p>Puede desarrollar un argumento lo suficientemente bien como para seguirlo sin dificultad la mayor parte del tiempo. Puede dar razones sencillas para justificar un punto de vista sobre un tema conocido. Puede expresar opiniones sobre temas relacionados con la vida cotidiana, utilizando expresiones sencillas. Puede dar razones y explicaciones breves de opiniones, planes y acciones. Puede explicar si aprueba o no lo que alguien ha hecho y dar razones para justificar esta opinión.</text:p>
          </table:table-cell>
          <table:table-cell table:style-name="ce35" office:value-type="string" calcext:value-type="string">
            <text:p>Puede desarrollar un argumento sistemáticamente con el resaltado apropiado de los puntos importantes y los detalles de apoyo relevantes. Puede desarrollar un argumento claro, ampliando y apoyando sus puntos de vista con cierta extensión con puntos subsidiarios y ejemplos relevantes. Puede construir una cadena de argumentos razonados. Puede explicar un punto de vista sobre un tema de actualidad dando las ventajas y desventajas de varias opciones.</text:p>
          </table:table-cell>
          <table:table-cell table:style-name="ce38" office:value-type="string" calcext:value-type="string">
            <text:p>Puede argumentar un caso sobre un tema complejo, formulando puntos con precisión y empleando el énfasis de manera efectiva. Puede desarrollar un argumento de manera sistemática en un lenguaje bien estructurado, teniendo en cuenta la perspectiva del interlocutor, destacando los puntos significativos con ejemplos de apoyo y concluyendo de manera adecuada.</text:p>
          </table:table-cell>
          <table:table-cell table:style-name="ce41" office:value-type="string" calcext:value-type="string">
            <text:p>Puede argumentar un caso sobre un tema complejo, formulando puntos con precisión y empleando el énfasis de manera efectiva. Puede desarrollar un argumento de manera sistemática en un lenguaje bien estructurado, teniendo en cuenta la perspectiva del interlocutor, destacando los puntos significativos con ejemplos de apoyo y concluyendo de manera adecuada.</text:p>
          </table:table-cell>
          <table:table-cell table:style-name="ce79" table:number-columns-repeated="1014"/>
        </table:table-row>
        <table:table-row table:style-name="ro21">
          <table:covered-table-cell table:style-name="ce43"/>
          <table:table-cell table:style-name="ce50" office:value-type="string" calcext:value-type="string" table:number-columns-spanned="1" table:number-rows-spanned="8">
            <text:p>3.4 Mediación oral de textos, conceptos y comunicación</text:p>
          </table:table-cell>
          <table:table-cell table:style-name="ce56" office:value-type="string" calcext:value-type="string">
            <text:p>3.4.1 Resumir y explicar textos de forma oral o signada</text:p>
          </table:table-cell>
          <table:table-cell table:style-name="ce19" office:value-type="string" calcext:value-type="string">
            <text:p>Expresa por medio de palabras sencillas (en lengua B) información predecible (señales, letreros, etc.) (en lengua A).</text:p>
          </table:table-cell>
          <table:table-cell table:style-name="ce24" office:value-type="string" calcext:value-type="string">
            <text:p>Transmite (en lengua B) información sencilla y predecible de señales, avisos, letreros, carteles, pósteres y programas de un espectáculo breves y muy sencillos (en lengua A).</text:p>
          </table:table-cell>
          <table:table-cell table:style-name="ce28" office:value-type="string" calcext:value-type="string">
            <text:p>Transmite (en lengua B) la información principal de textos breves, sencillos y estructurados con claridad (en lengua A), lo cual logra complementando su repertorio limitado con otros medios (por ejemplo, gestos, dibujos, palabras/signos de otras lenguas). // Resume (en lengua B) la información principal de textos informativos breves y sencillos (en lengua A) sobre temas conocidos; Comunica con frases sencillas (en lengua B) la información de textos breves, sencillos y estructurados de forma clara (en lengua A) que contienen ilustraciones o tablas; Comunica (en lengua B) la información principal de noticias sencillas de televisión o radio (en lengua A) sobre acontecimientos, deportes, accidentes, etc., siempre que traten de temas conocidos y se articulen de forma lenta y clara.</text:p>
          </table:table-cell>
          <table:table-cell table:style-name="ce32" office:value-type="string" calcext:value-type="string">
            <text:p>Resume (en lengua B) la información principal o los hechos más importantes de programas de televisión y videoclips (en lengua A), siempre que pueda verlos varias veces; Resume (en lengua B) la información principal de textos orales largos (en lengua A) sobre temas de sus áreas de interés, siempre que pueda escucharlos o verlos varias veces; Resume (en lengua B) la información principal de una conversación (en lengua A) sobre un tema de interés personal o de actualidad, siempre que las personas articulen con claridad; Resume de forma sencilla (en lengua B) la información principal contenida en textos sencillos (en lengua A) sobre temas conocidos (por ejemplo, una entrevista breve, un artículo de una revista, un folleto de viajes); Resume (en lengua B) la información principal de textos (en lengua A), claros y bien estructurados, sobre temas conocidos o de interés personal, aunque a veces sus limitaciones léxicas provocan dificultades en la formulación. // Recopila fragmentos breves de información de varias fuentes (en lengua A) y los resume (en lengua B) para otra persona; Resume (en lengua B) una narración corta o un artículo, charla, discusión, entrevista o documental (en lengua A) y responde otras preguntas sobre los detalles; Resume (en lengua B) la información principal de textos largos (en lengua A) sobre temas de sus áreas de interés, siempre que pueda comprobar el significado de ciertas expresiones.</text:p>
          </table:table-cell>
          <table:table-cell table:style-name="ce35" office:value-type="string" calcext:value-type="string">
            <text:p>Resume (en lengua B) la trama y la secuencia de acontecimientos de una película o de una obra de teatro (en lengua A); Resume (en lengua B) fragmentos de noticias, entrevistas o documentales que contienen opiniones, argumentos y análisis (en lengua A); Reconoce el tipo de destinatarios de un texto (en lengua A) sobre un tema de interés y explica (en lengua B) el propósito, las actitudes y la opinión del/la autor/a; Resume (en lengua B) la información importante de textos extensos y complejos (en lengua A) sobre temas de actualidad, incluidas sus áreas de interés especial; Resume (en lengua B) una amplia variedad de textos con información de carácter fáctico y ficcionales (en lengua A), comentando y contrastando puntos de vista opuestos y los temas principales; Sintetiza y comunica (en lengua B) información y argumentos procedentes de varias fuentes (en lengua A). // Resume (en lengua B) la información principal de discusiones complejas (en lengua A), sopesando los diferentes puntos de vista presentados; Realiza un resumen claro y lingüísticamente bien estructurado (en lengua B) de la información y los argumentos presentes en textos (en lengua A) sobre una amplia variedad de temas relacionados con sus áreas de interés y especialización.</text:p>
          </table:table-cell>
          <table:table-cell table:style-name="ce38" office:value-type="string" calcext:value-type="string">
            <text:p>Explica (en lengua B) la actitud u opinión expresadas en un texto fuente (en lengua A) sobre un tema especializado, respaldando las inferencias que hace con referencias a pasajes específicos del texto original; Hace uso de la información y los argumentos de un texto complejo, (en lengua A) para discutir sobre un tema (en lengua B), glosando con comentarios valorativos, añadiendo su opinión, etc.; Explica (en lengua B) distinciones sutiles en la presentación de hechos y argumentos (en lengua A); Resume con claridad y de manera bien estructurada (en lengua B) la información principal de textos complejos (en lengua A) en áreas de especialización distintas de las suyas, aunque tal vez tenga que confirmar de manera puntual conceptos técnicos concretos; Resume (en lengua B) discusiones (en lengua A) sobre temas de su ámbito de competencia académica o profesional, elaborando y sopesando diferentes puntos de vista e identificando los aspectos más importantes; Resume (en lengua B) textos largos y de lectura exigente (en lengua A).</text:p>
          </table:table-cell>
          <table:table-cell table:style-name="ce41" office:value-type="string" calcext:value-type="string">
            <text:p>Explica (en lengua B) inferencias cuando las conexiones o las implicaciones no son explícitas (en lengua A), y señala las implicaciones socioculturales de la forma de expresión (por ejemplo, la sutileza, la ironía, el sarcasmo).</text:p>
          </table:table-cell>
          <table:table-cell table:style-name="ce79" table:number-columns-repeated="1014"/>
        </table:table-row>
        <table:table-row table:style-name="ro12">
          <table:covered-table-cell table:style-name="ce43"/>
          <table:covered-table-cell table:style-name="ce51"/>
          <table:table-cell table:style-name="ce56" office:value-type="string" calcext:value-type="string">
            <text:p>3.4.2 Traducir un texto escrito de forma oral o signada <text:s text:c="2"/></text:p>
          </table:table-cell>
          <table:table-cell table:style-name="ce19" office:value-type="string" calcext:value-type="string">
            <text:p>Traduce palabras sueltas (en lengua B) de palabras cotidianas (en lengua A), utilizando gestos para hacer más comprensible la traducción.</text:p>
          </table:table-cell>
          <table:table-cell table:style-name="ce24" office:value-type="string" calcext:value-type="string">
            <text:p>Realiza una traducción sencilla y poco elaborada (en lengua B) de palabras/signos y frases sencillas/os y cotidianas/os (escritos en lengua A) que se encuentran en señales, avisos, letreros, carteles, pósteres, programas de un espectáculo, folletos, etc.</text:p>
          </table:table-cell>
          <table:table-cell table:style-name="ce28" office:value-type="string" calcext:value-type="string">
            <text:p>Realiza una traducción oral sencilla y poco elaborada (en lengua B) de información rutinaria relacionada con temas conocidos y expresada en oraciones sencillas (en lengua A) (por ejemplo, noticias personales, narraciones breves, indicaciones, avisos, letreros, carteles o instrucciones); Realiza una traducción oral sencilla y poco elaborada (en lengua B) de textos breves y sencillos (por ejemplo, avisos, letreros y carteles sobre asuntos conocidos) (escritos en lengua A), captando la información más importante. // Realiza una traducción oral aproximada (en lengua B) de textos breves, sencillos y cotidianos (por ejemplo, catálogos, avisos, letreros, carteles, instrucciones, cartas o correos electrónicos) (escritos en lengua A).</text:p>
          </table:table-cell>
          <table:table-cell table:style-name="ce32" office:value-type="string" calcext:value-type="string">
            <text:p>Realiza una traducción oral aproximada (en lengua B) de textos informativos claros y bien estructurados (escritos en lengua A) sobre temas conocidos o de interés personal, aunque a veces sus limitaciones léxicas provocan dificultades en la formulación. // Realiza una traducción oral (en lengua B) de textos (escritos en lengua A) con información y argumentos sobre temas de sus áreas de interés profesional, académico y personal, siempre que estén escritos en un lenguaje sencillo y en lengua estándar.</text:p>
          </table:table-cell>
          <table:table-cell table:style-name="ce35" office:value-type="string" calcext:value-type="string">
            <text:p><text:s/>// Realiza una traducción oral (en lengua B) de textos complejos (escritos en lengua A) que contienen información y argumentos sobre temas de sus áreas de interés profesional, académico y personal.</text:p>
          </table:table-cell>
          <table:table-cell table:style-name="ce38" office:value-type="string" calcext:value-type="string">
            <text:p>Realiza con fluidez una traducción oral (en lengua B) de textos complejos (escritos en lengua A) sobre una amplia variedad de temas generales y especializados, captando la mayoría de los matices.</text:p>
          </table:table-cell>
          <table:table-cell table:style-name="ce41" office:value-type="string" calcext:value-type="string">
            <text:p>Realiza con fluidez una traducción oral (en lengua B) de textos abstractos (escritos en lengua A) sobre una amplia variedad de temas de interés personal, académico y profesional, transmitiendo correctamente aspectos valorativos y argumentos, así como los matices e inferencias implicados.</text:p>
          </table:table-cell>
          <table:table-cell table:style-name="ce79" table:number-columns-repeated="1014"/>
        </table:table-row>
        <table:table-row table:style-name="ro2">
          <table:covered-table-cell table:style-name="ce43"/>
          <table:covered-table-cell table:style-name="ce51"/>
          <table:table-cell table:style-name="ce56" office:value-type="string" calcext:value-type="string">
            <text:p>3.4.3 Expresar una reacción personal a textos creativos (incluidos los literarios) <text:s text:c="6"/></text:p>
          </table:table-cell>
          <table:table-cell table:style-name="ce19" office:value-type="string" calcext:value-type="string">
            <text:p>Utiliza palabras sencillas para expresar si le gustó o no la obra.</text:p>
          </table:table-cell>
          <table:table-cell table:style-name="ce24" office:value-type="string" calcext:value-type="string">
            <text:p>Utiliza palabras/signos sencillas/os para mencionar los sentimientos que le provocó una obra.</text:p>
          </table:table-cell>
          <table:table-cell table:style-name="ce28" office:value-type="string" calcext:value-type="string">
            <text:p>Comenta si una obra le gustó o no, y explica por qué con un lenguaje sencillo; Expone con un lenguaje sencillo qué aspectos de una obra le interesaron especialmente; Expresa sus reacciones a una obra, compartiendo sus sentimientos y sus ideas con un lenguaje sencillo.</text:p>
          </table:table-cell>
          <table:table-cell table:style-name="ce32" office:value-type="string" calcext:value-type="string">
            <text:p>Describe los sentimientos de un personaje y explica las razones de los mismos; Describe la personalidad de un personaje; Explica brevemente los sentimientos y opiniones que le provoca una obra; Describe las emociones que ha sentido en un momento determinado de una historia y por qué ha sido así, como, por ejemplo, el/los momento/s en que se preocupó por un personaje; Relaciona las emociones experimentadas por un personaje con las emociones que él/ella ha experimentado personalmente; Relaciona los sucesos de un relato, una película o una obra de teatro con acontecimientos similares que ha vivido o de los que ha oído hablar; Explica con cierto detalle con qué personaje se ha identificado más y por qué; Explica por qué ciertas partes o aspectos de una obra le han interesado especialmente.</text:p>
          </table:table-cell>
          <table:table-cell table:style-name="ce35" office:value-type="string" calcext:value-type="string">
            <text:p>Expresa con cierto detalle sus reacciones a la forma de expresión, el estilo y el contenido de una obra, explicando qué apreció y por qué; Describe su respuesta emocional a una obra y explica en detalle cómo la obra le ha provocado esta respuesta; Proporciona su interpretación personal del desarrollo del argumento, los personajes y temas de una historia, una novela, una película o una obra de teatro; Presenta con claridad sus reacciones a una obra y desarrolla sus ideas apoyándose en ejemplos y argumentos.</text:p>
          </table:table-cell>
          <table:table-cell table:style-name="ce38" office:value-type="string" calcext:value-type="string">
            <text:p>Describe a grandes rasgos su interpretación de un personaje de una obra: su estado emocional/psicológico, los motivos de sus actos y las consecuencias de los mismos; Describe con detalle su interpretación personal de una obra, perfilando sus reacciones a determinados aspectos y explicando su relevancia.</text:p>
          </table:table-cell>
          <table:table-cell table:style-name="ce41" office:value-type="string" calcext:value-type="string">
            <text:p>Puede describir en detalle una interpretación personal de una obra, delineando sus reacciones a ciertas características y</text:p>
            <text:p>explicando su significado.</text:p>
            <text:p>Puede delinear una interpretación personal de un personaje en una obra: su estado psicológico / emocional, el</text:p>
            <text:p>motivos de sus acciones y las consecuencias de estas acciones.</text:p>
          </table:table-cell>
          <table:table-cell table:style-name="ce79" table:number-columns-repeated="1014"/>
        </table:table-row>
        <table:table-row table:style-name="ro10">
          <table:covered-table-cell table:style-name="ce43"/>
          <table:covered-table-cell table:style-name="ce51"/>
          <table:table-cell table:style-name="ce56" office:value-type="string" calcext:value-type="string">
            <text:p>3.4.4 <text:s/>Facilitar la interacción colaborativa entre compañeros <text:s text:c="4"/></text:p>
          </table:table-cell>
          <table:table-cell table:style-name="ce20" office:value-type="string" calcext:value-type="string">
            <text:p>Puede dar algunas instrucciones muy báiscas empleando un lenguaje muy limitado. </text:p>
          </table:table-cell>
          <table:table-cell table:style-name="ce24" office:value-type="string" calcext:value-type="string">
            <text:p>Puede dar algunas instrucciones sencillas en un grupo cooperativo.</text:p>
          </table:table-cell>
          <table:table-cell table:style-name="ce28" office:value-type="string" calcext:value-type="string">
            <text:p>Puede dar una amplia gama de instrucciones sencillas en un grupo cooperativo.</text:p>
          </table:table-cell>
          <table:table-cell table:style-name="ce32" office:value-type="string" calcext:value-type="string">
            <text:p>Puede asignar turnos en una discusión, invitando a un participante a expresar sus puntos de vista.Puede dar instrucciones sencillas y claras para organizar una actividad.</text:p>
          </table:table-cell>
          <table:table-cell table:style-name="ce35" office:value-type="string" calcext:value-type="string">
            <text:p>Puede organizar y gestionar el trabajo en grupo colaborativo de manera eficiente.</text:p>
            <text:p>Puede monitorear el trabajo individual y grupal de manera no intrusiva, interviniendo para establecer un grupo</text:p>
            <text:p>retomar la tarea o asegurar una participación uniforme.</text:p>
            <text:p>Puede intervenir de manera solidaria para centrar la atención de las personas en aspectos del</text:p>
            <text:p>tarea haciendo preguntas específicas e invitando a sugerencias.Puede explicar los diferentes roles de los participantes en el proceso colaborativo, dando</text:p>
            <text:p>instrucciones claras para el trabajo en grupo.</text:p>
            <text:p>Puede explicar las reglas básicas de la discusión colaborativa en grupos pequeños que involucran</text:p>
            <text:p>resolución de problemas o evaluación de propuestas alternativas.</text:p>
            <text:p>Puede intervenir cuando sea necesario para que un grupo vuelva a la tarea con nuevas instrucciones o</text:p>
            <text:p>para fomentar una participación más uniforme</text:p>
          </table:table-cell>
          <table:table-cell table:style-name="ce38" office:value-type="string" calcext:value-type="string">
            <text:p>Puede organizar una secuencia variada y equilibrada de sesiones plenarias, grupales e individuales.</text:p>
            <text:p>trabajar, asegurando transiciones suaves entre las fases.</text:p>
            <text:p>Puede intervenir diplomáticamente para redirigir la discusión, evitar que una persona</text:p>
            <text:p>Dominar o confrontar un comportamiento disruptivo.</text:p>
          </table:table-cell>
          <table:table-cell table:style-name="ce41" office:value-type="string" calcext:value-type="string">
            <text:p>Puede asumir diferentes roles según las necesidades de los participantes y</text:p>
            <text:p>requisitos de la actividad (especialista, mediador, supervisor, etc.) y</text:p>
            <text:p>Brindar el apoyo individualizado apropiado.</text:p>
            <text:p>Puede reconocer las corrientes subterráneas en la interacción y tomar las medidas adecuadas para guiar la</text:p>
            <text:p>dirección de la discusión.</text:p>
          </table:table-cell>
          <table:table-cell table:style-name="ce79" table:number-columns-repeated="1014"/>
        </table:table-row>
        <table:table-row table:style-name="ro2">
          <table:covered-table-cell table:style-name="ce43"/>
          <table:covered-table-cell table:style-name="ce51"/>
          <table:table-cell table:style-name="ce56" office:value-type="string" calcext:value-type="string">
            <text:p>3.4.5 Colaborar en la construcción de conocimiento en el trabajo en grupo <text:s text:c="4"/></text:p>
          </table:table-cell>
          <table:table-cell table:style-name="ce19" office:value-type="string" calcext:value-type="string">
            <text:p>Participa en una lluvia de ideas por medio de palabras sencillas que haya podido preparar de antemano.</text:p>
          </table:table-cell>
          <table:table-cell table:style-name="ce24" office:value-type="string" calcext:value-type="string">
            <text:p>Expresa una idea y pregunta por lo que piensan otros usando palabras/signos y frases muy sencillas/os, siempre que pueda prepararlo de antemano.</text:p>
          </table:table-cell>
          <table:table-cell table:style-name="ce28" office:value-type="string" calcext:value-type="string">
            <text:p>Hace sugerencias de forma sencilla; Hace comentarios sencillos y plantea de vez en cuando preguntas para indicar que sigue la conversación. // Se asegura, mediante la formulación de preguntas adecuadas, de que la persona a la que se dirige entiende lo que quiere decir.</text:p>
          </table:table-cell>
          <table:table-cell table:style-name="ce32" office:value-type="string" calcext:value-type="string">
            <text:p>Repite parte de lo que alguien ha dicho para confirmar la comprensión mutua y contribuir al desarrollo de las ideas que se están tratando; Pide a un/a integrante del grupo que exponga la razón o razones de sus puntos de vista. // Utiliza preguntas, comentarios y reformulaciones sencillas para mantener el foco de una discusión; Organiza el trabajo en una tarea colaborativa sencilla, estableciendo el objetivo y explicando de manera sencilla el principal asunto que hay que resolver.</text:p>
          </table:table-cell>
          <table:table-cell table:style-name="ce35" office:value-type="string" calcext:value-type="string">
            <text:p>Contempla las dos caras de un problema, dando argumentos a favor y en contra, y proponiendo una solución o un acuerdo; Expone sus ideas en grupo y plantea preguntas que provocan que los otros miembros del grupo reaccionen y expongan su perspectiva; Desarrolla las ideas y las opiniones de otros. // Ayuda a organizar la discusión grupal informando sobre lo que otros han dicho, resumiendo, ampliando y sopesando los diferentes puntos de vista; Contribuye en la toma colaborativa de decisiones y en la resolución de problemas expresando y desarrollando ideas de forma cooperativa, explicando detalles y haciendo sugerencias para acciones futuras; Señala la cuestión principal que tiene que resolverse en una tarea compleja, así como los aspectos más relevantes que deben tenerse en cuenta para conseguirlo.</text:p>
          </table:table-cell>
          <table:table-cell table:style-name="ce38" office:value-type="string" calcext:value-type="string">
            <text:p>Señala inconsistencias en el pensamiento y cuestiona las ideas de otros en el proceso de intentar alcanzar un consenso; Evalúa los problemas, retos y propuestas en una discusión colaborativa con el fin de decidir cómo avanzar; Encuadra una discusión para consensuar, con un/a compañero/a o un grupo, la manera de proceder, informando de lo que han dicho otras personas, resumiendo, elaborando y sopesando varios puntos de vista.</text:p>
          </table:table-cell>
          <table:table-cell table:style-name="ce41" office:value-type="string" calcext:value-type="string">
            <text:p>Resume, evalúa y relaciona las diferentes intervenciones con el fin de facilitar un acuerdo que lleve a una solución o a cómo continuar.</text:p>
          </table:table-cell>
          <table:table-cell table:style-name="ce79" table:number-columns-repeated="1014"/>
        </table:table-row>
        <table:table-row table:style-name="ro22">
          <table:covered-table-cell table:style-name="ce43"/>
          <table:covered-table-cell table:style-name="ce51"/>
          <table:table-cell table:style-name="ce56" office:value-type="string" calcext:value-type="string">
            <text:p>3.4.6 Liderar el trabajo en grupo gestionando la intreacción y fomentando el discurso para construir conocimiento</text:p>
          </table:table-cell>
          <table:table-cell table:style-name="ce19" office:value-type="string" calcext:value-type="string">
            <text:p>Expresa palabras clave de una idea para fomentar la participación de las personas implicadas, siempre y cuando haya podido prepararlo de antemano, </text:p>
          </table:table-cell>
          <table:table-cell table:style-name="ce24" office:value-type="string" calcext:value-type="string">
            <text:p>Utiliza palabras/signos aisladas/os y sencillas/os, así como signos de comunicación no verbal, para mostrar su interés por una idea.</text:p>
          </table:table-cell>
          <table:table-cell table:style-name="ce28" office:value-type="string" calcext:value-type="string">
            <text:p>Pregunta lo que alguien piensa sobre una determinada idea.</text:p>
          </table:table-cell>
          <table:table-cell table:style-name="ce32" office:value-type="string" calcext:value-type="string">
            <text:p>Pregunta por qué alguien piensa algo o en qué medida cree que algo podría funcionar. // Realiza preguntas para invitar a los participantes a aclarar su razonamiento; Realiza las preguntas adecuadas para comprobar la comprensión de los conceptos que se han explicado; Pide a los participantes que desarrollen aspectos específicos que mencionaron en su explicación inicial.</text:p>
          </table:table-cell>
          <table:table-cell table:style-name="ce35" office:value-type="string" calcext:value-type="string">
            <text:p>Pide a la gente que explique en qué medida una idea se relaciona con el tema principal que se está discutiendo; Construye sobre las ideas de los demás y las relaciona en líneas de pensamiento coherentes; Realiza preguntas y proporciona retroalimentación para animar a los participantes a que desarrollen sus reflexiones y justifiquen o aclaren sus opiniones. // Anima a los miembros de un grupo a aprovechar la información y las ideas aportadas por los demás para dar con un concepto o llegar a una solución; Anima a los miembros de un grupo a exponer y desarrollar sus reflexiones.</text:p>
          </table:table-cell>
          <table:table-cell table:style-name="ce38" office:value-type="string" calcext:value-type="string">
            <text:p>Plantea una serie de preguntas abiertas aprovechando las diferentes intervenciones para estimular el razonamiento lógico (por ejemplo, formular hipótesis, inferir, analizar, justificar y predecir).</text:p>
          </table:table-cell>
          <table:table-cell table:style-name="ce41" office:value-type="string" calcext:value-type="string">
            <text:p>Dirige de manera eficaz la formulación de ideas en una discusión sobre temas abstractos guiando mediante preguntas focalizadas y animando a los demás a desarrollar su razonamiento.</text:p>
          </table:table-cell>
          <table:table-cell table:style-name="ce79" table:number-columns-repeated="1014"/>
        </table:table-row>
        <table:table-row table:style-name="ro17">
          <table:covered-table-cell table:style-name="ce43"/>
          <table:covered-table-cell table:style-name="ce51"/>
          <table:table-cell table:style-name="ce56" office:value-type="string" calcext:value-type="string">
            <text:p>3.4.7 <text:s/>Facilitar el espacio para el entendimiento pluricultural <text:s text:c="3"/></text:p>
          </table:table-cell>
          <table:table-cell table:style-name="ce19" office:value-type="string" calcext:value-type="string">
            <text:p>Muestra una actitiud de acogida a todas las personas por medio de palabras sencillas (por ejemplo, bienvenido/a) y fomenta la interacción mediante palabras sencillas y signos de comunicación no verbal.</text:p>
          </table:table-cell>
          <table:table-cell table:style-name="ce24" office:value-type="string" calcext:value-type="string">
            <text:p>Facilita un intercambio intercultural mostrando una actitud de acogida e interés con palabras/signos sencillas/os y signos de comunicación no verbal, invitando a otros a intervenir e indicando si entiende cuando se dirigen a él/ella directamente.</text:p>
          </table:table-cell>
          <table:table-cell table:style-name="ce28" office:value-type="string" calcext:value-type="string">
            <text:p>Contribuye a un intercambio intercultural utilizando palabras/signos sencillas/os para pedir a otros que expliquen algo y lograr que aclaren lo que dicen, al tiempo que hace uso de un repertorio limitado para expresar acuerdo, invitar, agradecer, etc.</text:p>
          </table:table-cell>
          <table:table-cell table:style-name="ce32" office:value-type="string" calcext:value-type="string">
            <text:p>Contribuye a desarrollar una cultura compartida de comunicación, intercambiando de manera sencilla información sobre valores y actitudes hacia la lengua y la cultura; Facilita un intercambio intercultural utilizando un repertorio limitado para presentar a personas de distintas culturas y para plantear y contestar preguntas, mostrando conciencia de que algunas preguntas pueden percibirse de distinta forma en las diferentes culturas involucradas. // Presta apoyo durante encuentros interculturales, identificando los sentimientos y las diferentes visiones del mundo de los otros miembros del grupo; Facilita la comunicación entre culturas iniciando la conversación, mostrando interés y empatía mediante preguntas y respuestas sencillas, y expresando acuerdo y entendimiento.</text:p>
          </table:table-cell>
          <table:table-cell table:style-name="ce35" office:value-type="string" calcext:value-type="string">
            <text:p>Cuando colabora con personas de otras culturas, adapta su forma de trabajar para crear maneras de proceder compartidas; Trabaja de forma colaborativa con personas que tienen distintas orientaciones culturales, discutiendo las semejanzas y diferencias de puntos de vista y perspectivas; Fomenta una cultura compartida de comunicación, expresando su comprensión y reconocimiento de ideas, sentimientos y puntos de vista diferentes, e invitando a los participantes a intervenir y a reaccionar a las ideas de los demás. // Aclara malentendidos e interpretaciones erróneas durante encuentros interculturales, proponiendo una interpretación de lo que se quiso decir realmente con el fin de aclarar la situación y permitir que la discusión avance; En encuentros interculturales, demuestra capacidad para reconocer perspectivas diferentes a su visión habitual del mundo y se expresa de manera adecuada al contexto; Explota su conocimiento de las convenciones socioculturales para establecer un consenso sobre cómo actuar en una determinada situación que es nueva para las personas involucradas.</text:p>
          </table:table-cell>
          <table:table-cell table:style-name="ce38" office:value-type="string" calcext:value-type="string">
            <text:p>Anticipa posibles confusiones sobre lo que se ha dicho o escrito y ayuda a mantener una interacción positiva comentando e interpretando las diferentes perspectivas culturales sobre el tema en cuestión; Actúa como mediador/a en encuentros interculturales y contribuye a crear una cultura compartida de comunicación gestionando la ambigüedad, ofreciendo consejo y apoyo, y evitando malentendidos.</text:p>
          </table:table-cell>
          <table:table-cell table:style-name="ce41" office:value-type="string" calcext:value-type="string">
            <text:p>Dirige con eficacia una discusión delicada, identificando los matices y el trasfondo de la conversación; Media de forma eficaz y natural entre miembros de su propia comunidad y de otras comunidades, teniendo en cuenta las diferencias socioculturales y sociolingüísticas.</text:p>
          </table:table-cell>
          <table:table-cell table:style-name="ce79" table:number-columns-repeated="1014"/>
        </table:table-row>
        <table:table-row table:style-name="ro5">
          <table:covered-table-cell table:style-name="ce44"/>
          <table:covered-table-cell table:style-name="ce52"/>
          <table:table-cell table:style-name="ce56" office:value-type="string" calcext:value-type="string">
            <text:p>3.4.8 Facilitar la comunicación en situaciones delicadas o de desacuerdo <text:s text:c="3"/></text:p>
          </table:table-cell>
          <table:table-cell table:style-name="ce19" office:value-type="string" calcext:value-type="string">
            <text:p>Identifica que alguien tiene un problema y muestra empatía por medio de palabras sencillas y/o signos de comunicación no verbal.</text:p>
          </table:table-cell>
          <table:table-cell table:style-name="ce24" office:value-type="string" calcext:value-type="string">
            <text:p>Identifica cuándo las personas discrepan o cuándo alguien tiene un problema, y utiliza palabras y frases sencillas memorizadas (por ejemplo, Lo entiendo, ¿Estás bien?) para mostrar empatía.</text:p>
          </table:table-cell>
          <table:table-cell table:style-name="ce28" office:value-type="string" calcext:value-type="string">
            <text:p>Identifica cuándo las personas discrepan o hay dificultades en la interacción, y adapta frases sencillas memorizadas para que cedan y busquen el acuerdo.</text:p>
          </table:table-cell>
          <table:table-cell table:style-name="ce32" office:value-type="string" calcext:value-type="string">
            <text:p>Demuestra que comprende los asuntos clave de un desacuerdo sobre un tema que le resulta conocido, formulando peticiones sencillas de confirmación y/o aclaración. // Pide a las partes en desacuerdo que expliquen su punto de vista y responde brevemente a sus explicaciones, siempre que el tema sea conocido y las partes se expresen con claridad.</text:p>
          </table:table-cell>
          <table:table-cell table:style-name="ce35" office:value-type="string" calcext:value-type="string">
            <text:p>Resume las afirmaciones realizadas por las dos partes, destacando los puntos de encuentro y los obstáculos para el acuerdo; Señala con razonable precisión los puntos principales de desacuerdo y explica las posturas de las partes implicadas; Identifica, mediante preguntas, puntos de acuerdo e invita a cada parte a señalar posibles soluciones. // Resume de forma clara y precisa lo que se ha acordado y lo que se espera de cada una de las partes; Ayuda a las partes en desacuerdo a entenderse mejor, reformulando y replanteando sus posturas de manera más clara y priorizando necesidades y objetivos; Consigue que las partes en desacuerdo formulen posibles soluciones con el fin de ayudarles a alcanzar un consenso, formulando preguntas abiertas y neutrales para minimizar situaciones incómodas u ofensivas.</text:p>
          </table:table-cell>
          <table:table-cell table:style-name="ce38" office:value-type="string" calcext:value-type="string">
            <text:p>Utiliza un lenguaje persuasivo para sugerir que las partes en desacuerdo avancen hacia una nueva postura; Pide de manera diplomática a cada una de las partes en desacuerdo que determinen qué es lo fundamental de su postura y a qué estarían dispuestos a renunciar bajo determinadas circunstancias; Se muestra sensible hacia diferentes puntos de vista, utilizando la repetición y la paráfrasis para demostrar que entiende en detalle las exigencias de cada una de las partes para poder alcanzar un acuerdo.</text:p>
          </table:table-cell>
          <table:table-cell table:style-name="ce41" office:value-type="string" calcext:value-type="string">
            <text:p>Adopta una postura firme y segura sobre una cuestión de principios, al tiempo que es diplomático/a y muestra respeto por los puntos de vista de otros; Trata con tacto a un/a participante disruptivo/a, formulando cualquier comentario diplomáticamente de acuerdo con la situación y las percepciones culturales.</text:p>
          </table:table-cell>
          <table:table-cell table:style-name="ce79" table:number-columns-repeated="1014"/>
        </table:table-row>
        <table:table-row table:style-name="ro19">
          <table:table-cell table:style-name="ce47" office:value-type="string" calcext:value-type="string" table:number-columns-spanned="1" table:number-rows-spanned="12">
            <text:p>4. EXPRESIÓN ESCRITA</text:p>
          </table:table-cell>
          <table:table-cell table:style-name="ce50" office:value-type="string" calcext:value-type="string">
            <text:p>4.1 General </text:p>
          </table:table-cell>
          <table:table-cell table:style-name="ce56" office:value-type="string" calcext:value-type="string">
            <text:p>4.1.1 Expresión escrita en general</text:p>
          </table:table-cell>
          <table:table-cell table:style-name="ce19" office:value-type="string" calcext:value-type="string">
            <text:p>Puede dar información personal básica (por ejemplo, nombre, dirección, nacionalidad), tal vez con el uso de un diccionario..</text:p>
          </table:table-cell>
          <table:table-cell table:style-name="ce24" office:value-type="string" calcext:value-type="string">
            <text:p>Puede dar información sobre asuntos de relevancia personal (por ejemplo, lo que le gusta y lo que no le gusta, la familia, las mascotas) utilizando palabras / signos simples y expresiones básicas. Puede producir frases y oraciones simples aisladas.. <text:s/></text:p>
          </table:table-cell>
          <table:table-cell table:style-name="ce28" office:value-type="string" calcext:value-type="string">
            <text:p>Puede dar información a través de frases y oraciones simples enlazadas con conectores simples como "y", "pero" y "porque".</text:p>
          </table:table-cell>
          <table:table-cell table:style-name="ce32" office:value-type="string" calcext:value-type="string">
            <text:p>Puede dar información a través de textos sencillos y conectados sobre una variedad de temas familiares dentro de su campo de interés, al vincular una serie de elementos discretos más cortos en una secuencia lineal.</text:p>
          </table:table-cell>
          <table:table-cell table:style-name="ce35" office:value-type="string" calcext:value-type="string">
            <text:p>Puede dar información a través de textos claros y detallados sobre una variedad de temas relacionados con su campo de interés, sintetizando y evaluando información y argumentos de diversas fuentes.</text:p>
          </table:table-cell>
          <table:table-cell table:style-name="ce38" office:value-type="string" calcext:value-type="string">
            <text:p>Puede dar información a través de textos claros y bien estructurados de temas complejos, subrayando los temas relevantes relevantes, ampliando y apoyando puntos de vista con cierta extensión con puntos subsidiarios, razones y ejemplos relevantes, y completando con una conclusión apropiada. Puede emplear la estructura y las convenciones de una variedad de géneros, variando el tono, el estilo y el registro según el destinatario, el tipo de texto y el tema.</text:p>
          </table:table-cell>
          <table:table-cell table:style-name="ce41" office:value-type="string" calcext:value-type="string">
            <text:p>Puede dar información a través de textos complejos, claros, fluidos y con un estilo apropiado y eficaz y una estructura lógica que ayuda al lector a identificar los puntos importantes.</text:p>
          </table:table-cell>
          <table:table-cell table:style-name="ce79" table:number-columns-repeated="1014"/>
        </table:table-row>
        <table:table-row table:style-name="ro23">
          <table:covered-table-cell table:style-name="ce43"/>
          <table:table-cell table:style-name="ce50" office:value-type="string" calcext:value-type="string" table:number-columns-spanned="1" table:number-rows-spanned="2">
            <text:p>4.2 Escritura para informar o deleitar</text:p>
          </table:table-cell>
          <table:table-cell table:style-name="ce56" office:value-type="string" calcext:value-type="string">
            <text:p>4.2.1 Escritura creativa: textos narrativos, líricos y dramáticos. </text:p>
          </table:table-cell>
          <table:table-cell table:style-name="ce19" office:value-type="string" calcext:value-type="string">
            <text:p>Puede utilizar vocabulario sencillo para describir o narras hechos cotidianos o de su interés</text:p>
          </table:table-cell>
          <table:table-cell table:style-name="ce24" office:value-type="string" calcext:value-type="string">
            <text:p>Puede producir frases y oraciones simples sobre sí mismos y personas imaginarias, donde viven y</text:p>
            <text:p>lo que hacen.</text:p>
            <text:p>Puede describir en un lenguaje muy simple cómo es una habitación.</text:p>
            <text:p>Puede usar palabras / signos y frases simples para describir ciertos objetos cotidianos (por ejemplo, el color de un automóvil,</text:p>
            <text:p>ya sea grande o pequeño).</text:p>
          </table:table-cell>
          <table:table-cell table:style-name="ce28" office:value-type="string" calcext:value-type="string">
            <text:p>Puede describir aspectos cotidianos de su entorno, p. Ej. personas, lugares, un trabajo o experiencia de estudio en enlaces</text:p>
            <text:p>oraciones.</text:p>
            <text:p>Puede dar descripciones básicas muy breves de eventos, actividades pasadas y experiencias personales.</text:p>
            <text:p>Puede contar una historia simple (por ejemplo, sobre eventos en unas vacaciones o sobre la vida en un futuro lejano).</text:p>
            <text:p>Puede producir una serie de frases y oraciones sencillas sobre su familia, condiciones de vida, educación</text:p>
            <text:p>antecedentes, trabajo actual o más reciente.</text:p>
            <text:p>Puede crear biografías imaginarias breves y sencillas y poemas sencillos sobre personas.</text:p>
            <text:p>Puede crear entradas en el diario que describan actividades (por ejemplo, rutina diaria, salidas, deportes, pasatiempos), personas y</text:p>
            <text:p>lugares, usando vocabulario básico y concreto y frases y oraciones simples con conectivos simples como</text:p>
            <text:p>“Y”, “pero” y “porque”.</text:p>
            <text:p>Pueden redactar una introducción a una historia o continuar una historia, siempre que puedan consultar un diccionario y</text:p>
            <text:p>referencias (por ejemplo, tablas de tiempos verbales en un libro de curso)</text:p>
          </table:table-cell>
          <table:table-cell table:style-name="ce32" office:value-type="string" calcext:value-type="string">
            <text:p>Puede señalar claramente la secuencia cronológica en un texto narrativo.</text:p>
            <text:p>Puede dar una reseña simple de una película, libro o programa de televisión utilizando un rango limitado de idiomas.</text:p>
            <text:p>Puede dar descripciones sencillas y detalladas sobre una variedad de temas familiares dentro de su campo de interés.</text:p>
            <text:p>Puede dar relatos de experiencias, describiendo sentimientos y reacciones en un texto simple y conectado.</text:p>
            <text:p>Puede dar una descripción de un evento, un viaje reciente, real o imaginario.</text:p>
            <text:p>Puede narrar una historia.</text:p>
          </table:table-cell>
          <table:table-cell table:style-name="ce35" office:value-type="string" calcext:value-type="string">
            <text:p>Puede dar descripciones claras y detalladas de eventos y experiencias reales o imaginarios que marcan la relación.</text:p>
            <text:p>entre ideas en un texto claramente conectado y siguiendo las convenciones establecidas del género en cuestión.</text:p>
            <text:p>Puede dar descripciones claras y detalladas sobre una variedad de temas relacionados con su campo de interés.</text:p>
            <text:p>Puede dar una reseña de una película, un libro o una obra de teatro.</text:p>
          </table:table-cell>
          <table:table-cell table:style-name="ce38" office:value-type="string" calcext:value-type="string">
            <text:p>Puede producir descripciones y textos imaginativos claros, detallados, bien estructurados y desarrollados en un</text:p>
            <text:p>estilo seguro, personal y natural apropiado para el lector en mente.</text:p>
            <text:p>Puede incorporar modismo y humor, aunque el uso de este último no siempre es apropiado.</text:p>
            <text:p>Puede dar una revisión crítica detallada de eventos culturales (por ejemplo, obras de teatro, películas, conciertos) u obras literarias.</text:p>
          </table:table-cell>
          <table:table-cell table:style-name="ce41" office:value-type="string" calcext:value-type="string">
            <text:p>Puede relatar historias y descripciones de experiencias claras, fluidas y atractivas en un estilo</text:p>
            <text:p>apropiado al género adoptado.</text:p>
            <text:p>Puede explotar el lenguaje y el humor de manera apropiada para realzar el impacto del texto.</text:p>
          </table:table-cell>
          <table:table-cell table:style-name="ce79" table:number-columns-repeated="1014"/>
        </table:table-row>
        <table:table-row table:style-name="ro19">
          <table:covered-table-cell table:style-name="ce43"/>
          <table:covered-table-cell table:style-name="ce52"/>
          <table:table-cell table:style-name="ce56" office:value-type="string" calcext:value-type="string">
            <text:p>4.2.2 Redactar informes y redacciones: textos expositivos, argumentativos y periodísticos. <text:s text:c="6"/></text:p>
          </table:table-cell>
          <table:table-cell table:style-name="ce19" office:value-type="string" calcext:value-type="string">
            <text:p>Puede dar información personal básica (por ejemplo, nombre, dirección, nacionalidad), tal vez con el uso de un diccionario..</text:p>
          </table:table-cell>
          <table:table-cell table:style-name="ce24" office:value-type="string" calcext:value-type="string">
            <text:p>Puede dar información sobre asuntos de relevancia personal (por ejemplo, lo que le gusta y lo que no le gusta, la familia, las mascotas) utilizando palabras / signos simples y expresiones básicas. Puede producir frases y oraciones simples aisladas.. <text:s/></text:p>
          </table:table-cell>
          <table:table-cell table:style-name="ce28" office:value-type="string" calcext:value-type="string">
            <text:p>Puede dar información a través de frases y oraciones simples enlazadas con conectores simples como "y", "pero" y "porque".</text:p>
          </table:table-cell>
          <table:table-cell table:style-name="ce32" office:value-type="string" calcext:value-type="string">
            <text:p>Puede dar información a través de textos sencillos y conectados sobre una variedad de temas familiares dentro de su campo de interés, al vincular una serie de elementos discretos más cortos en una secuencia lineal.</text:p>
          </table:table-cell>
          <table:table-cell table:style-name="ce35" office:value-type="string" calcext:value-type="string">
            <text:p>Puede dar información a través de textos claros y detallados sobre una variedad de temas relacionados con su campo de interés, sintetizando y evaluando información y argumentos de diversas fuentes.</text:p>
          </table:table-cell>
          <table:table-cell table:style-name="ce38" office:value-type="string" calcext:value-type="string">
            <text:p>Puede dar información a través de textos claros y bien estructurados de temas complejos, subrayando los temas relevantes relevantes, ampliando y apoyando puntos de vista con cierta extensión con puntos subsidiarios, razones y ejemplos relevantes, y completando con una conclusión apropiada. Puede emplear la estructura y las convenciones de una variedad de géneros, variando el tono, el estilo y el registro según el destinatario, el tipo de texto y el tema.</text:p>
          </table:table-cell>
          <table:table-cell table:style-name="ce41" office:value-type="string" calcext:value-type="string">
            <text:p>Puede dar información a través de textos complejos, claros, fluidos y con un estilo apropiado y eficaz y una estructura lógica que ayuda al lector a identificar los puntos importantes.</text:p>
          </table:table-cell>
          <table:table-cell table:style-name="ce79" table:number-columns-repeated="1014"/>
        </table:table-row>
        <table:table-row table:style-name="ro24">
          <table:covered-table-cell table:style-name="ce43"/>
          <table:table-cell table:style-name="ce50" office:value-type="string" calcext:value-type="string" table:number-columns-spanned="1" table:number-rows-spanned="3">
            <text:p>4.3 <text:s/>Interacción escrita</text:p>
          </table:table-cell>
          <table:table-cell table:style-name="ce56" office:value-type="string" calcext:value-type="string">
            <text:p>4.3.1 Interacción escrita en general <text:s text:c="4"/></text:p>
          </table:table-cell>
          <table:table-cell table:style-name="ce19" office:value-type="string" calcext:value-type="string">
            <text:p>Elabora frases breves para transmitir información básica (por ejemplo, nombre, dirección, familia) en un formulario o en una nota, con el uso del diccionario.</text:p>
          </table:table-cell>
          <table:table-cell table:style-name="ce24" office:value-type="string" calcext:value-type="string">
            <text:p>Solicita y transmite información sobre datos personales.</text:p>
          </table:table-cell>
          <table:table-cell table:style-name="ce28" office:value-type="string" calcext:value-type="string">
            <text:p>Elabora notas breves y sencillas con fórmulas rutinarias sobre temas de necesidad inmediata.</text:p>
          </table:table-cell>
          <table:table-cell table:style-name="ce32" office:value-type="string" calcext:value-type="string">
            <text:p>Elabora cartas y notas personales en las que pide o transmite información sencilla de carácter inmediato, haciendo ver los aspectos que cree importantes. // Transmite información e ideas sobre temas tanto abstractos como concretos, comprueba información, y pregunta sobre problemas o los explica con razonable precisión.</text:p>
          </table:table-cell>
          <table:table-cell table:style-name="ce35" office:value-type="string" calcext:value-type="string">
            <text:p>Expresa noticias y puntos de vista con eficacia por escrito y establece una relación con los puntos de vista de otras personas.</text:p>
          </table:table-cell>
          <table:table-cell table:style-name="ce38" office:value-type="string" calcext:value-type="string">
            <text:p>Se expresa con claridad y precisión, relacionándose con el/la destinatario/a con flexibilidad y eficacia.</text:p>
          </table:table-cell>
          <table:table-cell table:style-name="ce41" office:value-type="string" calcext:value-type="string">
            <text:p>Se expresa en un tono y estilo apropiados en prácticamente cualquier tipo de interacción formal e informal.</text:p>
          </table:table-cell>
          <table:table-cell table:style-name="ce79" table:number-columns-repeated="1014"/>
        </table:table-row>
        <table:table-row table:style-name="ro25">
          <table:covered-table-cell table:style-name="ce43"/>
          <table:covered-table-cell table:style-name="ce51"/>
          <table:table-cell table:style-name="ce56" office:value-type="string" calcext:value-type="string">
            <text:p>4.3.2 Escribir notas, mensajes y formularios <text:s text:c="4"/></text:p>
          </table:table-cell>
          <table:table-cell table:style-name="ce19" office:value-type="string" calcext:value-type="string">
            <text:p>Puede rellenar formularios de registro muy sencillos con datos personales básicos:</text:p>
            <text:p>nombre, dirección, nacionalidad, estado civil.</text:p>
          </table:table-cell>
          <table:table-cell table:style-name="ce24" office:value-type="string" calcext:value-type="string">
            <text:p>Escribe números y fechas, su nombre, nacionalidad, dirección, edad, fecha de nacimiento o de llegada a un país, tal como se hace, por ejemplo, en el libro de registro de un hotel.</text:p>
          </table:table-cell>
          <table:table-cell table:style-name="ce28" office:value-type="string" calcext:value-type="string">
            <text:p>Toma mensajes breves y sencillos siempre que pueda pedir que le repitan y le vuelvan a formular lo dicho. Escribe notas y mensajes breves y sencillos sobre asuntos relativos a áreas de necesidad inmediata</text:p>
          </table:table-cell>
          <table:table-cell table:style-name="ce32" office:value-type="string" calcext:value-type="string">
            <text:p>Anota mensajes en los que se requiere información y se explican problemas. <text:s/>Escribe notas que transmiten información sencilla de carácter inmediato a amigos, personas relacionadas con servicios, profesores y otras personas de su vida cotidiana, en las que resalta los aspectos que le resultan importantes.</text:p>
          </table:table-cell>
          <table:table-cell table:style-name="ce35" office:value-type="string" calcext:value-type="string">
            <text:p>Anota mensajes en los que se requiere información y se explican problemas. <text:s/>Escribe notas que transmiten información sencilla de carácter inmediato a amigos, personas relacionadas con servicios, profesores y otras personas de su vida cotidiana, en las que resalta los aspectos que le resultan importantes.</text:p>
          </table:table-cell>
          <table:table-cell table:style-name="ce38" office:value-type="string" calcext:value-type="string">
            <text:p>Puede producir exposiciones claras y bien estructuradas de temas complejos, subrayando los temas relevantes relevantes. Puede expandir y apoyar puntos de vista con cierta extensión con puntos subsidiarios, razones y ejemplos relevantes. Puede producir una introducción y conclusión adecuadas para un informe, artículo o disertación más extenso sobre un tema académico o profesional complejo, siempre que el tema esté dentro de su campo de interés y haya oportunidades para volver a redactarlo y revisarlo.</text:p>
          </table:table-cell>
          <table:table-cell table:style-name="ce41" office:value-type="string" calcext:value-type="string">
            <text:p><text:s/>Anota mensajes en los que se requiere información y se explican problemas. <text:s/>Escribe notas que transmiten información sencilla de carácter inmediato a amigos, personas relacionadas con servicios, profesores y otras personas de su vida cotidiana, en las que resalta los aspectos que le resultan importantes.</text:p>
          </table:table-cell>
          <table:table-cell table:style-name="ce79" table:number-columns-repeated="1014"/>
        </table:table-row>
        <table:table-row table:style-name="ro26">
          <table:covered-table-cell table:style-name="ce43"/>
          <table:covered-table-cell table:style-name="ce52"/>
          <table:table-cell table:style-name="ce56" office:value-type="string" calcext:value-type="string">
            <text:p>4.3.3 Escribir correspondencia</text:p>
          </table:table-cell>
          <table:table-cell table:style-name="ce19" office:value-type="string" calcext:value-type="string">
            <text:p>Puede transmitir información personal básica en oraciones y oraciones cortas, con referencia a un diccionario.</text:p>
          </table:table-cell>
          <table:table-cell table:style-name="ce24" office:value-type="string" calcext:value-type="string">
            <text:p>Escribe postales breves y sencillas. Puede redactar mensajes y publicaciones en línea como una serie de oraciones muy cortas sobre pasatiempos y gustos / disgustos, utilizando palabras simples y expresiones de fórmula, con referencia a un diccionario. Puede redactar una postal breve y sencilla. Puede redactar un mensaje corto y muy simple (por ejemplo, un mensaje de texto) para amigos para darles información o hacerles una pregunta.</text:p>
          </table:table-cell>
          <table:table-cell table:style-name="ce28" office:value-type="string" calcext:value-type="string">
            <text:p>Puede intercambiar información por mensaje de texto, correo electrónico o cartas cortas, respondiendo a preguntas de la otra persona (por ejemplo, sobre un nuevo producto o actividad). Pueden transmitir información personal de carácter rutinario, por ejemplo, en un breve correo electrónico o carta de presentación. Puede redactar cartas personales muy sencillas de agradecimiento y disculpa. Puede redactar notas breves y sencillas, correos electrónicos y mensajes de texto (por ejemplo, para enviar o responder a una invitación, para confirmar o cambiar un arreglo). Puede redactar un texto breve en una tarjeta de felicitación (por ejemplo, para el cumpleaños de alguien o para desearle un Feliz Año Nuevo).</text:p>
          </table:table-cell>
          <table:table-cell table:style-name="ce32" office:value-type="string" calcext:value-type="string">
            <text:p>Puede redactar cartas personales dando noticias y expresando pensamientos sobre temas abstractos o culturales como la música o el cine. Puede redactar cartas expresando diferentes opiniones y dando relatos detallados de sentimientos y experiencias personales. Puede responder a un anuncio por escrito y pedir más información sobre los artículos que le interesan. Puede redactar correos electrónicos / cartas formales básicos (por ejemplo, para presentar una queja y solicitar una acción). Puede redactar cartas personales que describen experiencias, sentimientos y eventos con cierto detalle. Puede redactar correos electrónicos / cartas básicos de carácter fáctico (por ejemplo, para solicitar información o para pedir y dar confirmación). Puede redactar una carta de solicitud básica con detalles de apoyo limitados.</text:p>
          </table:table-cell>
          <table:table-cell table:style-name="ce35" office:value-type="string" calcext:value-type="string">
            <text:p>Puede redactar cartas transmitiendo grados de emoción y destacando el significado personal de eventos y experiencias y comentando las noticias y puntos de vista del corresponsal. Puede utilizar la formalidad y las convenciones adecuadas al contexto al escribir cartas y correos electrónicos personales y profesionales. Puede redactar correos electrónicos formales / cartas de invitación, agradecimiento o disculpas utilizando registros y convenciones apropiados. Puede redactar cartas profesionales no rutinarias, utilizando la estructura y las convenciones adecuadas, siempre que se limiten a cuestiones de hecho. Puede obtener, por carta o correo electrónico, la información necesaria para un fin determinado, cotejarla y reenviarla por correo electrónico a otras personas. Puede redactar cartas transmitiendo grados de emoción y destacando el significado personal de eventos y experiencias y comentando las noticias y puntos de vista del corresponsal. Puede utilizar la formalidad y las convenciones adecuadas al contexto al escribir cartas y correos electrónicos personales y profesionales. Puede redactar correos electrónicos formales / cartas de invitación, agradecimiento o disculpas utilizando registros y convenciones apropiados. Puede redactar cartas profesionales no rutinarias, utilizando la estructura y las convenciones adecuadas, siempre que se limiten a cuestiones de hecho. Puede obtener, por carta o correo electrónico, la información necesaria para un fin determinado, cotejarla y reenviarla por correo electrónico a otras personas.</text:p>
          </table:table-cell>
          <table:table-cell table:style-name="ce38" office:value-type="string" calcext:value-type="string">
            <text:p>Puede expresarse con claridad y precisión en la correspondencia personal, utilizando el lenguaje de manera flexible y eficaz, incluido el uso emocional, alusivo y en broma. Puede, con buena expresión y precisión, redactar correspondencia formal como cartas de aclaración, solicitud, recomendación, referencia, queja, simpatía y condolencia.</text:p>
          </table:table-cell>
          <table:table-cell table:style-name="ce41" office:value-type="string" calcext:value-type="string">
            <text:p>Puede redactar prácticamente cualquier tipo de correspondencia necesaria en el transcurso de su vida profesional en un tono y estilo adecuados.</text:p>
          </table:table-cell>
          <table:table-cell table:style-name="ce79" table:number-columns-repeated="1014"/>
        </table:table-row>
        <table:table-row table:style-name="ro27">
          <table:covered-table-cell table:style-name="ce43"/>
          <table:table-cell table:style-name="ce50" office:value-type="string" calcext:value-type="string" table:number-columns-spanned="1" table:number-rows-spanned="2">
            <text:p>4.4 Interacción en línea</text:p>
          </table:table-cell>
          <table:table-cell table:style-name="ce56" office:value-type="string" calcext:value-type="string">
            <text:p>4.4.1 Participar en conversaciones y discusiones en línea <text:s text:c="2"/></text:p>
          </table:table-cell>
          <table:table-cell table:style-name="ce19" office:value-type="string" calcext:value-type="string">
            <text:p>Publica declaraciones breves y sencillas en línea sobre él/ella (por ejemplo, situación sentimental, nacionalidad, ocupación), siempre que pueda seleccionarlas de un menú desplegable y/o consultar una herramienta de traducción en línea; Publica saludos sencillos en línea, utilizando expresiones institucionalizadas y fórmulas rutinarias básicas y emoticonos.</text:p>
          </table:table-cell>
          <table:table-cell table:style-name="ce24" office:value-type="string" calcext:value-type="string">
            <text:p>Usa expresiones institucionalizadas, fórmulas rutinarias y combinaciones de palabras/signos sencillas/os para publicar reacciones breves, positivas y negativas a publicaciones en línea sencillas y a sus enlaces y contenidos multimedia integrados, y responde a otros comentarios con expresiones estándar de agradecimiento y disculpa; Elabora mensajes y entradas personales, muy sencillos y compuestos de una serie de frases muy cortas, sobre aficiones, lo que le gusta/no le gusta, etc., con la ayuda de una herramienta de traducción.</text:p>
          </table:table-cell>
          <table:table-cell table:style-name="ce28" office:value-type="string" calcext:value-type="string">
            <text:p>Hace breves comentarios en línea, positivos o negativos, sobre enlaces y contenidos multimedia integrados, usando un repertorio lingüístico básico, aunque por lo general tendrá que consultar herramientas de traducción en línea y otros recursos; Participa en una comunicación social básica en línea (por ejemplo, un mensaje sencillo en una tarjeta virtual para ocasiones especiales, compartiendo noticias y organizando/confirmando los detalles de un encuentro). // Comenta las publicaciones en línea de otras personas, siempre que estén escritas/signadas en un lenguaje sencillo, reaccionando a los contenidos multimedia integrados mediante la expresión de sentimientos de sorpresa, interés e indiferencia de una manera sencilla; Publica entradas breves en línea que describen asuntos cotidianos, actividades sociales y sentimientos, aportando detalles relevantes sencillos; Se presenta y gestiona intercambios sencillos en línea, formulando y respondiendo preguntas e intercambiando ideas sobre temas cotidianos predecibles, siempre que disponga de tiempo suficiente para formular las respuestas y que interactúe con un/a único/a interlocutor/a cada vez.</text:p>
          </table:table-cell>
          <table:table-cell table:style-name="ce32" office:value-type="string" calcext:value-type="string">
            <text:p>Publica entradas personales en línea sobre experiencias, sentimientos y acontecimientos, y responde individualmente a los comentarios de los demás con cierto detalle, aunque las limitaciones léxicas provocan a veces repetición y una formulación inapropiada; Publica una intervención comprensible en una discusión en línea sobre un tema conocido de interés, siempre que pueda preparar el texto de antemano y usar herramientas en línea para compensar sus carencias lingüísticas y comprobar la precisión. // Publica en línea noticias de acontecimientos sociales, experiencias y actividades haciendo referencia a enlaces y contenidos multimedia integrados, y compartiendo sentimientos personales; Participa en intercambios en línea síncronos con más de un/a participante, reconociendo las intenciones comunicativas de cada uno/a, si bien puede no entender detalles o implicaciones si no se dan explicaciones adicionales.</text:p>
          </table:table-cell>
          <table:table-cell table:style-name="ce35" office:value-type="string" calcext:value-type="string">
            <text:p>Reconoce malentendidos y discrepancias que surgen en una interacción en línea y los gestiona, siempre que el/la interlocutor o interlocutores estén dispuestos a cooperar; Participa en intercambios en línea entre varios interlocutores, relacionando sus intervenciones de forma efectiva a otras previas en el hilo del debate, siempre que un/a moderador/a ayude a gestionar la discusión; Participa activamente en discusiones en línea, expresando y respondiendo a opiniones sobre temas de interés con cierta extensión y profundidad, siempre que los participantes eviten un lenguaje inusual o complejo y concedan tiempo para responder. // Participa en intercambios en línea, relacionando sus intervenciones con otras previas en el hilo del debate, entendiendo las implicaciones culturales y reaccionando adecuadamente.</text:p>
          </table:table-cell>
          <table:table-cell table:style-name="ce38" office:value-type="string" calcext:value-type="string">
            <text:p>Sopesa, replantea y rebate argumentos en discusiones y chats en línea síncronos de índole profesional o académica; Adapta su registro al contexto de la interacción en línea, pasando, si es necesario, de un registro a otro dentro del mismo intercambio; Participa de manera efectiva en discusiones profesionales o académicas síncronas en línea, solicitando y ofreciendo nuevas aclaraciones sobre temas complejos y abstractos, según sea necesario; Participa en intercambios en línea en tiempo real con varios participantes, entendiendo las intenciones comunicativas y las implicaciones culturales de las diversas intervenciones.</text:p>
          </table:table-cell>
          <table:table-cell table:style-name="ce41" office:value-type="string" calcext:value-type="string">
            <text:p>Adapta con facilidad y rapidez su registro y estilo para adecuarse a diferentes entornos en línea, objetivos comunicativos y actos de habla; Anticipa y gestiona con eficacia posibles malentendidos (incluidos los culturales), problemas de comunicación y reacciones emocionales en una discusión en línea; Se expresa con claridad y precisión en discusiones en línea en tiempo real, adaptando el lenguaje de manera flexible y sensible al contexto, incluidos los usos emocionales, alusivos y humorísticos.</text:p>
          </table:table-cell>
          <table:table-cell table:style-name="ce79" table:number-columns-repeated="1014"/>
        </table:table-row>
        <table:table-row table:style-name="ro17">
          <table:covered-table-cell table:style-name="ce43"/>
          <table:covered-table-cell table:style-name="ce52"/>
          <table:table-cell table:style-name="ce56" office:value-type="string" calcext:value-type="string">
            <text:p>4.4.2 Colaborar y realizar transacciones en línea para alcanzar un objetivo</text:p>
          </table:table-cell>
          <table:table-cell table:style-name="ce19" office:value-type="string" calcext:value-type="string">
            <text:p>Realiza selecciones (por ejemplo, elegir un producto, el tamaño, el color) al realizar una compra o rellenar un formulario de solicitud sencillos en línea, siempre que disponga de apoyo visual.</text:p>
          </table:table-cell>
          <table:table-cell table:style-name="ce24" office:value-type="string" calcext:value-type="string">
            <text:p>Completa una compra o solicitud en línea muy sencillas, proporcionando información personal básica (por ejemplo, nombre, correo electrónico o número de teléfono).</text:p>
          </table:table-cell>
          <table:table-cell table:style-name="ce28" office:value-type="string" calcext:value-type="string">
            <text:p>Responde a instrucciones sencillas y formula preguntas sencillas para llevar a cabo una tarea compartida en línea con la ayuda de un/a interlocutor/a colaborativo/a; Hace preguntas básicas sobre la disponibilidad de determinado producto o prestación; Realiza transacciones en línea sencillas (por ejemplo, hacer pedidos de productos o inscribirse en un curso), rellenando formularios o cuestionarios en línea, proporcionando datos personales y confirmando la aceptación de los términos y condiciones, rechazando servicios adicionales, etc. // Interactúa en línea con un/a compañero/a colaborativo/a en una tarea cooperativa sencilla, siguiendo instrucciones básicas y pidiendo aclaraciones, siempre que disponga de ayudas visuales como imágenes, estadísticas o gráficos para aclarar los conceptos implicados; Usa fórmulas rutinarias para responder a los problemas rutinarios de procedimiento que surgen en las transacciones en línea (por ejemplo, sobre la disponibilidad de determinados modelos y ofertas especiales, fechas de entrega, direcciones).</text:p>
          </table:table-cell>
          <table:table-cell table:style-name="ce32" office:value-type="string" calcext:value-type="string">
            <text:p>Responde a instrucciones y hace preguntas o solicita aclaraciones para llevar a cabo una tarea compartida en línea; Interactúa en línea con un/a compañero/a o un grupo pequeño que trabaja en un proyecto, siempre que disponga de apoyos visuales como imágenes, estadísticas y gráficos para aclarar conceptos más complejos; Participa en intercambios colaborativos o transaccionales en línea que requieren aclaraciones o explicaciones sencillas de detalles relevantes, como inscribirse en un curso, un viaje o un evento, o como socio/a de algún servicio. // Interactúa en línea con un grupo que está trabajando en un proyecto, siguiendo instrucciones sencillas, pidiendo aclaraciones y ayudando a cumplir las tareas compartidas; Participa en transacciones en línea que requieren un amplio intercambio de información, siempre que el/la interlocutor/a o los interlocutores eviten un lenguaje complejo y estén dispuestos a repetir y reformular cuando sea necesario.</text:p>
          </table:table-cell>
          <table:table-cell table:style-name="ce35" office:value-type="string" calcext:value-type="string">
            <text:p>Colabora en línea con un grupo que está trabajando en un proyecto, justificando propuestas, pidiendo aclaraciones y desempeñando un papel de apoyo para cumplir tareas compartidas. // Gestiona malentendidos y problemas inesperados que surgen en los intercambios colaborativos o transaccionales en línea respondiendo de manera educada y apropiada para ayudar a resolver la cuestión; Participa en intercambios colaborativos o transaccionales en línea dentro de su/s área/s de especialidad que requieren negociar condiciones y explicar detalles complejos y requisitos especiales; Asume un papel de liderazgo en el trabajo colaborativo en línea dentro de su/s área/s de especialidad y evita que el grupo se desvíe de la tarea recordando a sus miembros los roles, responsabilidades y plazos para alcanzar los objetivos establecidos.</text:p>
          </table:table-cell>
          <table:table-cell table:style-name="ce38" office:value-type="string" calcext:value-type="string">
            <text:p>Gestiona de manera efectiva problemas de comunicación y cuestiones culturales que surgen en un intercambio colaborativo o transaccional en línea reformulando, aclarando y proporcionando ejemplos a través de diferentes medios (visual, audio, gráfico); Participa en proyectos complejos que requieren escribir y revisar lo escrito de manera colaborativa, así como otras formas de colaboración en línea, siguiendo transmitiendo instrucciones con precisión para alcanzar el objetivo; Gestiona transacciones complejas en línea como proveedor/a de un servicio (por ejemplo, solicitudes con requisitos complicados), adaptando el lenguaje de manera flexible para gestionar la discusión y la negociación; Coordina un grupo que trabaja en un proyecto en línea, proporcionando y revisando instrucciones detalladas, sopesando las propuestas de los miembros del equipo y proporcionando aclaraciones con el fin de llevar a cabo las tareas compartidas.</text:p>
          </table:table-cell>
          <table:table-cell table:style-name="ce41" office:value-type="string" calcext:value-type="string">
            <text:p>Proporciona orientación y añade precisión al trabajo de un grupo en las etapas de revisión y edición del trabajo colaborativo; Resuelve malentendidos y gestiona eficazmente las fricciones que surgen durante el proceso de colaboración.</text:p>
          </table:table-cell>
          <table:table-cell table:style-name="ce79" table:number-columns-repeated="1014"/>
        </table:table-row>
        <table:table-row table:style-name="ro20">
          <table:covered-table-cell table:style-name="ce43"/>
          <table:table-cell table:style-name="ce50" office:value-type="string" calcext:value-type="string" table:number-columns-spanned="1" table:number-rows-spanned="4">
            <text:p>4.5 Mediación escrita de textos, conceptos y comunicación</text:p>
          </table:table-cell>
          <table:table-cell table:style-name="ce56" office:value-type="string" calcext:value-type="string">
            <text:p>4.5.1 Explicar datos por escrito <text:s text:c="2"/></text:p>
          </table:table-cell>
          <table:table-cell table:style-name="ce19" office:value-type="string" calcext:value-type="string">
            <text:p>Utiliza palabras sencillas (en lengua B) para indicar la información más importante que se muestra en imágenes sobre temas conocidos (en lengua A), siempre y cuando pueda consultar las palabras con antelación en un diccionario u otro recurso.</text:p>
          </table:table-cell>
          <table:table-cell table:style-name="ce24" office:value-type="string" calcext:value-type="string">
            <text:p>Utiliza palabras sencillas (en lengua B) para indicar la información más importante que se muestra en imágenes sobre temas conocidos (en lengua A).</text:p>
          </table:table-cell>
          <table:table-cell table:style-name="ce28" office:value-type="string" calcext:value-type="string">
            <text:p>Utiliza fórmulas rutinarias básicas (en lengua B) para indicar la información más importante que se muestra en imágenes sobre temas conocidos (en lengua A).</text:p>
          </table:table-cell>
          <table:table-cell table:style-name="ce32" office:value-type="string" calcext:value-type="string">
            <text:p>Describe con frases sencillas (en lengua B) los hechos principales que se muestran en imágenes sobre temas conocidos (por ejemplo, un mapa del tiempo, un diagrama de flujo básico) (con texto en lengua A). // Interpreta y presenta por escrito (en lengua B) las tendencias generales que se muestran en diagramas sencillos (por ejemplo, gráficos, diagramas de barras) (con texto en lengua A), explicando los puntos importantes con más detalle, con ayuda de un diccionario o de otros materiales de referencia.</text:p>
          </table:table-cell>
          <table:table-cell table:style-name="ce35" office:value-type="string" calcext:value-type="string">
            <text:p>Interpreta y presenta de manera fiable por escrito (en lengua B) información detallada de diagramas y datos organizados visualmente dentro de sus áreas de interés (con texto en lengua A).</text:p>
          </table:table-cell>
          <table:table-cell table:style-name="ce38" office:value-type="string" calcext:value-type="string">
            <text:p>Interpreta y presenta de manera clara y fiable por escrito (en lengua B) los puntos destacados y relevantes de información presentada en diagramas y otros tipos de organización visual complejos (con texto en lengua A) sobre temas académicos o profesionales complejos.</text:p>
          </table:table-cell>
          <table:table-cell table:style-name="ce41" office:value-type="string" calcext:value-type="string">
            <text:p>Interpreta y presenta por escrito (en lengua B) diferentes formas de datos empíricos (con texto en lengua A) de investigaciones conceptualmente complejas sobre temas académicos o profesionales.</text:p>
          </table:table-cell>
          <table:table-cell table:style-name="ce79" table:number-columns-repeated="1014"/>
        </table:table-row>
        <table:table-row table:style-name="ro21">
          <table:covered-table-cell table:style-name="ce43"/>
          <table:covered-table-cell table:style-name="ce51"/>
          <table:table-cell table:style-name="ce56" office:value-type="string" calcext:value-type="string">
            <text:p>4.5.2 Resumir y explicar textos por escrito <text:s text:c="4"/></text:p>
          </table:table-cell>
          <table:table-cell table:style-name="ce19" office:value-type="string" calcext:value-type="string">
            <text:p>Expresa por medio de palabras sencillas (en lengua B) información predecible (señales, letreros, etc.) (en lengua A).</text:p>
          </table:table-cell>
          <table:table-cell table:style-name="ce24" office:value-type="string" calcext:value-type="string">
            <text:p>Transmite (en lengua B) información sencilla y predecible de señales, avisos, letreros, carteles, pósteres y programas de un espectáculo breves y muy sencillos (en lengua A).</text:p>
          </table:table-cell>
          <table:table-cell table:style-name="ce28" office:value-type="string" calcext:value-type="string">
            <text:p>Transmite (en lengua B) la información principal de textos breves, sencillos y estructurados con claridad (en lengua A), lo cual logra complementando su repertorio limitado con otros medios (por ejemplo, gestos, dibujos, palabras/signos de otras lenguas). // Resume (en lengua B) la información principal de textos informativos breves y sencillos (en lengua A) sobre temas conocidos; Comunica con frases sencillas (en lengua B) la información de textos breves, sencillos y estructurados de forma clara (en lengua A) que contienen ilustraciones o tablas; Comunica (en lengua B) la información principal de noticias sencillas de televisión o radio (en lengua A) sobre acontecimientos, deportes, accidentes, etc., siempre que traten de temas conocidos y se articulen de forma lenta y clara.</text:p>
          </table:table-cell>
          <table:table-cell table:style-name="ce32" office:value-type="string" calcext:value-type="string">
            <text:p>Resume (en lengua B) la información principal o los hechos más importantes de programas de televisión y videoclips (en lengua A), siempre que pueda verlos varias veces; Resume (en lengua B) la información principal de textos orales largos (en lengua A) sobre temas de sus áreas de interés, siempre que pueda escucharlos o verlos varias veces; Resume (en lengua B) la información principal de una conversación (en lengua A) sobre un tema de interés personal o de actualidad, siempre que las personas articulen con claridad; Resume de forma sencilla (en lengua B) la información principal contenida en textos sencillos (en lengua A) sobre temas conocidos (por ejemplo, una entrevista breve, un artículo de una revista, un folleto de viajes); Resume (en lengua B) la información principal de textos (en lengua A), claros y bien estructurados, sobre temas conocidos o de interés personal, aunque a veces sus limitaciones léxicas provocan dificultades en la formulación. // Recopila fragmentos breves de información de varias fuentes (en lengua A) y los resume (en lengua B) para otra persona; Resume (en lengua B) una narración corta o un artículo, charla, discusión, entrevista o documental (en lengua A) y responde otras preguntas sobre los detalles; Resume (en lengua B) la información principal de textos largos (en lengua A) sobre temas de sus áreas de interés, siempre que pueda comprobar el significado de ciertas expresiones.</text:p>
          </table:table-cell>
          <table:table-cell table:style-name="ce35" office:value-type="string" calcext:value-type="string">
            <text:p>Resume (en lengua B) la trama y la secuencia de acontecimientos de una película o de una obra de teatro (en lengua A); Resume (en lengua B) fragmentos de noticias, entrevistas o documentales que contienen opiniones, argumentos y análisis (en lengua A); Reconoce el tipo de destinatarios de un texto (en lengua A) sobre un tema de interés y explica (en lengua B) el propósito, las actitudes y la opinión del/la autor/a; Resume (en lengua B) la información importante de textos extensos y complejos (en lengua A) sobre temas de actualidad, incluidas sus áreas de interés especial; Resume (en lengua B) una amplia variedad de textos con información de carácter fáctico y ficcionales (en lengua A), comentando y contrastando puntos de vista opuestos y los temas principales; Sintetiza y comunica (en lengua B) información y argumentos procedentes de varias fuentes (en lengua A). // Resume (en lengua B) la información principal de discusiones complejas (en lengua A), sopesando los diferentes puntos de vista presentados; Realiza un resumen claro y lingüísticamente bien estructurado (en lengua B) de la información y los argumentos presentes en textos (en lengua A) sobre una amplia variedad de temas relacionados con sus áreas de interés y especialización.</text:p>
          </table:table-cell>
          <table:table-cell table:style-name="ce38" office:value-type="string" calcext:value-type="string">
            <text:p>Explica (en lengua B) la actitud u opinión expresadas en un texto fuente (en lengua A) sobre un tema especializado, respaldando las inferencias que hace con referencias a pasajes específicos del texto original; Hace uso de la información y los argumentos de un texto complejo, (en lengua A) para discutir sobre un tema (en lengua B), glosando con comentarios valorativos, añadiendo su opinión, etc.; Explica (en lengua B) distinciones sutiles en la presentación de hechos y argumentos (en lengua A); Resume con claridad y de manera bien estructurada (en lengua B) la información principal de textos complejos (en lengua A) en áreas de especialización distintas de las suyas, aunque tal vez tenga que confirmar de manera puntual conceptos técnicos concretos; Resume (en lengua B) discusiones (en lengua A) sobre temas de su ámbito de competencia académica o profesional, elaborando y sopesando diferentes puntos de vista e identificando los aspectos más importantes; Resume (en lengua B) textos largos y de lectura exigente (en lengua A).</text:p>
          </table:table-cell>
          <table:table-cell table:style-name="ce41" office:value-type="string" calcext:value-type="string">
            <text:p>Explica (en lengua B) inferencias cuando las conexiones o las implicaciones no son explícitas (en lengua A), y señala las implicaciones socioculturales de la forma de expresión (por ejemplo, la sutileza, la ironía, el sarcasmo).</text:p>
          </table:table-cell>
          <table:table-cell table:style-name="ce79" table:number-columns-repeated="1014"/>
        </table:table-row>
        <table:table-row table:style-name="ro7">
          <table:covered-table-cell table:style-name="ce43"/>
          <table:covered-table-cell table:style-name="ce51"/>
          <table:table-cell table:style-name="ce56" office:value-type="string" calcext:value-type="string">
            <text:p>4.5.3 Tomar notas (conferencias, seminarios, reuniones, etc.) <text:s text:c="2"/></text:p>
          </table:table-cell>
          <table:table-cell table:style-name="ce19" office:value-type="string" calcext:value-type="string">
            <text:p>Toma notas de las palabras que entiende en una presentación muy breve (de tema conocido y contenido predecible) en la que la persona que transmite el mensaje hace pausas y utiliza recursos visuales para comunicar su mensaje para facilitar la toma de notas.</text:p>
          </table:table-cell>
          <table:table-cell table:style-name="ce24" office:value-type="string" calcext:value-type="string">
            <text:p>Toma notas con palabras sencillas como una serie de puntos en una presentación breve (de tema conocido y contenido predecible) en la que la persona que realiza la presentación hace pausas y utiliza recursos visuales para favorecer la toma de notas.</text:p>
          </table:table-cell>
          <table:table-cell table:style-name="ce28" office:value-type="string" calcext:value-type="string">
            <text:p>Toma notas con palabras sencillas como una serie de puntos en una presentación en la que el tema es conocido y de contenido predecible en la que la persona que presenta hace pausas para facilitar la toma de notas.</text:p>
          </table:table-cell>
          <table:table-cell table:style-name="ce32" office:value-type="string" calcext:value-type="string">
            <text:p>Toma nota de instrucciones rutinarias en una reunión sobre un tema conocido, siempre que estén formuladas en un lenguaje sencillo y disponga de suficiente tiempo para hacerlo; Toma notas como una lista de puntos clave durante una conferencia sencilla, siempre que el tema sea conocido y la conferencia se formule en un lenguaje sencillo y se articule con claridad. // Toma notas durante una conferencia lo suficientemente precisas como para que él/ella mismo/a pueda usarlas con posterioridad, siempre que el tema esté dentro de su área de interés y la conferencia sea clara y esté bien estructurada.</text:p>
          </table:table-cell>
          <table:table-cell table:style-name="ce35" office:value-type="string" calcext:value-type="string">
            <text:p>Toma notas precisas en reuniones y seminarios sobre la mayoría de los temas relacionados con su área de interés; Comprende una conferencia estructurada con claridad sobre un tema conocido y toma notas sobre los aspectos que le parecen importantes, aunque tiende a concentrarse en la formulación literal y a perderse, a causa de esto, parte de la información.</text:p>
          </table:table-cell>
          <table:table-cell table:style-name="ce38" office:value-type="string" calcext:value-type="string">
            <text:p>Selecciona información y argumentos relevantes y detallados sobre temas abstractos y complejos provenientes de múltiples fuentes orales (por ejemplo, conferencias, pódcast, discusiones y debates formales, entrevistas, etc.), siempre que se expresen a velocidad normal; Toma decisiones sobre qué anotar u omitir mientras se desarrolla una conferencia o un seminario, incluso si versan sobre temas que desconoce; Toma notas detalladas durante una conferencia sobre temas de su área de interés, recogiendo la información de forma tan precisa y cercana a la información original que las notas también podrían ser útiles para otras personas.</text:p>
          </table:table-cell>
          <table:table-cell table:style-name="ce41" office:value-type="string" calcext:value-type="string">
            <text:p>Toma notas de forma selectiva, parafraseando y abreviando de manera eficaz para captar conceptos abstractos y relaciones entre las ideas; Es consciente de las implicaciones y alusiones de lo que se dice y toma notas de ello, así como de las palabras literales utilizadas; Toma notas fiables (o el acta) de una reunión o seminario, al tiempo que participa en ella/él, para personas que no están presentes, incluso cuando el tema tratado es complejo y/o desconocido.</text:p>
          </table:table-cell>
          <table:table-cell table:style-name="ce79" table:number-columns-repeated="1014"/>
        </table:table-row>
        <table:table-row table:style-name="ro28">
          <table:covered-table-cell table:style-name="ce44"/>
          <table:covered-table-cell table:style-name="ce52"/>
          <table:table-cell table:style-name="ce56" office:value-type="string" calcext:value-type="string">
            <text:p>4.5.4 Analizar de manera crítica textos creativos (incluidos los literarios) <text:s text:c="2"/></text:p>
          </table:table-cell>
          <table:table-cell table:style-name="ce19" office:value-type="string" calcext:value-type="string">
            <text:p>Utiliza palabras sencillas para identificar los personajes de una obra y relacionarlos con otros personajes de obras de las que tenga un conocimiento previo, pudiendo utilizar gestos de ocmunicación no verbal.</text:p>
          </table:table-cell>
          <table:table-cell table:style-name="ce24" office:value-type="string" calcext:value-type="string">
            <text:p>Utiliza palabras sencillas para identificar y describir los personajes de una obra y relacionarlos con otros personajes de obras de las que tenga un conocimiento previo, pudiendo utilizar gestos de comunicación no verbal.</text:p>
          </table:table-cell>
          <table:table-cell table:style-name="ce28" office:value-type="string" calcext:value-type="string">
            <text:p>Identifica y describe brevemente, con fórmulas rutinarias, los temas clave y los personajes de narraciones breves y sencillas que tratan de situaciones conocidas y que contienen solo lenguaje cotidiano de uso muy frecuente.</text:p>
          </table:table-cell>
          <table:table-cell table:style-name="ce32" office:value-type="string" calcext:value-type="string">
            <text:p>Describe los temas clave y los personajes de narraciones breves sobre situaciones conocidas que contienen solo lenguaje cotidiano de uso muy frecuente; Señala los episodios y sucesos más importantes de una narración estructurada de forma clara y con un lenguaje cotidiano, y explica la importancia de los acontecimientos y las conexiones entre ellos.</text:p>
          </table:table-cell>
          <table:table-cell table:style-name="ce35" office:value-type="string" calcext:value-type="string">
            <text:p>Describe la forma en que diferentes obras difieren en su tratamiento de un mismo tema; Evalúa la manera en que una obra fomenta la identificación con los personajes, proporcionando ejemplos para ello; Proporciona una opinión razonada sobre una obra, mostrando conciencia de las características temáticas, estructurales y formales, y haciendo referencia a las opiniones y argumentos de otros; Compara dos obras, teniendo en cuenta los temas, los personajes y las escenas, explorando las similitudes y contrastes, y explicando la importancia de las conexiones entre las dos.</text:p>
          </table:table-cell>
          <table:table-cell table:style-name="ce38" office:value-type="string" calcext:value-type="string">
            <text:p>Describe y comenta cómo una obra atrapa a su audiencia (por ejemplo, creando y replanteando expectativas); Evalúa la medida en que una obra respeta las convenciones de su género; Realiza una valoración crítica de una amplia variedad de textos, incluidas obras literarias de diferentes períodos y géneros.</text:p>
          </table:table-cell>
          <table:table-cell table:style-name="ce41" office:value-type="string" calcext:value-type="string">
            <text:p>Ofrece una valoración crítica de la ruptura deliberada de las convenciones lingüísticas en un texto escrito; Realiza una valoración crítica de cómo la estructura, el lenguaje y los recursos retóricos son explotados en una obra con un propósito determinado, y proporciona un argumento razonado acerca de su idoneidad y eficacia; Reconoce las sutilezas más finas del lenguaje matizado, los efectos retóricos y el uso de lenguaje estilístico (por ejemplo, metáforas, sintaxis irregular, ambigüedad), interpretando y desvelando significados y connotaciones; Realiza una valoración crítica de obras de diferentes períodos y géneros (por ejemplo, novelas, poemas y obras de teatro), apreciando distinciones sutiles de estilo y sentidos tanto explícitos como implícitos.</text:p>
          </table:table-cell>
          <table:table-cell table:style-name="ce79" table:number-columns-repeated="1014"/>
        </table:table-row>
        <table:table-row table:style-name="ro29">
          <table:table-cell table:style-name="ce48" office:value-type="string" calcext:value-type="string" table:number-columns-spanned="1" table:number-rows-spanned="18">
            <text:p>5. COMPETENCIAS ESPECÍFICAS DE LA COMUNICACIÓN LINGÜÍSTICA </text:p>
          </table:table-cell>
          <table:table-cell table:style-name="ce50" office:value-type="string" calcext:value-type="string" table:number-columns-spanned="1" table:number-rows-spanned="8">
            <text:p>5.1 Competencia lingüística general </text:p>
          </table:table-cell>
          <table:table-cell table:style-name="ce56" office:value-type="string" calcext:value-type="string">
            <text:p>5.1.1 Alcance lingüístico general <text:s text:c="17"/></text:p>
          </table:table-cell>
          <table:table-cell table:style-name="ce19" office:value-type="string" calcext:value-type="string">
            <text:p>Utiliza palabras/signos aisladas/os y expresiones básicas para dar información sencilla sobre sí mismo/a.</text:p>
          </table:table-cell>
          <table:table-cell table:style-name="ce24" office:value-type="string" calcext:value-type="string">
            <text:p>Utiliza algunas estructuras básicas en oraciones de una sola cláusula con alguna omisión o reducción de elementos; Tiene un repertorio muy básico de expresiones relativas a datos personales y a necesidades concretas.</text:p>
          </table:table-cell>
          <table:table-cell table:style-name="ce28" office:value-type="string" calcext:value-type="string">
            <text:p>Tiene un repertorio limitado de frases cortas memorizadas que incluye situaciones predecibles de supervivencia; suele incurrir en malentendidos e interrupciones si se trata de una situación de comunicación poco habitual; Utiliza estructuras sintácticas básicas y se comunica mediante frases, grupos de unas/os pocas/os palabras/signos y fórmulas memorizadas/os para hablar de sí mismo/a y de otras personas, de a qué se dedica, de los lugares, de las posesiones, etc.; Produce expresiones breves y habituales con el fin de satisfacer necesidades sencillas y concretas (por ejemplo, datos personales, rutinas diarias, deseos y necesidades, peticiones de información). // Tiene un repertorio de elementos lingüísticos básicos que le permite abordar situaciones cotidianas de contenido predecible, aunque generalmente tiene que adaptar el mensaje y buscar palabras/signos.</text:p>
          </table:table-cell>
          <table:table-cell table:style-name="ce32" office:value-type="string" calcext:value-type="string">
            <text:p>Dispone de un repertorio lingüístico lo bastante amplio para desenvolverse y de suficiente vocabulario para expresarse con algunas vacilaciones y circunloquios sobre temas como la familia, sus aficiones e intereses, el trabajo, viajes y acontecimientos actuales, pero las limitaciones léxicas provocan repeticiones e incluso, a veces, dificultades en la formulación. // Dispone de una variedad de recursos lingüísticos lo bastante amplia como para describir situaciones impredecibles, para explicar la información principal de una idea o un problema con razonable precisión y para expresar pensamientos sobre temas abstractos o culturales, tales como la música y el cine.</text:p>
          </table:table-cell>
          <table:table-cell table:style-name="ce35" office:value-type="string" calcext:value-type="string">
            <text:p>Dispone de una variedad de recursos lingüísticos lo bastante amplia como para hacer descripciones claras, expresar puntos de vista y desarrollar argumentos, sin evidenciar la búsqueda de palabras/signos y utilizando estructuras sintácticas complejas para conseguirlo. // Se expresa con claridad sin manifestar ostensiblemente que tenga que limitar lo que quiere decir.</text:p>
          </table:table-cell>
          <table:table-cell table:style-name="ce38" office:value-type="string" calcext:value-type="string">
            <text:p>Elige una formulación adecuada de una amplia variedad de recursos lingüísticos para expresarse con claridad, sin tener que limitar lo que quiere decir; Usa una amplia cantidad de estructuras gramaticales complejas de forma adecuada y con considerable flexibilidad.</text:p>
          </table:table-cell>
          <table:table-cell table:style-name="ce41" office:value-type="string" calcext:value-type="string">
            <text:p>Saca provecho de un dominio amplio y fiable de una amplia variedad de recursos lingüísticos para formular pensamientos con precisión, poner énfasis, diferenciar y eliminar la ambigüedad. No muestra limitación alguna respecto a lo que se quiere decir.</text:p>
          </table:table-cell>
          <table:table-cell table:style-name="ce79" table:number-columns-repeated="1014"/>
        </table:table-row>
        <table:table-row table:style-name="ro4">
          <table:covered-table-cell table:style-name="ce43"/>
          <table:covered-table-cell table:style-name="ce51"/>
          <table:table-cell table:style-name="ce56" office:value-type="string" calcext:value-type="string">
            <text:p>5.1.2 Alcance léxico <text:s text:c="12"/></text:p>
          </table:table-cell>
          <table:table-cell table:style-name="ce19" office:value-type="string" calcext:value-type="string">
            <text:p>Tiene un repertorio léxico básico de palabras relativas a situaciones cotidianas concretas (saludar, dar las gracias, etc.).</text:p>
          </table:table-cell>
          <table:table-cell table:style-name="ce24" office:value-type="string" calcext:value-type="string">
            <text:p>Tiene un repertorio léxico básico de palabras/signos y frases relativas/os a situaciones concretas.</text:p>
          </table:table-cell>
          <table:table-cell table:style-name="ce28" office:value-type="string" calcext:value-type="string">
            <text:p>Tiene suficiente vocabulario para satisfacer necesidades sencillas de supervivencia; Tiene suficiente vocabulario para expresar necesidades comunicativas básicas. // Tiene suficiente vocabulario para desenvolverse en transacciones rutinarias y cotidianas que comprenden situaciones y temas conocidos.</text:p>
          </table:table-cell>
          <table:table-cell table:style-name="ce32" office:value-type="string" calcext:value-type="string">
            <text:p>Tiene suficiente vocabulario para expresarse con algún circunloquio sobre la mayoría de los temas pertinentes para su vida cotidiana, como, por ejemplo, familia, aficiones e intereses, trabajo, viajes y hechos de actualidad; Dispone de un buen alcance léxico relacionado con temas conocidos y situaciones cotidianas.</text:p>
          </table:table-cell>
          <table:table-cell table:style-name="ce35" office:value-type="string" calcext:value-type="string">
            <text:p>Entiende y utiliza gran parte del vocabulario especializado de su ámbito, pero tiene problemas con terminología especializada fuera de él; Produce combinaciones léxicas adecuadas de muchas/os palabras/signos de forma bastante sistemática en la mayoría de los contextos; Varía la formulación para evitar la repetición frecuente, pero las deficiencias léxicas todavía pueden provocar vacilación y circunloquios; Dispone de un buen alcance léxico sobre asuntos relativos a su especialidad y sobre la mayoría de temas generales. // Entiende y utiliza la principal terminología técnica de su ámbito cuando discute sobre su área de especialidad con otros especialistas.</text:p>
          </table:table-cell>
          <table:table-cell table:style-name="ce38" office:value-type="string" calcext:value-type="string">
            <text:p>Entiende y utiliza de forma adecuada la variedad de vocabulario técnico y expresiones idiomáticas propia de su área de especialidad; Tiene buen dominio de expresiones idiomáticas y coloquiales frecuentes; juega con las/los palabras/signos bastante bien; Selecciona entre varias opciones de vocabulario en casi todas las situaciones utilizando sinónimos incluso de palabras/signos menos habituales; Tiene un buen dominio de un amplio repertorio léxico que le permite suplir con soltura sus deficiencias mediante circunloquios; apenas se le nota que busca expresiones o que utiliza estrategias de evitación.</text:p>
          </table:table-cell>
          <table:table-cell table:style-name="ce41" office:value-type="string" calcext:value-type="string">
            <text:p>Tiene un buen dominio de un repertorio léxico muy amplio, que incluye expresiones idiomáticas y coloquiales; muestra conciencia de los niveles connotativos del significado.</text:p>
          </table:table-cell>
          <table:table-cell table:style-name="ce79" table:number-columns-repeated="1014"/>
        </table:table-row>
        <table:table-row table:style-name="ro25">
          <table:covered-table-cell table:style-name="ce43"/>
          <table:covered-table-cell table:style-name="ce51"/>
          <table:table-cell table:style-name="ce56" office:value-type="string" calcext:value-type="string">
            <text:p>5.1.3 Corrección gramatical <text:s text:c="4"/></text:p>
          </table:table-cell>
          <table:table-cell table:style-name="ce19" office:value-type="string" calcext:value-type="string">
            <text:p>Utiliza principios muy básicos de orden de palabras/signos en enunciados cortos.</text:p>
          </table:table-cell>
          <table:table-cell table:style-name="ce24" office:value-type="string" calcext:value-type="string">
            <text:p>Muestra solo un control limitado de unas pocas estructuras gramaticales y sintácticas sencillas dentro de un repertorio aprendido.</text:p>
          </table:table-cell>
          <table:table-cell table:style-name="ce28" office:value-type="string" calcext:value-type="string">
            <text:p>Utiliza algunas estructuras sencillas correctamente, pero todavía comete de forma sistemática errores básicos; sin embargo, suele quedar claro lo que intenta decir.</text:p>
          </table:table-cell>
          <table:table-cell table:style-name="ce32" office:value-type="string" calcext:value-type="string">
            <text:p>Utiliza con razonable corrección un repertorio de «fórmulas» y patrones lingüísticos de uso frecuente relacionados con las situaciones más predecibles. // Se comunica con razonable corrección en situaciones conocidas; generalmente tiene un buen control gramatical, aunque con una evidente influencia de la lengua materna. Comete errores, pero queda claro lo que intenta expresar.</text:p>
          </table:table-cell>
          <table:table-cell table:style-name="ce35" office:value-type="string" calcext:value-type="string">
            <text:p>Maneja bien las estructuras lingüísticas sencillas y algunas formas gramaticales complejas, si bien tiende a usar estructuras complejas de forma rígida con alguna incorrección; Manifiesta un grado relativamente alto de control gramatical. No comete errores que produzcan malentendidos. // Buen control gramatical; todavía puede cometer «deslices» esporádicos, errores no sistemáticos y pequeños fallos en la estructura de la frase, pero son escasos y a menudo puede corregirlos retrospectivamente.</text:p>
          </table:table-cell>
          <table:table-cell table:style-name="ce38" office:value-type="string" calcext:value-type="string">
            <text:p>Mantiene un alto grado de corrección gramatical de modo consistente; los errores son escasos y apenas se notan.</text:p>
          </table:table-cell>
          <table:table-cell table:style-name="ce41" office:value-type="string" calcext:value-type="string">
            <text:p>Mantiene un consistente control gramatical sobre un repertorio lingüístico complejo, incluso cuando su atención se centra en otras actividades (por ejemplo, en la planificación de lo que viene a continuación, en el seguimiento de las reacciones de los demás).</text:p>
          </table:table-cell>
          <table:table-cell table:style-name="ce79" table:number-columns-repeated="1014"/>
        </table:table-row>
        <table:table-row table:style-name="ro13">
          <table:covered-table-cell table:style-name="ce43"/>
          <table:covered-table-cell table:style-name="ce51"/>
          <table:table-cell table:style-name="ce56" office:value-type="string" calcext:value-type="string">
            <text:p>5.1.4 Control léxico <text:s text:c="3"/></text:p>
          </table:table-cell>
          <table:table-cell table:style-name="ce19" office:value-type="string" calcext:value-type="string">
            <text:p>Domina un vocabulario limitado utilizado en situaciones cotidianas como saludar o despedirse.</text:p>
          </table:table-cell>
          <table:table-cell table:style-name="ce24" office:value-type="string" calcext:value-type="string">
            <text:p>Domina un vocabulario limitado relacionado con necesidades cotidianas.</text:p>
          </table:table-cell>
          <table:table-cell table:style-name="ce28" office:value-type="string" calcext:value-type="string">
            <text:p>Domina un limitado repertorio relativo a necesidades concretas y cotidianas.</text:p>
          </table:table-cell>
          <table:table-cell table:style-name="ce32" office:value-type="string" calcext:value-type="string">
            <text:p>Utiliza una amplia variedad de vocabulario sencillo de forma adecuada cuando discute sobre temas conocidos; Manifiesta un buen control de vocabulario elemental, pero todavía comete errores importantes cuando expresa pensamientos más complejos o cuando aborda temas y situaciones que no conoce.</text:p>
          </table:table-cell>
          <table:table-cell table:style-name="ce35" office:value-type="string" calcext:value-type="string">
            <text:p>Su precisión léxica es generalmente alta, aunque tenga alguna confusión o cometa alguna incorrección al seleccionar palabras/signos, sin que ello obstaculice la comunicación.</text:p>
          </table:table-cell>
          <table:table-cell table:style-name="ce38" office:value-type="string" calcext:value-type="string">
            <text:p>Pequeños y esporádicos deslices, pero sin errores importantes de vocabulario; Utiliza vocabulario poco común de forma idiomática y adecuada.</text:p>
          </table:table-cell>
          <table:table-cell table:style-name="ce41" office:value-type="string" calcext:value-type="string">
            <text:p>Utiliza con consistencia un vocabulario correcto y adecuado.</text:p>
          </table:table-cell>
          <table:table-cell table:style-name="ce79" table:number-columns-repeated="1014"/>
        </table:table-row>
        <table:table-row table:style-name="ro19">
          <table:covered-table-cell table:style-name="ce43"/>
          <table:covered-table-cell table:style-name="ce51"/>
          <table:table-cell table:style-name="ce56" office:value-type="string" calcext:value-type="string">
            <text:p>5.1.5 Control fonológico en general <text:s text:c="5"/></text:p>
          </table:table-cell>
          <table:table-cell table:style-name="ce19" office:value-type="string" calcext:value-type="string">
            <text:p><text:s/>Puede reproducir correctamente una gama limitada de sonidos, así como el énfasis en palabras y frases sencillas y familiares.</text:p>
          </table:table-cell>
          <table:table-cell table:style-name="ce24" office:value-type="string" calcext:value-type="string">
            <text:p>La pronunciación de un repertorio muy limitado de palabras y frases aprendidas puede ser entendida con cierto esfuerzo por los interlocutores acostumbrados a tratar con hablantes del grupo lingüístico en cuestión. Puede reproducir correctamente una gama limitada de sonidos, así como el énfasis en palabras y frases sencillas y familiares.</text:p>
          </table:table-cell>
          <table:table-cell table:style-name="ce28" office:value-type="string" calcext:value-type="string">
            <text:p>Por lo general, la pronunciación es lo suficientemente clara como para ser entendida, pero los compañeros de conversación deberán pedir que se repita de vez en cuando. Una fuerte influencia de otros idiomas que habla sobre el acento, el ritmo y la entonación puede afectar la inteligibilidad, lo que requiere la colaboración de los interlocutores. Sin embargo, la pronunciación de palabras familiares es clara.</text:p>
          </table:table-cell>
          <table:table-cell table:style-name="ce32" office:value-type="string" calcext:value-type="string">
            <text:p>En general, puede utilizar la entonación adecuada, colocar el acento correctamente y articular los sonidos individuales con claridad; El acento tiende a estar influenciado por otros idiomas que habla, pero tiene poco o ningún efecto sobre la inteligibilidad.</text:p>
          </table:table-cell>
          <table:table-cell table:style-name="ce35" office:value-type="string" calcext:value-type="string">
            <text:p>En general, puede utilizar la entonación adecuada, colocar el acento correctamente y articular los sonidos individuales con claridad; El acento tiende a estar influenciado por otros idiomas que habla, pero tiene poco o ningún efecto sobre la inteligibilidad.</text:p>
          </table:table-cell>
          <table:table-cell table:style-name="ce38" office:value-type="string" calcext:value-type="string">
            <text:p>Puede emplear la gama completa de características fonológicas en el idioma de destino con suficiente control para garantizar la inteligibilidad en todo momento. Puede articular prácticamente todos los sonidos del idioma de destino; Algunas características del acento retenido de otros idiomas pueden notarse, pero no afectan la inteligibilidad.</text:p>
          </table:table-cell>
          <table:table-cell table:style-name="ce41" office:value-type="string" calcext:value-type="string">
            <text:p>Puede emplear la gama completa de características fonológicas en el idioma de destino con un alto nivel de control, incluidas características prosódicas como el acento de palabras y oraciones, el ritmo y la entonación, de modo que los puntos más finos de su mensaje sean claros y precisos. La inteligibilidad, la transmisión eficaz y el realce del significado no se ven afectados de ninguna manera por las características del acento que puedan retenerse de otros idiomas.</text:p>
          </table:table-cell>
          <table:table-cell table:style-name="ce79" table:number-columns-repeated="1014"/>
        </table:table-row>
        <table:table-row table:style-name="ro16">
          <table:covered-table-cell table:style-name="ce43"/>
          <table:covered-table-cell table:style-name="ce51"/>
          <table:table-cell table:style-name="ce56" office:value-type="string" calcext:value-type="string">
            <text:p>5.1.6 Articulación de sonidos <text:s/></text:p>
          </table:table-cell>
          <table:table-cell table:style-name="ce19" office:value-type="string" calcext:value-type="string">
            <text:p>Puede imitar un número limitado de sonidos por imitacion.</text:p>
          </table:table-cell>
          <table:table-cell table:style-name="ce24" office:value-type="string" calcext:value-type="string">
            <text:p>Puede reproducir sonidos en el idioma de destino si se le guía con cuidado. Puede articular un número limitado de sonidos, por lo que el habla solo es inteligible si el interlocutor brinda apoyo (por ejemplo, repitiendo correctamente y provocando la repetición de nuevos sonidos).</text:p>
          </table:table-cell>
          <table:table-cell table:style-name="ce28" office:value-type="string" calcext:value-type="string">
            <text:p>Puede transmitir su mensaje de manera inteligible a pesar de una fuerte influencia en el acento, la entonación y / o el ritmo de otros idiomas que habla.</text:p>
          </table:table-cell>
          <table:table-cell table:style-name="ce32" office:value-type="string" calcext:value-type="string">
            <text:p>Es generalmente inteligible en todo momento, a pesar de la mala pronunciación regular de los sonidos individuales y las palabras con las que está menos familiarizado.</text:p>
          </table:table-cell>
          <table:table-cell table:style-name="ce35" office:value-type="string" calcext:value-type="string">
            <text:p>En general, puede utilizar la entonación adecuada, colocar el acento correctamente y articular los sonidos individuales con claridad; El acento tiende a estar influenciado por otros idiomas que habla, pero tiene poco o ningún efecto sobre la inteligibilidad.</text:p>
          </table:table-cell>
          <table:table-cell table:style-name="ce38" office:value-type="string" calcext:value-type="string">
            <text:p>Puede articular prácticamente todos los sonidos del idioma de destino con un alto grado de control. Por lo general, puede autocorregirse si pronuncia mal un sonido.</text:p>
          </table:table-cell>
          <table:table-cell table:style-name="ce41" office:value-type="string" calcext:value-type="string">
            <text:p>Puede articular prácticamente todos los sonidos del idioma de destino con claridad y precisión.</text:p>
          </table:table-cell>
          <table:table-cell table:style-name="ce79" table:number-columns-repeated="1014"/>
        </table:table-row>
        <table:table-row table:style-name="ro24">
          <table:covered-table-cell table:style-name="ce43"/>
          <table:covered-table-cell table:style-name="ce51"/>
          <table:table-cell table:style-name="ce56" office:value-type="string" calcext:value-type="string">
            <text:p>5.1.7 Rasgos prosódicos <text:s text:c="2"/></text:p>
          </table:table-cell>
          <table:table-cell table:style-name="ce19" office:value-type="string" calcext:value-type="string">
            <text:p>Puede imitar la entonación por imitación aunque influido por su lengua materna.</text:p>
          </table:table-cell>
          <table:table-cell table:style-name="ce24" office:value-type="string" calcext:value-type="string">
            <text:p>Puede usar las características prosódicas de un repertorio limitado de palabras y frases simples de manera inteligible, a pesar de una fuerte influencia en el acento, el ritmo y / o la entonación de otros idiomas que habla; su interlocutor debe colaborar.</text:p>
          </table:table-cell>
          <table:table-cell table:style-name="ce28" office:value-type="string" calcext:value-type="string">
            <text:p>Puede usar las características prosódicas de palabras y frases cotidianas de manera inteligible, a pesar de una fuerte influencia en el acento, la entonación y / o el ritmo de otros idiomas que habla. Las características prosódicas (por ejemplo, el acento de las palabras) son adecuadas para palabras familiares y cotidianas y expresiones simples.</text:p>
          </table:table-cell>
          <table:table-cell table:style-name="ce32" office:value-type="string" calcext:value-type="string">
            <text:p>Puede emplear características prosódicas (por ejemplo, acentuación, entonación, ritmo) para respaldar el mensaje que intenta transmitir, aunque con cierta influencia de otros idiomas que habla.</text:p>
          </table:table-cell>
          <table:table-cell table:style-name="ce35" office:value-type="string" calcext:value-type="string">
            <text:p>Puede emplear características prosódicas (por ejemplo, acentuación, entonación, ritmo) para respaldar el mensaje que intenta transmitir, aunque con cierta influencia de otros idiomas que habla.</text:p>
          </table:table-cell>
          <table:table-cell table:style-name="ce38" office:value-type="string" calcext:value-type="string">
            <text:p>Puede producir un discurso hablado suave e inteligible con solo lapsos ocasionales en el control del acento, el ritmo y / o la entonación, que no afectan la inteligibilidad ni la eficacia. Puede variar la entonación y colocar el acento correctamente para expresar con precisión lo que quiere decir.</text:p>
          </table:table-cell>
          <table:table-cell table:style-name="ce41" office:value-type="string" calcext:value-type="string">
            <text:p>Puede explotar características prosódicas (por ejemplo, acentuación, ritmo y entonación) de manera adecuada y eficaz para transmitir matices más finos de significado (por ejemplo, para diferenciar y enfatizar).</text:p>
          </table:table-cell>
          <table:table-cell table:style-name="ce79" table:number-columns-repeated="1014"/>
        </table:table-row>
        <table:table-row table:style-name="ro16">
          <table:covered-table-cell table:style-name="ce43"/>
          <table:covered-table-cell table:style-name="ce52"/>
          <table:table-cell table:style-name="ce56" office:value-type="string" calcext:value-type="string">
            <text:p>5.1.8 Control ortográfico </text:p>
          </table:table-cell>
          <table:table-cell table:style-name="ce19" office:value-type="string" calcext:value-type="string">
            <text:p>Imita palabras del vocabulario ordenando letras y reconoce el vocabulario relacionado con la imagen del mismo.</text:p>
          </table:table-cell>
          <table:table-cell table:style-name="ce24" office:value-type="string" calcext:value-type="string">
            <text:p>Copia palabras corrientes y frases cortas; por ejemplo, signos o instrucciones sencillas, nombres de objetos cotidianos, nombres de tiendas, así como frases hechas que se utilizan habitualmente. Sabe deletrear su dirección, su nacionalidad y otros datos personales</text:p>
          </table:table-cell>
          <table:table-cell table:style-name="ce28" office:value-type="string" calcext:value-type="string">
            <text:p>Copia oraciones cortas relativas a asuntos cotidianos; por ejemplo: indicaciones para ir a algún sitio. Escribe con razonable corrección (pero no necesariamente con una ortografía totalmente normalizada) palabras cortas que utiliza normalmente al hablar</text:p>
          </table:table-cell>
          <table:table-cell table:style-name="ce32" office:value-type="string" calcext:value-type="string">
            <text:p>Copia oraciones cortas relativas a asuntos cotidianos; por ejemplo: indicaciones para ir a algún sitio. Escribe con razonable corrección (pero no necesariamente con una ortografía totalmente normalizada) palabras cortas que utiliza normalmente al hablar</text:p>
          </table:table-cell>
          <table:table-cell table:style-name="ce35" office:value-type="string" calcext:value-type="string">
            <text:p>Produce una escritura continua inteligible que sigue las convenciones de organización y de distribución en párrafos. La ortografía y la puntuación son razonablemente correctas, pero puede manifestar la influencia de la lengua materna.</text:p>
          </table:table-cell>
          <table:table-cell table:style-name="ce38" office:value-type="string" calcext:value-type="string">
            <text:p>La estructura, la distribución en párrafos y la puntuación son consistentes y prácticas. La ortografía es correcta, salvo deslices tipográficos de carácter esporádico. </text:p>
          </table:table-cell>
          <table:table-cell table:style-name="ce41" office:value-type="string" calcext:value-type="string">
            <text:p>La escritura no presenta errores ortográficos.</text:p>
          </table:table-cell>
          <table:table-cell table:style-name="ce79" table:number-columns-repeated="1014"/>
        </table:table-row>
        <table:table-row table:style-name="ro29">
          <table:covered-table-cell table:style-name="ce43"/>
          <table:table-cell table:style-name="ce50" office:value-type="string" calcext:value-type="string">
            <text:p>5.2 Competencia sociolingüística </text:p>
          </table:table-cell>
          <table:table-cell table:style-name="ce56" office:value-type="string" calcext:value-type="string">
            <text:p>5.2.1 Adecuación sociolingüística</text:p>
          </table:table-cell>
          <table:table-cell table:style-name="ce19" office:value-type="string" calcext:value-type="string">
            <text:p>Conoce y utiliza fórmulas de cortesía básicas relacionadas con saludos y despedidas.</text:p>
          </table:table-cell>
          <table:table-cell table:style-name="ce24" office:value-type="string" calcext:value-type="string">
            <text:p>Establece contactos sociales básicos utilizando las fórmulas de cortesía más sencillas y cotidianas relativas a saludos, despedidas y presentaciones, y utiliza expresiones del tipo: por favor, gracias, lo siento, etc.</text:p>
          </table:table-cell>
          <table:table-cell table:style-name="ce28" office:value-type="string" calcext:value-type="string">
            <text:p>Realiza y responde a invitaciones y sugerencias, pide y acepta disculpas, etc.; Se desenvuelve en intercambios sociales muy breves utilizando fórmulas de cortesía cotidianas para saludar y dirigirse a los interlocutores. // Se desenvuelve en las relaciones sociales con sencillez pero con eficacia utilizando las expresiones más sencillas y habituales y siguiendo rutinas básicas; Lleva a cabo funciones básicas de la lengua como, por ejemplo, intercambiar y solicitar información; expresa opiniones y actitudes de forma sencilla.</text:p>
          </table:table-cell>
          <table:table-cell table:style-name="ce32" office:value-type="string" calcext:value-type="string">
            <text:p>Es consciente de las diferencias más significativas que existen entre las costumbres, los usos, las actitudes, los valores y las creencias que prevalecen en la comunidad en cuestión y en la suya propia, e identifica las señales de tales diferencias; Es consciente de las normas de cortesía más importantes y actúa adecuadamente; Lleva a cabo y reacciona a una amplia variedad de funciones lingüísticas utilizando los exponentes más habituales de esas funciones en un registro neutro.</text:p>
          </table:table-cell>
          <table:table-cell table:style-name="ce35" office:value-type="string" calcext:value-type="string">
            <text:p>Se expresa adecuadamente en situaciones diversas y evita errores importantes de formulación; Se relaciona con usuarios de la lengua meta sin resultar gracioso/a o molestar involuntariamente, o sin exigir de ellos un comportamiento distinto al que tendrían con otro/a usuario/a competente; Ajusta la forma de expresarse para diferenciar hasta cierto punto entre registros formales e informales, pero es posible que no lo haga siempre de una manera adecuada. // Se expresa con seguridad, claridad y cortesía en un registro formal o informal que es adecuado a la situación y a la persona o personas implicadas; Reconoce e interpreta claves socioculturales y sociolingüísticas, y modifica de manera consciente la forma de expresarse para adecuarse a la situación; Sigue con cierto esfuerzo el ritmo de las discusiones de grupo e interviene en ellas aunque se hable con rapidez y de forma coloquial.</text:p>
          </table:table-cell>
          <table:table-cell table:style-name="ce38" office:value-type="string" calcext:value-type="string">
            <text:p>Expresa críticas o desacuerdos fuertes de una manera diplomática; Ajusta su nivel de formalidad (registro y estilo) para adecuarse al contexto social (formal, informal o coloquial) según corresponda y mantiene el registro de manera coherente; Hace un uso flexible y efectivo de la lengua para fines sociales, incluidos los usos emocionales, alusivos y humorísticos; Comprende películas que emplean una cantidad considerable de argot o lenguaje coloquial y de expresiones idiomáticas; Comprende el humor, la ironía y las referencias culturales implícitas, y capta los matices de significado; Reconoce una amplia variedad de expresiones idiomáticas y coloquiales, y aprecia cambios de registro; sin embargo, puede que necesite confirmar detalles esporádicos, sobre todo si el acento le es desconocido.</text:p>
          </table:table-cell>
          <table:table-cell table:style-name="ce41" office:value-type="string" calcext:value-type="string">
            <text:p>Usa con eficacia, tanto en la lengua oral como en la escrita, una gran variedad de recursos lingüísticos sofisticados para ordenar, persuadir, disuadir, negociar y consensuar; Es consciente de prácticamente todas las implicaciones de carácter sociolingüístico y sociocultural en el uso de la lengua por parte de usuarios competentes de la lengua meta y sabe reaccionar en consecuencia; Tiene un buen dominio de expresiones idiomáticas y coloquiales y es consciente de los niveles connotativos del significado; Media con eficacia y naturalidad entre usuarios de la lengua meta y miembros de su propia comunidad teniendo en cuenta las diferencias socioculturales y sociolingüísticas.</text:p>
          </table:table-cell>
          <table:table-cell table:style-name="ce79" table:number-columns-repeated="1014"/>
        </table:table-row>
        <table:table-row table:style-name="ro24">
          <table:covered-table-cell table:style-name="ce43"/>
          <table:table-cell table:style-name="ce50" office:value-type="string" calcext:value-type="string" table:number-columns-spanned="1" table:number-rows-spanned="6">
            <text:p>5.3 Competencia prágmatica </text:p>
          </table:table-cell>
          <table:table-cell table:style-name="ce56" office:value-type="string" calcext:value-type="string">
            <text:p>5.3.1 Flexibilidad <text:s text:c="20"/></text:p>
          </table:table-cell>
          <table:table-cell table:style-name="ce19" office:value-type="string" calcext:value-type="string">
            <text:p>Adapta fórmulas rutinarias breves que ha escuchado en repetidas ocasiones mediante la sustitución de una palabra.</text:p>
          </table:table-cell>
          <table:table-cell table:style-name="ce24" office:value-type="string" calcext:value-type="string">
            <text:p>Adapta fórmulas básicas breves mediante la sustitución de una palabra.</text:p>
          </table:table-cell>
          <table:table-cell table:style-name="ce28" office:value-type="string" calcext:value-type="string">
            <text:p>Amplía frases aprendidas volviendo a combinar de un modo sencillo sus elementos; Adapta frases sencillas, bien ensayadas y memorizadas a circunstancias particulares mediante una sustitución léxica limitada.</text:p>
          </table:table-cell>
          <table:table-cell table:style-name="ce32" office:value-type="string" calcext:value-type="string">
            <text:p>Utiliza una amplia variedad de elementos lingüísticos sencillos con flexibilidad para expresar gran parte de lo que quiere; Adapta su expresión para abordar situaciones menos habituales e incluso difíciles.</text:p>
          </table:table-cell>
          <table:table-cell table:style-name="ce35" office:value-type="string" calcext:value-type="string">
            <text:p>Reformula una idea para destacar o explicar algún aspecto; Varía la formulación de lo que quiere decir; Se ajusta a los cambios de dirección, estilo y énfasis que se producen normalmente en la conversación. // Adapta lo que dice y la forma de expresarlo a la situación y al/la destinatario/a, y adopta un nivel de formalidad adecuado a las circunstancias.</text:p>
          </table:table-cell>
          <table:table-cell table:style-name="ce38" office:value-type="string" calcext:value-type="string">
            <text:p>Modifica la manera de expresarse para transmitir diferentes grados de compromiso o indecisión, seguridad o incertidumbre; Logra un efecto positivo en unos destinatarios concretos variando de modo efectivo la manera de expresarse y la extensión de las frases, el uso de vocabulario avanzado y el orden de las palabras.</text:p>
          </table:table-cell>
          <table:table-cell table:style-name="ce41" office:value-type="string" calcext:value-type="string">
            <text:p>Muestra una gran flexibilidad al reformular ideas con distintos elementos lingüísticos para poner énfasis, diferenciar según la situación, el/la interlocutor/a, etc., y eliminar la ambigüedad.</text:p>
          </table:table-cell>
          <table:table-cell table:style-name="ce79" table:number-columns-repeated="1014"/>
        </table:table-row>
        <table:table-row table:style-name="ro6">
          <table:covered-table-cell table:style-name="ce43"/>
          <table:covered-table-cell table:style-name="ce51"/>
          <table:table-cell table:style-name="ce56" office:value-type="string" calcext:value-type="string">
            <text:p>5.3.2 Turnos de palabra <text:s text:c="3"/></text:p>
          </table:table-cell>
          <table:table-cell table:style-name="ce19" office:value-type="string" calcext:value-type="string">
            <text:p>Utiliza palabras como Perdona o Perdone, a menudo acompañadas de gestos de comunicación no verbal, para pedir que se le preste atención.</text:p>
          </table:table-cell>
          <table:table-cell table:style-name="ce24" office:value-type="string" calcext:value-type="string">
            <text:p>Utiliza formulas rutinarias básicas para pedir que se le preste atención.</text:p>
          </table:table-cell>
          <table:table-cell table:style-name="ce28" office:value-type="string" calcext:value-type="string">
            <text:p>Pide que se le preste atención. // Inicia, mantiene y termina conversaciones sencillas cara a cara; Utiliza técnicas sencillas para iniciar, mantener o terminar una conversación breve.</text:p>
          </table:table-cell>
          <table:table-cell table:style-name="ce32" office:value-type="string" calcext:value-type="string">
            <text:p>Inicia, mantiene y termina conversaciones sencillas cara a cara sobre temas conocidos o de interés personal. // Interviene en una discusión sobre un tema conocido, utilizando una expresión adecuada para tomar la palabra.</text:p>
          </table:table-cell>
          <table:table-cell table:style-name="ce35" office:value-type="string" calcext:value-type="string">
            <text:p>Utiliza frases hechas (por ejemplo, Es difícil responder a esa pregunta) para ganar tiempo y mantener su turno de palabra mientras formula lo que va a decir; Inicia el discurso, ocupa el turno de palabra cuando es apropiado y termina la conversación cuando debe, aunque puede que no lo haga siempre con elegancia; Inicia, mantiene y termina el discurso adecuadamente haciendo un uso eficaz de los turnos de palabra; Interviene adecuadamente en discusiones utilizando el repertorio lingüístico adecuado para hacerlo.</text:p>
          </table:table-cell>
          <table:table-cell table:style-name="ce38" office:value-type="string" calcext:value-type="string">
            <text:p>Elige una frase apropiada de entre una variedad de posibles funciones discursivas para introducir sus comentarios de forma adecuada con el fin de tomar la palabra o de ganar tiempo para mantener el uso de la palabra mientras piensa.</text:p>
          </table:table-cell>
          <table:table-cell table:style-name="ce41" office:value-type="string" calcext:value-type="string">
            <text:p>No hay descriptor disponible; véase C1.</text:p>
          </table:table-cell>
          <table:table-cell table:style-name="ce79" table:number-columns-repeated="1014"/>
        </table:table-row>
        <table:table-row table:style-name="ro5">
          <table:covered-table-cell table:style-name="ce43"/>
          <table:covered-table-cell table:style-name="ce51"/>
          <table:table-cell table:style-name="ce56" office:value-type="string" calcext:value-type="string">
            <text:p>5.3.3 Desarrollo temático <text:s text:c="7"/></text:p>
          </table:table-cell>
          <table:table-cell table:style-name="ce19" office:value-type="string" calcext:value-type="string">
            <text:p>Muestra conciencia de la estructura de un texto narrativo (por ejemplo, un cuento), pudiendo organizar la información del mismo con imágenes y palabras sencillas preparadas con antelación.</text:p>
          </table:table-cell>
          <table:table-cell table:style-name="ce24" office:value-type="string" calcext:value-type="string">
            <text:p>Sigue la estructura de textos narrativos (historias, cuentos, etc.), utilizando palabras sencillas.</text:p>
          </table:table-cell>
          <table:table-cell table:style-name="ce28" office:value-type="string" calcext:value-type="string">
            <text:p>No hay descriptor disponible. // Pone un ejemplo en un texto muy sencillo usando las expresiones como o por ejemplo; Narra una historia o describe algo mediante una relación sencilla de elementos.</text:p>
          </table:table-cell>
          <table:table-cell table:style-name="ce32" office:value-type="string" calcext:value-type="string">
            <text:p>Realiza con razonable fluidez narraciones o descripciones sencillas siguiendo una secuencia de elementos; Muestra conciencia de la estructura convencional de la tipología textual que maneja cuando comunica sus ideas. // Desarrolla argumentos lo bastante bien como para que se puedan comprender sin dificultad la mayor parte del tiempo; Señala con claridad la secuencia cronológica de un texto narrativo.</text:p>
          </table:table-cell>
          <table:table-cell table:style-name="ce35" office:value-type="string" calcext:value-type="string">
            <text:p>Señala con claridad la diferencia entre hechos y opiniones; Evalúa las ventajas y los inconvenientes de varias opciones; Desarrolla argumentos con claridad, ampliando con cierta extensión y profundidad y defendiendo sus puntos de vista con ideas complementarias y ejemplos adecuados; Desarrolla descripciones o narraciones claras ampliando y complementando sus puntos de vista sobre los aspectos principales con información complementaria relevante y ejemplos adecuados; Sigue la estructura convencional de la tarea comunicativa en cuestión cuando comunica sus ideas. // Presenta líneas argumentativas complejas y responde a ellas de manera convincente; Desarrolla un argumento de forma sistemática resaltando adecuadamente los aspectos importantes y con información complementaria relevante.</text:p>
          </table:table-cell>
          <table:table-cell table:style-name="ce38" office:value-type="string" calcext:value-type="string">
            <text:p>Amplía y respalda con cierta extensión y profundidad la información principal mediante ideas complementarias, razones y ejemplos relevantes; Escribe una introducción y una conclusión adecuadas para un texto largo y complejo; Realiza descripciones y narraciones complejas integrando otros temas secundarios, desarrollando aspectos concretos y terminando con una conclusión adecuada; Usa las convenciones del tipo de texto que maneja para mantener la atención del/la destinatario/a o del/la lector/a meta y comunicar ideas complejas.</text:p>
          </table:table-cell>
          <table:table-cell table:style-name="ce41" office:value-type="string" calcext:value-type="string">
            <text:p>Usa las convenciones del tipo de texto que maneja con la suficiente flexibilidad como para comunicar de manera efectiva ideas complejas, manteniendo la atención del destinatario/a o del/la lector/a meta con facilidad y alcanzando sus objetivos comunicativos.</text:p>
          </table:table-cell>
          <table:table-cell table:style-name="ce79" table:number-columns-repeated="1014"/>
        </table:table-row>
        <table:table-row table:style-name="ro25">
          <table:covered-table-cell table:style-name="ce43"/>
          <table:covered-table-cell table:style-name="ce51"/>
          <table:table-cell table:style-name="ce56" office:value-type="string" calcext:value-type="string">
            <text:p>5.3.4 Coherencia y cohesión <text:s text:c="5"/></text:p>
          </table:table-cell>
          <table:table-cell table:style-name="ce19" office:value-type="string" calcext:value-type="string">
            <text:p>Enlaza palabras basicas con conectores muy básicos y lineales y/o signos de comunicación no verbal.</text:p>
          </table:table-cell>
          <table:table-cell table:style-name="ce24" office:value-type="string" calcext:value-type="string">
            <text:p>Enlaza palabras/signos o grupos de palabras/signos con conectores muy básicos y lineales (por ejemplo, y o entonces).</text:p>
          </table:table-cell>
          <table:table-cell table:style-name="ce28" office:value-type="string" calcext:value-type="string">
            <text:p>Enlaza grupos de palabras/signos con conectores sencillos (por ejemplo, y, pero y porque). // Utiliza los conectores más frecuentes para enlazar oraciones simples con el fin de contar una historia o de describir mediante una sencilla enumeración de elementos.</text:p>
          </table:table-cell>
          <table:table-cell table:style-name="ce32" office:value-type="string" calcext:value-type="string">
            <text:p>Organiza un texto extenso en párrafos sencillos y lógicos; Construye oraciones de cierta longitud y las conecta entre sí usando un número limitado de mecanismos de cohesión, por ejemplo, en un relato; Enlaza una serie de elementos breves, concretos y sencillos para crear una secuencia cohesionada y lineal. // Introduce un contraargumento en un texto discursivo sencillo (por ejemplo, utilizando sin embargo).</text:p>
          </table:table-cell>
          <table:table-cell table:style-name="ce35" office:value-type="string" calcext:value-type="string">
            <text:p>Estructura textos extensos en párrafos lógicos y claros; Produce textos en general bien organizados y coherentes, usando una variedad de expresiones de enlace y de mecanismos de cohesión; Utiliza un número limitado de mecanismos de cohesión para enlazar sus enunciados en un discurso claro y coherente, aunque puede mostrar ciertas «vacilaciones» si la intervención es larga. // Utiliza con eficacia una variedad de expresiones de enlace para señalar con claridad las relaciones que existen entre las ideas.</text:p>
          </table:table-cell>
          <table:table-cell table:style-name="ce38" office:value-type="string" calcext:value-type="string">
            <text:p>Produce textos coherentes y bien estructurados, utilizando una variedad de mecanismos de cohesión y de patrones organizativos; Produce una lengua clara, fluida y bien estructurada, mostrando un buen control de los patrones organizativos, los conectores y los mecanismos de cohesión.</text:p>
          </table:table-cell>
          <table:table-cell table:style-name="ce41" office:value-type="string" calcext:value-type="string">
            <text:p>Crea textos coherentes y cohesionados haciendo un uso completo y apropiado de una variedad de patrones organizativos y de una amplia variedad de mecanismos de cohesión.</text:p>
          </table:table-cell>
          <table:table-cell table:style-name="ce79" table:number-columns-repeated="1014"/>
        </table:table-row>
        <table:table-row table:style-name="ro13">
          <table:covered-table-cell table:style-name="ce43"/>
          <table:covered-table-cell table:style-name="ce51"/>
          <table:table-cell table:style-name="ce56" office:value-type="string" calcext:value-type="string">
            <text:p>5.3.5 Precisión <text:s text:c="2"/></text:p>
          </table:table-cell>
          <table:table-cell table:style-name="ce19" office:value-type="string" calcext:value-type="string">
            <text:p>Comunica de manera sencilla información muy básica relativa a datos personales.</text:p>
          </table:table-cell>
          <table:table-cell table:style-name="ce24" office:value-type="string" calcext:value-type="string">
            <text:p>Comunica de manera sencilla información básica relativa a datos personales y a necesidades concretas.</text:p>
          </table:table-cell>
          <table:table-cell table:style-name="ce28" office:value-type="string" calcext:value-type="string">
            <text:p>Comunica lo que quiere decir en intercambios sencillos y directos de información limitada que tratan asuntos conocidos y rutinarios, pero, en otras situaciones, generalmente tiene que adaptar el mensaje.</text:p>
          </table:table-cell>
          <table:table-cell table:style-name="ce32" office:value-type="string" calcext:value-type="string">
            <text:p>Expresa de manera comprensible la idea principal que quiere comunicar; Transmite información sencilla y clara de relevancia inmediata, haciendo entender qué aspecto le parece más importante. // Explica la información principal de una idea o un problema con razonable precisión.</text:p>
          </table:table-cell>
          <table:table-cell table:style-name="ce35" office:value-type="string" calcext:value-type="string">
            <text:p>Comunica la información esencial incluso en situaciones más complicadas, aunque su lengua carece de fuerza expresiva y de un uso idiomático; Comunica de manera fiable información detallada.</text:p>
          </table:table-cell>
          <table:table-cell table:style-name="ce38" office:value-type="string" calcext:value-type="string">
            <text:p>Realiza un uso efectivo de la modalización lingüística para señalar la fuerza de una reclamación, de un argumento o de su postura ante una cuestión; Precisa sus opiniones y afirmaciones aportando grados de, por ejemplo, certeza/incertidumbre, creencia/duda, probabilidad, etc.</text:p>
          </table:table-cell>
          <table:table-cell table:style-name="ce41" office:value-type="string" calcext:value-type="string">
            <text:p>Enfatiza, diferencia y elimina la ambigüedad; Transmite con precisión matices de significado más sutiles utilizando, con razonable corrección, una amplia variedad de elementos de matización (por ejemplo, adverbios de gradación, cláusulas que expresan limitaciones).</text:p>
          </table:table-cell>
          <table:table-cell table:style-name="ce79" table:number-columns-repeated="1014"/>
        </table:table-row>
        <table:table-row table:style-name="ro6">
          <table:covered-table-cell table:style-name="ce43"/>
          <table:covered-table-cell table:style-name="ce52"/>
          <table:table-cell table:style-name="ce56" office:value-type="string" calcext:value-type="string">
            <text:p>5.3.6 Fluidez <text:s/></text:p>
          </table:table-cell>
          <table:table-cell table:style-name="ce19" office:value-type="string" calcext:value-type="string">
            <text:p>Se desenvuelve con enunciados muy breves, aislados y ensayados, usando gestos y pidiendo ayuda mediante señas cuando es necesario.</text:p>
          </table:table-cell>
          <table:table-cell table:style-name="ce24" office:value-type="string" calcext:value-type="string">
            <text:p>Se desenvuelve con enunciados muy breves, aislados y mayormente preparados, así como con muchas pausas para buscar expresiones, articular palabras/signos que le resultan menos conocidos y salvar la comunicación.</text:p>
          </table:table-cell>
          <table:table-cell table:style-name="ce28" office:value-type="string" calcext:value-type="string">
            <text:p>Construye frases sobre temas conocidos con la suficiente facilidad como para desenvolverse en breves intercambios, a pesar de vacilaciones y titubeos iniciales muy evidentes. // Se hace entender en intervenciones breves, aunque resulten muy evidentes las pausas, los titubeos iniciales y la reformulación.</text:p>
          </table:table-cell>
          <table:table-cell table:style-name="ce32" office:value-type="string" calcext:value-type="string">
            <text:p>Mantiene un discurso comprensible, aunque sean muy evidentes las pausas para organizar la gramática y el léxico y para corregirse, sobre todo en periodos largos de producción libre. // Se expresa con relativa facilidad. A pesar de algunos problemas al formular su discurso, que dan como resultado pausas y «callejones sin salida», logra seguir adelante con eficacia y sin ayuda.</text:p>
          </table:table-cell>
          <table:table-cell table:style-name="ce35" office:value-type="string" calcext:value-type="string">
            <text:p>Participa en conversaciones con un grado de fluidez y espontaneidad que hace posible la interacción habitual con usuarios de la lengua meta sin producir tensión alguna para ninguna de las dos partes; Produce fragmentos de discurso con un ritmo bastante uniforme; aunque puede dudar mientras busca estructuras y expresiones, realiza pocas pausas largas evidentes. // Se comunica espontáneamente, a menudo mostrando una fluidez y una facilidad de expresión notables incluso en fragmentos de discurso más largos y complejos.</text:p>
          </table:table-cell>
          <table:table-cell table:style-name="ce38" office:value-type="string" calcext:value-type="string">
            <text:p>Se expresa con fluidez y espontaneidad sin apenas esfuerzo. Solo un tema conceptualmente difícil puede obstaculizar la fluidez natural del discurso.</text:p>
          </table:table-cell>
          <table:table-cell table:style-name="ce41" office:value-type="string" calcext:value-type="string">
            <text:p>Se expresa mediante un discurso amplio y sostenido con una fluidez natural, sin esforzarse ni dudar. Se detiene solo para reflexionar sobre cuáles son los medios más adecuados con los que expresar sus pensamientos o para buscar un ejemplo o explicación adecuada.</text:p>
          </table:table-cell>
          <table:table-cell table:style-name="ce79" table:number-columns-repeated="1014"/>
        </table:table-row>
        <table:table-row table:style-name="ro30">
          <table:covered-table-cell table:style-name="ce43"/>
          <table:table-cell table:style-name="ce53" office:value-type="string" calcext:value-type="string" table:number-columns-spanned="1" table:number-rows-spanned="3">
            <text:p>5.4 Competencia plurilingüe</text:p>
          </table:table-cell>
          <table:table-cell table:style-name="ce56" office:value-type="string" calcext:value-type="string">
            <text:p>5.4.1 Aprovechamiento del repertorio pluricultural <text:s text:c="6"/></text:p>
          </table:table-cell>
          <table:table-cell table:style-name="ce19" office:value-type="string" calcext:value-type="string">
            <text:p>Reconoce algunas similitudes y diferencias entre diferentes culturas en situaciones cotidianas (por ejemplo, al saludar a una persona) en cuanto al uso del lenguaje verbal y no verbal. </text:p>
          </table:table-cell>
          <table:table-cell table:style-name="ce24" office:value-type="string" calcext:value-type="string">
            <text:p>Reconoce diferentes maneras de numerar, medir distancias, decir la hora, etc., aunque puede resultarle difícil aplicarlo incluso en transacciones concretas sencillas y cotidianas.</text:p>
          </table:table-cell>
          <table:table-cell table:style-name="ce28" office:value-type="string" calcext:value-type="string">
            <text:p>Reconoce las dificultades que se dan en la interacción con miembros de otras culturas, aunque puede no estar seguro/a de cómo comportarse en estas situaciones; Se da cuenta de que su forma de actuar durante una transacción cotidiana puede transmitir un mensaje diferente del que pretendía, e intenta explicarlo de manera sencilla; Se comporta de manera adecuada en saludos, despedidas y expresiones de agradecimiento y disculpa cotidianos, aunque le resulta difícil gestionar cualquier desvío de lo rutinario; Reconoce y aplica convenciones culturales básicas asociadas a intercambios sociales cotidianos (por ejemplo, diferentes rituales a la hora de saludar).</text:p>
          </table:table-cell>
          <table:table-cell table:style-name="ce32" office:value-type="string" calcext:value-type="string">
            <text:p>Analiza en términos sencillos la forma en que sus acciones determinadas culturalmente pueden ser percibidas de manera diferente por personas de otras culturas; Analiza en términos sencillos cómo determinadas cosas de otro contexto sociocultural le pueden parecer «extrañas» mientras que a las otras personas les pueden parecer «normales»; Explica en términos sencillos cómo sus propios valores y comportamiento influyen en su visión de los valores y el comportamiento de otras personas; Explica aspectos de su propia cultura a miembros de otra cultura o explica aspectos de otra cultura a miembros de su propia cultura; Responde, por lo general, de manera adecuada a las claves culturales usadas con mayor frecuencia; Se comporta, por lo general, según las convenciones relativas a la postura, el contacto visual y la distancia entre las personas.</text:p>
          </table:table-cell>
          <table:table-cell table:style-name="ce35" office:value-type="string" calcext:value-type="string">
            <text:p>Reflexiona sobre determinadas maneras de comunicarse en su propia cultura y en otras, y las explica, así como sobre los posibles malentendidos que pueden provocar; Interpreta en general las claves culturales de la cultura en cuestión de manera adecuada; Reconoce, en un encuentro intercultural, que aquello que uno da normalmente por hecho en una situación concreta no tiene que ser necesariamente compartido por otros, y reacciona y se expresa de manera adecuada; Identifica y reflexiona sobre las semejanzas y diferencias en los patrones de comportamiento que están culturalmente determinados (por ejemplo, gestos y volumen de voz; en las lenguas de signos, el tamaño del signo) y discute sobre su importancia para negociar un entendimiento mutuo; ** Analiza la objetividad y el grado de imparcialidad de la información y de las opiniones que aparecen en los medios de comunicación sobre su comunidad y sobre otras comunidades; ** Interpreta y explica un documento o un acontecimiento de otra cultura y lo relaciona con documentos o acontecimientos de su/s propia/s cultura/s y/o de otras con las que está familiarizado/a; ** Explica su interpretación de presuposiciones, ideas preconcebidas, estereotipos y prejuicios culturales de su propia comunidad y de otras con las que está familiarizado/a; ** Describe y evalúa los puntos de vista y las prácticas tanto de su grupo social como de otros, mostrando conciencia de los valores implícitos en los que con frecuencia se basan los juicios de valor y los prejuicios. </text:p>
          </table:table-cell>
          <table:table-cell table:style-name="ce38" office:value-type="string" calcext:value-type="string">
            <text:p>Gestiona la ambigüedad en la comunicación entre culturas y adecúa sus reacciones de una manera constructiva y culturalmente adecuada con el fin de aportar claridad; Explica con sensibilidad el trasfondo de valores y prácticas culturales y los interpreta y discute, haciendo uso de encuentros interculturales, lecturas, películas, etc.; Identifica diferencias en las convenciones sociolingüísticas/sociopragmáticas, reflexionando sobre ellas con sentido crítico, y ajusta su forma de comunicarse según sea apropiado.</text:p>
          </table:table-cell>
          <table:table-cell table:style-name="ce41" office:value-type="string" calcext:value-type="string">
            <text:p>Regula sus acciones y la manera de expresarse según el contexto, demostrando conciencia de las diferencias culturales y haciendo sutiles ajustes para evitar y/o aclarar malentendidos e incidentes culturales.</text:p>
          </table:table-cell>
          <table:table-cell table:style-name="ce79" table:number-columns-repeated="1014"/>
        </table:table-row>
        <table:table-row table:style-name="ro31">
          <table:covered-table-cell table:style-name="ce43"/>
          <table:covered-table-cell table:style-name="ce51"/>
          <table:table-cell table:style-name="ce56" office:value-type="string" calcext:value-type="string">
            <text:p>5.4.2 Comprensión plurilingüe <text:s text:c="7"/></text:p>
          </table:table-cell>
          <table:table-cell table:style-name="ce19" office:value-type="string" calcext:value-type="string">
            <text:p>Reconoce palabras en diferentes lenguas en señales cotidianas y predecibles (por ejemplo, señales que indican dirección, izquierda, left, sinistra, etc.)</text:p>
          </table:table-cell>
          <table:table-cell table:style-name="ce24" office:value-type="string" calcext:value-type="string">
            <text:p>Reconoce internacionalismos y palabras/signos comunes en diferentes lenguas (por ejemplo, haus/hus/house) para:</text:p>
            <text:p>- deducir el significado de señales, avisos, letreros y carteles sencillos;</text:p>
            <text:p>- identificar el posible mensaje de un texto breve y sencillo;</text:p>
            <text:p>- seguir en líneas generales intercambios sociales sencillos y breves que se enuncian en su presencia muy despacio y con mucha claridad;</text:p>
            <text:p>- deducir lo que las personas intentan decirle directamente a él/ella, siempre que la articulación sea muy lenta y con mucha claridad, repitiendo si es necesario.</text:p>
          </table:table-cell>
          <table:table-cell table:style-name="ce28" office:value-type="string" calcext:value-type="string">
            <text:p>Utiliza avisos, instrucciones e información sobre productos, de naturaleza sencilla y proporcionados en textos paralelos en diferentes lenguas, para encontrar información relevante; Comprende mensajes e instrucciones breves expresados con claridad combinando lo que entiende de las versiones disponibles en diferentes lenguas; Comprende anuncios breves y articulados con claridad combinando lo que entiende de las versiones disponibles en diferentes lenguas.</text:p>
          </table:table-cell>
          <table:table-cell table:style-name="ce32" office:value-type="string" calcext:value-type="string">
            <text:p>Usa su conocimiento contrastivo de estructuras gramaticales y expresiones funcionales de lenguas de su repertorio plurilingüe para facilitar la comprensión; Reconoce similitudes y contrastes en la manera en que se expresan conceptos en diferentes lenguas con el fin de distinguir entre usos idénticos de una misma palabra/un mismo signo y de «falsos amigos»; Extrae información de documentos en diferentes lenguas dentro de su especialidad (por ejemplo, para incluirla en una presentación); Deduce el mensaje de un texto aprovechando lo que ha comprendido de textos sobre el mismo tema en diferentes lenguas (por ejemplo, noticias breves, folletos de museos, reseñas en línea); Utiliza traducciones paralelas de textos (por ejemplo, artículos de revistas, relatos, pasajes de novelas) para mejorar la comprensión en diferentes lenguas; Utiliza lo que ha entendido en una lengua para comprender el tema y el mensaje principal de un texto en otra lengua (por ejemplo, al leer artículos periodísticos breves sobre un mismo tema escritos en diferentes</text:p>
            <text:p>lenguas).</text:p>
          </table:table-cell>
          <table:table-cell table:style-name="ce35" office:value-type="string" calcext:value-type="string">
            <text:p>Hace uso de su conocimiento sobre el contraste de las convenciones del género textual y los patrones textuales en las lenguas de su repertorio plurilingüe para facilitar la comprensión.</text:p>
          </table:table-cell>
          <table:table-cell table:style-name="ce38" office:value-type="string" calcext:value-type="string">
            <text:p>No hay descriptor disponible; véase B2.</text:p>
          </table:table-cell>
          <table:table-cell table:style-name="ce41" office:value-type="string" calcext:value-type="string">
            <text:p>No hay descriptor disponible; véase B2.</text:p>
          </table:table-cell>
          <table:table-cell table:style-name="ce79" table:number-columns-repeated="1014"/>
        </table:table-row>
        <table:table-row table:style-name="ro31">
          <table:covered-table-cell table:style-name="ce44"/>
          <table:covered-table-cell table:style-name="ce54"/>
          <table:table-cell table:style-name="ce56" office:value-type="string" calcext:value-type="string">
            <text:p>5.4.3 Aprovechamiento del repertorio plurilingüe</text:p>
          </table:table-cell>
          <table:table-cell table:style-name="ce21" office:value-type="string" calcext:value-type="string">
            <text:p>Usa un limitado repertorio lingüístico en diferentes lenguas para saludar y/o despedirse de alguien y agradecer algo (por ejemplo, hola, hello, ciao, olá; adiós, bye, addio, tchau; gracias, thanks, grazie, obrigado).</text:p>
          </table:table-cell>
          <table:table-cell table:style-name="ce24" office:value-type="string" calcext:value-type="string">
            <text:p>Usa un limitado repertorio lingüístico en diferentes lenguas para llevar a cabo una transacción cotidiana concreta muy básica con un/a interlocutor/a colaborativo/a.</text:p>
          </table:table-cell>
          <table:table-cell table:style-name="ce28" office:value-type="string" calcext:value-type="string">
            <text:p>Emplea una palabra/un signo sencillo/a de otra lengua de repertorio plurilingüe para hacerse entender en una situación rutinaria de la vida diaria, cuando no encuentra una expresión adecuada en la lengua que se está usando; Utiliza palabras/signos y frases sencillas/os de diferentes lenguas de su repertorio plurilingüe para llevar a cabo una transacción o intercambio de información sencillos y de naturaleza práctica; Activa su limitado repertorio lingüístico en diferentes lenguas para explicar un problema, pedir ayuda o solicitar aclaración.</text:p>
          </table:table-cell>
          <table:table-cell table:style-name="ce32" office:value-type="string" calcext:value-type="string">
            <text:p>Aprovecha de manera creativa su limitado repertorio lingüístico en diferentes lenguas de su repertorio plurilingüe en contextos cotidianos, con el fin de poder afrontar una situación imprevista.</text:p>
          </table:table-cell>
          <table:table-cell table:style-name="ce35" office:value-type="string" calcext:value-type="string">
            <text:p>Utiliza diferentes lenguas de su repertorio plurilingüe para animar a otras personas a que usen la lengua en la que se sienten más cómodos; Recurre a diferentes lenguas dentro de su repertorio plurilingüe durante interacciones colaborativas para aclarar la naturaleza de una tarea, los pasos principales que hay que seguir, las decisiones que se deben tomar y los resultados esperados; Alterna entre lenguas de su repertorio plurilingüe para transmitir información especializada y cuestiones relativas a un tema de su área de interés a diferentes interlocutores; **Introduce en un enunciado una expresión de otra lengua de su repertorio plurilingüe que es especialmente apropiada para la situación/concepto sobre la/el que se está discutiendo, explicándosela al/la interlocutor/a si es necesario; **Alterna de manera eficiente entre lenguas de su repertorio plurilingüe para facilitar la comprensión con y entre terceras partes que no comparten una lengua común; **Reconoce la medida en que es adecuado hacer un uso flexible de diferentes lenguas de su repertorio plurilingüe en una situación concreta para lograr una mayor eficacia en la comunicación.</text:p>
          </table:table-cell>
          <table:table-cell table:style-name="ce38" office:value-type="string" calcext:value-type="string">
            <text:p>Facilita la comprensión y la discusión sobre un texto oral, signado o escrito en una lengua, explicándolo, resumiéndolo, clarificándolo y ampliándolo en otra lengua de su repertorio plurilingüe; Responde de manera espontánea y flexible en la lengua apropiada cuando alguien cambia a otra lengua de su repertorio plurilingüe; Usa y explica terminología especializada de otra lengua de su repertorio plurilingüe que resulta más familiar para el/los interlocutor/es con el fin de facilitar la comprensión en una discusión sobre temas abstractos y especializados; Participa de manera efectiva en una conversación en dos o más lenguas de su repertorio plurilingüe, adaptándose a los cambios de una lengua a otra y atendiendo a las necesidades y a las destrezas lingüísticas de los interlocutores; Pasa de una lengua a otra de manera flexible para facilitar la comunicación en un contexto multilingüe, resumiendo y comentando en diferentes lenguas de su repertorio plurilingüe las intervenciones en la discusión y los textos a los que se hace referencia.</text:p>
          </table:table-cell>
          <table:table-cell table:style-name="ce41" office:value-type="string" calcext:value-type="string">
            <text:p>Explora semejanzas y diferencias entre metáforas y otras figuras estilísticas de la lengua en las lenguas de su repertorio plurilingüe para lograr un efecto retórico o por diversión; Participa en interacciones en un contexto multilingüe sobre temas abstractos y especializados, alternando de manera flexible entre lenguas de su repertorio plurilingüe y, si es necesario, explicando las diferentes intervenciones realizadas.</text:p>
          </table:table-cell>
          <table:table-cell table:style-name="ce79" table:number-columns-repeated="1014"/>
        </table:table-row>
        <table:table-row table:style-name="ro32" table:number-rows-repeated="1048511">
          <table:table-cell table:number-columns-repeated="1024"/>
        </table:table-row>
        <table:table-row table:style-name="ro3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2-13">00/00/0000</text:date>, <text:time style:data-style-name="N2" text:time-value="10:13:16.524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5-06-05T18:17:20</meta:creation-date>
    <meta:initial-creator>CONSEJERIA EDUCACIÓN</meta:initial-creator>
    <meta:generator>LibreOffice/6.4.4.2$Windows_X86_64 LibreOffice_project/3d775be2011f3886db32dfd395a6a6d1ca2630ff</meta:generator>
    <dc:date>2021-12-13T10:15:49.073000000</dc:date>
    <meta:editing-duration>PT2M32S</meta:editing-duration>
    <meta:editing-cycles>1</meta:editing-cycles>
    <meta:document-statistic meta:table-count="1" meta:cell-count="539" meta:object-count="0"/>
  </office:meta>
</office:document-meta>
</file>